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18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slogs" table:style-name="ta1">
        <table:shapes>
          <draw:frame draw:z-index="0" draw:style-name="gr1" draw:text-style-name="P1" svg:width="1122.66pt" svg:height="255.26pt" svg:x="543.86pt" svg:y="15.76pt">
            <loext:p draw:notify-on-update-of-ranges="finalslogs.J1:finalslogs.J411 finalslogs.I1:finalslogs.I4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113.53pt" svg:height="255.15pt" svg:x="546.86pt" svg:y="288.65pt">
            <loext:p draw:notify-on-update-of-ranges="finalslogs.J1:finalslogs.J4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046.01pt" svg:height="255.26pt" svg:x="423.47pt" svg:y="555.65pt">
            <loext:p draw:notify-on-update-of-ranges="finalslogs.J1:finalslogs.J411 finalslogs.K1:finalslogs.K4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]/10" office:value-type="float" office:value="9" calcext:value-type="float">
            <text:p>9</text:p>
          </table:table-cell>
          <table:table-cell table:formula="of:=([.B1]*0.05)+([.C1]*0.1)+([.D1]*0.1)+([.E1]*0.15)+([.F1]*0.15)+([.G1]*0.2)+([.H1]*0.25)" office:value-type="float" office:value="3.35" calcext:value-type="float">
            <text:p>3.35</text:p>
          </table:table-cell>
          <table:table-cell table:formula="of:=MEDIAN([.B1:.H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]/10" office:value-type="float" office:value="13.1" calcext:value-type="float">
            <text:p>13.1</text:p>
          </table:table-cell>
          <table:table-cell table:formula="of:=([.B2]*0.05)+([.C2]*0.1)+([.D2]*0.1)+([.E2]*0.15)+([.F2]*0.15)+([.G2]*0.2)+([.H2]*0.25)" office:value-type="float" office:value="0" calcext:value-type="float">
            <text:p>0</text:p>
          </table:table-cell>
          <table:table-cell table:formula="of:=MEDIAN([.B2:.H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]/10" office:value-type="float" office:value="14.6" calcext:value-type="float">
            <text:p>14.6</text:p>
          </table:table-cell>
          <table:table-cell table:formula="of:=([.B3]*0.05)+([.C3]*0.1)+([.D3]*0.1)+([.E3]*0.15)+([.F3]*0.15)+([.G3]*0.2)+([.H3]*0.25)" office:value-type="float" office:value="0" calcext:value-type="float">
            <text:p>0</text:p>
          </table:table-cell>
          <table:table-cell table:formula="of:=MEDIAN([.B3:.H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]/10" office:value-type="float" office:value="14.6" calcext:value-type="float">
            <text:p>14.6</text:p>
          </table:table-cell>
          <table:table-cell table:formula="of:=([.B4]*0.05)+([.C4]*0.1)+([.D4]*0.1)+([.E4]*0.15)+([.F4]*0.15)+([.G4]*0.2)+([.H4]*0.25)" office:value-type="float" office:value="0" calcext:value-type="float">
            <text:p>0</text:p>
          </table:table-cell>
          <table:table-cell table:formula="of:=MEDIAN([.B4:.H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5]/10" office:value-type="float" office:value="13.4" calcext:value-type="float">
            <text:p>13.4</text:p>
          </table:table-cell>
          <table:table-cell table:formula="of:=([.B5]*0.05)+([.C5]*0.1)+([.D5]*0.1)+([.E5]*0.15)+([.F5]*0.15)+([.G5]*0.2)+([.H5]*0.25)" office:value-type="float" office:value="0" calcext:value-type="float">
            <text:p>0</text:p>
          </table:table-cell>
          <table:table-cell table:formula="of:=MEDIAN([.B5:.H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6]/10" office:value-type="float" office:value="13.5" calcext:value-type="float">
            <text:p>13.5</text:p>
          </table:table-cell>
          <table:table-cell table:formula="of:=([.B6]*0.05)+([.C6]*0.1)+([.D6]*0.1)+([.E6]*0.15)+([.F6]*0.15)+([.G6]*0.2)+([.H6]*0.25)" office:value-type="float" office:value="0" calcext:value-type="float">
            <text:p>0</text:p>
          </table:table-cell>
          <table:table-cell table:formula="of:=MEDIAN([.B6:.H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]/10" office:value-type="float" office:value="13.5" calcext:value-type="float">
            <text:p>13.5</text:p>
          </table:table-cell>
          <table:table-cell table:formula="of:=([.B7]*0.05)+([.C7]*0.1)+([.D7]*0.1)+([.E7]*0.15)+([.F7]*0.15)+([.G7]*0.2)+([.H7]*0.25)" office:value-type="float" office:value="0" calcext:value-type="float">
            <text:p>0</text:p>
          </table:table-cell>
          <table:table-cell table:formula="of:=MEDIAN([.B7:.H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]/10" office:value-type="float" office:value="13.5" calcext:value-type="float">
            <text:p>13.5</text:p>
          </table:table-cell>
          <table:table-cell table:formula="of:=([.B8]*0.05)+([.C8]*0.1)+([.D8]*0.1)+([.E8]*0.15)+([.F8]*0.15)+([.G8]*0.2)+([.H8]*0.25)" office:value-type="float" office:value="0" calcext:value-type="float">
            <text:p>0</text:p>
          </table:table-cell>
          <table:table-cell table:formula="of:=MEDIAN([.B8:.H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9]/10" office:value-type="float" office:value="13.5" calcext:value-type="float">
            <text:p>13.5</text:p>
          </table:table-cell>
          <table:table-cell table:formula="of:=([.B9]*0.05)+([.C9]*0.1)+([.D9]*0.1)+([.E9]*0.15)+([.F9]*0.15)+([.G9]*0.2)+([.H9]*0.25)" office:value-type="float" office:value="0" calcext:value-type="float">
            <text:p>0</text:p>
          </table:table-cell>
          <table:table-cell table:formula="of:=MEDIAN([.B9:.H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]/10" office:value-type="float" office:value="14" calcext:value-type="float">
            <text:p>14</text:p>
          </table:table-cell>
          <table:table-cell table:formula="of:=([.B10]*0.05)+([.C10]*0.1)+([.D10]*0.1)+([.E10]*0.15)+([.F10]*0.15)+([.G10]*0.2)+([.H10]*0.25)" office:value-type="float" office:value="0" calcext:value-type="float">
            <text:p>0</text:p>
          </table:table-cell>
          <table:table-cell table:formula="of:=MEDIAN([.B10:.H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]/10" office:value-type="float" office:value="14" calcext:value-type="float">
            <text:p>14</text:p>
          </table:table-cell>
          <table:table-cell table:formula="of:=([.B11]*0.05)+([.C11]*0.1)+([.D11]*0.1)+([.E11]*0.15)+([.F11]*0.15)+([.G11]*0.2)+([.H11]*0.25)" office:value-type="float" office:value="0" calcext:value-type="float">
            <text:p>0</text:p>
          </table:table-cell>
          <table:table-cell table:formula="of:=MEDIAN([.B11:.H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2]/10" office:value-type="float" office:value="11" calcext:value-type="float">
            <text:p>11</text:p>
          </table:table-cell>
          <table:table-cell table:formula="of:=([.B12]*0.05)+([.C12]*0.1)+([.D12]*0.1)+([.E12]*0.15)+([.F12]*0.15)+([.G12]*0.2)+([.H12]*0.25)" office:value-type="float" office:value="0" calcext:value-type="float">
            <text:p>0</text:p>
          </table:table-cell>
          <table:table-cell table:formula="of:=MEDIAN([.B12:.H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3]/10" office:value-type="float" office:value="12.7" calcext:value-type="float">
            <text:p>12.7</text:p>
          </table:table-cell>
          <table:table-cell table:formula="of:=([.B13]*0.05)+([.C13]*0.1)+([.D13]*0.1)+([.E13]*0.15)+([.F13]*0.15)+([.G13]*0.2)+([.H13]*0.25)" office:value-type="float" office:value="0" calcext:value-type="float">
            <text:p>0</text:p>
          </table:table-cell>
          <table:table-cell table:formula="of:=MEDIAN([.B13:.H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]/10" office:value-type="float" office:value="12.7" calcext:value-type="float">
            <text:p>12.7</text:p>
          </table:table-cell>
          <table:table-cell table:formula="of:=([.B14]*0.05)+([.C14]*0.1)+([.D14]*0.1)+([.E14]*0.15)+([.F14]*0.15)+([.G14]*0.2)+([.H14]*0.25)" office:value-type="float" office:value="0" calcext:value-type="float">
            <text:p>0</text:p>
          </table:table-cell>
          <table:table-cell table:formula="of:=MEDIAN([.B14:.H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]/10" office:value-type="float" office:value="12.8" calcext:value-type="float">
            <text:p>12.8</text:p>
          </table:table-cell>
          <table:table-cell table:formula="of:=([.B15]*0.05)+([.C15]*0.1)+([.D15]*0.1)+([.E15]*0.15)+([.F15]*0.15)+([.G15]*0.2)+([.H15]*0.25)" office:value-type="float" office:value="0" calcext:value-type="float">
            <text:p>0</text:p>
          </table:table-cell>
          <table:table-cell table:formula="of:=MEDIAN([.B15:.H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6]/10" office:value-type="float" office:value="12.5" calcext:value-type="float">
            <text:p>12.5</text:p>
          </table:table-cell>
          <table:table-cell table:formula="of:=([.B16]*0.05)+([.C16]*0.1)+([.D16]*0.1)+([.E16]*0.15)+([.F16]*0.15)+([.G16]*0.2)+([.H16]*0.25)" office:value-type="float" office:value="0" calcext:value-type="float">
            <text:p>0</text:p>
          </table:table-cell>
          <table:table-cell table:formula="of:=MEDIAN([.B16:.H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]/10" office:value-type="float" office:value="10.3" calcext:value-type="float">
            <text:p>10.3</text:p>
          </table:table-cell>
          <table:table-cell table:formula="of:=([.B17]*0.05)+([.C17]*0.1)+([.D17]*0.1)+([.E17]*0.15)+([.F17]*0.15)+([.G17]*0.2)+([.H17]*0.25)" office:value-type="float" office:value="0" calcext:value-type="float">
            <text:p>0</text:p>
          </table:table-cell>
          <table:table-cell table:formula="of:=MEDIAN([.B17:.H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]/10" office:value-type="float" office:value="1.6" calcext:value-type="float">
            <text:p>1.6</text:p>
          </table:table-cell>
          <table:table-cell table:formula="of:=([.B18]*0.05)+([.C18]*0.1)+([.D18]*0.1)+([.E18]*0.15)+([.F18]*0.15)+([.G18]*0.2)+([.H18]*0.25)" office:value-type="float" office:value="0" calcext:value-type="float">
            <text:p>0</text:p>
          </table:table-cell>
          <table:table-cell table:formula="of:=MEDIAN([.B18:.H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9]/10" office:value-type="float" office:value="0.7" calcext:value-type="float">
            <text:p>0.7</text:p>
          </table:table-cell>
          <table:table-cell table:formula="of:=([.B19]*0.05)+([.C19]*0.1)+([.D19]*0.1)+([.E19]*0.15)+([.F19]*0.15)+([.G19]*0.2)+([.H19]*0.25)" office:value-type="float" office:value="2.1" calcext:value-type="float">
            <text:p>2.1</text:p>
          </table:table-cell>
          <table:table-cell table:formula="of:=MEDIAN([.B19:.H1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A20]/10" office:value-type="float" office:value="0.5" calcext:value-type="float">
            <text:p>0.5</text:p>
          </table:table-cell>
          <table:table-cell table:formula="of:=([.B20]*0.05)+([.C20]*0.1)+([.D20]*0.1)+([.E20]*0.15)+([.F20]*0.15)+([.G20]*0.2)+([.H20]*0.25)" office:value-type="float" office:value="8.4" calcext:value-type="float">
            <text:p>8.4</text:p>
          </table:table-cell>
          <table:table-cell table:formula="of:=MEDIAN([.B20:.H2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21]/10" office:value-type="float" office:value="-0.7" calcext:value-type="float">
            <text:p>-0.7</text:p>
          </table:table-cell>
          <table:table-cell table:formula="of:=([.B21]*0.05)+([.C21]*0.1)+([.D21]*0.1)+([.E21]*0.15)+([.F21]*0.15)+([.G21]*0.2)+([.H21]*0.25)" office:value-type="float" office:value="8.35" calcext:value-type="float">
            <text:p>8.35</text:p>
          </table:table-cell>
          <table:table-cell table:formula="of:=MEDIAN([.B21:.H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22]/10" office:value-type="float" office:value="-0.3" calcext:value-type="float">
            <text:p>-0.3</text:p>
          </table:table-cell>
          <table:table-cell table:formula="of:=([.B22]*0.05)+([.C22]*0.1)+([.D22]*0.1)+([.E22]*0.15)+([.F22]*0.15)+([.G22]*0.2)+([.H22]*0.25)" office:value-type="float" office:value="8.25" calcext:value-type="float">
            <text:p>8.25</text:p>
          </table:table-cell>
          <table:table-cell table:formula="of:=MEDIAN([.B22:.H2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23]/10" office:value-type="float" office:value="0.4" calcext:value-type="float">
            <text:p>0.4</text:p>
          </table:table-cell>
          <table:table-cell table:formula="of:=([.B23]*0.05)+([.C23]*0.1)+([.D23]*0.1)+([.E23]*0.15)+([.F23]*0.15)+([.G23]*0.2)+([.H23]*0.25)" office:value-type="float" office:value="8.85" calcext:value-type="float">
            <text:p>8.85</text:p>
          </table:table-cell>
          <table:table-cell table:formula="of:=MEDIAN([.B23:.H2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24]/10" office:value-type="float" office:value="-0.1" calcext:value-type="float">
            <text:p>-0.1</text:p>
          </table:table-cell>
          <table:table-cell table:formula="of:=([.B24]*0.05)+([.C24]*0.1)+([.D24]*0.1)+([.E24]*0.15)+([.F24]*0.15)+([.G24]*0.2)+([.H24]*0.25)" office:value-type="float" office:value="8.25" calcext:value-type="float">
            <text:p>8.25</text:p>
          </table:table-cell>
          <table:table-cell table:formula="of:=MEDIAN([.B24:.H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5]/10" office:value-type="float" office:value="0" calcext:value-type="float">
            <text:p>0</text:p>
          </table:table-cell>
          <table:table-cell table:formula="of:=([.B25]*0.05)+([.C25]*0.1)+([.D25]*0.1)+([.E25]*0.15)+([.F25]*0.15)+([.G25]*0.2)+([.H25]*0.25)" office:value-type="float" office:value="6.25" calcext:value-type="float">
            <text:p>6.25</text:p>
          </table:table-cell>
          <table:table-cell table:formula="of:=MEDIAN([.B25:.H2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/10" office:value-type="float" office:value="-0.2" calcext:value-type="float">
            <text:p>-0.2</text:p>
          </table:table-cell>
          <table:table-cell table:formula="of:=([.B26]*0.05)+([.C26]*0.1)+([.D26]*0.1)+([.E26]*0.15)+([.F26]*0.15)+([.G26]*0.2)+([.H26]*0.25)" office:value-type="float" office:value="3.45" calcext:value-type="float">
            <text:p>3.45</text:p>
          </table:table-cell>
          <table:table-cell table:formula="of:=MEDIAN([.B26:.H2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]/10" office:value-type="float" office:value="-0.2" calcext:value-type="float">
            <text:p>-0.2</text:p>
          </table:table-cell>
          <table:table-cell table:formula="of:=([.B27]*0.05)+([.C27]*0.1)+([.D27]*0.1)+([.E27]*0.15)+([.F27]*0.15)+([.G27]*0.2)+([.H27]*0.25)" office:value-type="float" office:value="1.7" calcext:value-type="float">
            <text:p>1.7</text:p>
          </table:table-cell>
          <table:table-cell table:formula="of:=MEDIAN([.B27:.H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8]/10" office:value-type="float" office:value="-0.1" calcext:value-type="float">
            <text:p>-0.1</text:p>
          </table:table-cell>
          <table:table-cell table:formula="of:=([.B28]*0.05)+([.C28]*0.1)+([.D28]*0.1)+([.E28]*0.15)+([.F28]*0.15)+([.G28]*0.2)+([.H28]*0.25)" office:value-type="float" office:value="1.05" calcext:value-type="float">
            <text:p>1.05</text:p>
          </table:table-cell>
          <table:table-cell table:formula="of:=MEDIAN([.B28:.H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9]/10" office:value-type="float" office:value="-0.1" calcext:value-type="float">
            <text:p>-0.1</text:p>
          </table:table-cell>
          <table:table-cell table:formula="of:=([.B29]*0.05)+([.C29]*0.1)+([.D29]*0.1)+([.E29]*0.15)+([.F29]*0.15)+([.G29]*0.2)+([.H29]*0.25)" office:value-type="float" office:value="0.2" calcext:value-type="float">
            <text:p>0.2</text:p>
          </table:table-cell>
          <table:table-cell table:formula="of:=MEDIAN([.B29:.H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0]/10" office:value-type="float" office:value="9.2" calcext:value-type="float">
            <text:p>9.2</text:p>
          </table:table-cell>
          <table:table-cell table:formula="of:=([.B30]*0.05)+([.C30]*0.1)+([.D30]*0.1)+([.E30]*0.15)+([.F30]*0.15)+([.G30]*0.2)+([.H30]*0.25)" office:value-type="float" office:value="0.2" calcext:value-type="float">
            <text:p>0.2</text:p>
          </table:table-cell>
          <table:table-cell table:formula="of:=MEDIAN([.B30:.H30]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1]/10" office:value-type="float" office:value="13.5" calcext:value-type="float">
            <text:p>13.5</text:p>
          </table:table-cell>
          <table:table-cell table:formula="of:=([.B31]*0.05)+([.C31]*0.1)+([.D31]*0.1)+([.E31]*0.15)+([.F31]*0.15)+([.G31]*0.2)+([.H31]*0.25)" office:value-type="float" office:value="0" calcext:value-type="float">
            <text:p>0</text:p>
          </table:table-cell>
          <table:table-cell table:formula="of:=MEDIAN([.B31:.H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]/10" office:value-type="float" office:value="13.5" calcext:value-type="float">
            <text:p>13.5</text:p>
          </table:table-cell>
          <table:table-cell table:formula="of:=([.B32]*0.05)+([.C32]*0.1)+([.D32]*0.1)+([.E32]*0.15)+([.F32]*0.15)+([.G32]*0.2)+([.H32]*0.25)" office:value-type="float" office:value="0" calcext:value-type="float">
            <text:p>0</text:p>
          </table:table-cell>
          <table:table-cell table:formula="of:=MEDIAN([.B32:.H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]/10" office:value-type="float" office:value="14.4" calcext:value-type="float">
            <text:p>14.4</text:p>
          </table:table-cell>
          <table:table-cell table:formula="of:=([.B33]*0.05)+([.C33]*0.1)+([.D33]*0.1)+([.E33]*0.15)+([.F33]*0.15)+([.G33]*0.2)+([.H33]*0.25)" office:value-type="float" office:value="0" calcext:value-type="float">
            <text:p>0</text:p>
          </table:table-cell>
          <table:table-cell table:formula="of:=MEDIAN([.B33:.H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4]/10" office:value-type="float" office:value="14.4" calcext:value-type="float">
            <text:p>14.4</text:p>
          </table:table-cell>
          <table:table-cell table:formula="of:=([.B34]*0.05)+([.C34]*0.1)+([.D34]*0.1)+([.E34]*0.15)+([.F34]*0.15)+([.G34]*0.2)+([.H34]*0.25)" office:value-type="float" office:value="0" calcext:value-type="float">
            <text:p>0</text:p>
          </table:table-cell>
          <table:table-cell table:formula="of:=MEDIAN([.B34:.H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5]/10" office:value-type="float" office:value="15.1" calcext:value-type="float">
            <text:p>15.1</text:p>
          </table:table-cell>
          <table:table-cell table:formula="of:=([.B35]*0.05)+([.C35]*0.1)+([.D35]*0.1)+([.E35]*0.15)+([.F35]*0.15)+([.G35]*0.2)+([.H35]*0.25)" office:value-type="float" office:value="0" calcext:value-type="float">
            <text:p>0</text:p>
          </table:table-cell>
          <table:table-cell table:formula="of:=MEDIAN([.B35:.H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]/10" office:value-type="float" office:value="13" calcext:value-type="float">
            <text:p>13</text:p>
          </table:table-cell>
          <table:table-cell table:formula="of:=([.B36]*0.05)+([.C36]*0.1)+([.D36]*0.1)+([.E36]*0.15)+([.F36]*0.15)+([.G36]*0.2)+([.H36]*0.25)" office:value-type="float" office:value="0" calcext:value-type="float">
            <text:p>0</text:p>
          </table:table-cell>
          <table:table-cell table:formula="of:=MEDIAN([.B36:.H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]/10" office:value-type="float" office:value="13.2" calcext:value-type="float">
            <text:p>13.2</text:p>
          </table:table-cell>
          <table:table-cell table:formula="of:=([.B37]*0.05)+([.C37]*0.1)+([.D37]*0.1)+([.E37]*0.15)+([.F37]*0.15)+([.G37]*0.2)+([.H37]*0.25)" office:value-type="float" office:value="0" calcext:value-type="float">
            <text:p>0</text:p>
          </table:table-cell>
          <table:table-cell table:formula="of:=MEDIAN([.B37:.H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8]/10" office:value-type="float" office:value="12.3" calcext:value-type="float">
            <text:p>12.3</text:p>
          </table:table-cell>
          <table:table-cell table:formula="of:=([.B38]*0.05)+([.C38]*0.1)+([.D38]*0.1)+([.E38]*0.15)+([.F38]*0.15)+([.G38]*0.2)+([.H38]*0.25)" office:value-type="float" office:value="0" calcext:value-type="float">
            <text:p>0</text:p>
          </table:table-cell>
          <table:table-cell table:formula="of:=MEDIAN([.B38:.H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9]/10" office:value-type="float" office:value="14.3" calcext:value-type="float">
            <text:p>14.3</text:p>
          </table:table-cell>
          <table:table-cell table:formula="of:=([.B39]*0.05)+([.C39]*0.1)+([.D39]*0.1)+([.E39]*0.15)+([.F39]*0.15)+([.G39]*0.2)+([.H39]*0.25)" office:value-type="float" office:value="0" calcext:value-type="float">
            <text:p>0</text:p>
          </table:table-cell>
          <table:table-cell table:formula="of:=MEDIAN([.B39:.H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]/10" office:value-type="float" office:value="14.3" calcext:value-type="float">
            <text:p>14.3</text:p>
          </table:table-cell>
          <table:table-cell table:formula="of:=([.B40]*0.05)+([.C40]*0.1)+([.D40]*0.1)+([.E40]*0.15)+([.F40]*0.15)+([.G40]*0.2)+([.H40]*0.25)" office:value-type="float" office:value="0" calcext:value-type="float">
            <text:p>0</text:p>
          </table:table-cell>
          <table:table-cell table:formula="of:=MEDIAN([.B40:.H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1]/10" office:value-type="float" office:value="13.7" calcext:value-type="float">
            <text:p>13.7</text:p>
          </table:table-cell>
          <table:table-cell table:formula="of:=([.B41]*0.05)+([.C41]*0.1)+([.D41]*0.1)+([.E41]*0.15)+([.F41]*0.15)+([.G41]*0.2)+([.H41]*0.25)" office:value-type="float" office:value="0" calcext:value-type="float">
            <text:p>0</text:p>
          </table:table-cell>
          <table:table-cell table:formula="of:=MEDIAN([.B41:.H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2]/10" office:value-type="float" office:value="13.7" calcext:value-type="float">
            <text:p>13.7</text:p>
          </table:table-cell>
          <table:table-cell table:formula="of:=([.B42]*0.05)+([.C42]*0.1)+([.D42]*0.1)+([.E42]*0.15)+([.F42]*0.15)+([.G42]*0.2)+([.H42]*0.25)" office:value-type="float" office:value="0" calcext:value-type="float">
            <text:p>0</text:p>
          </table:table-cell>
          <table:table-cell table:formula="of:=MEDIAN([.B42:.H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3]/10" office:value-type="float" office:value="13.4" calcext:value-type="float">
            <text:p>13.4</text:p>
          </table:table-cell>
          <table:table-cell table:formula="of:=([.B43]*0.05)+([.C43]*0.1)+([.D43]*0.1)+([.E43]*0.15)+([.F43]*0.15)+([.G43]*0.2)+([.H43]*0.25)" office:value-type="float" office:value="0" calcext:value-type="float">
            <text:p>0</text:p>
          </table:table-cell>
          <table:table-cell table:formula="of:=MEDIAN([.B43:.H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4]/10" office:value-type="float" office:value="13.4" calcext:value-type="float">
            <text:p>13.4</text:p>
          </table:table-cell>
          <table:table-cell table:formula="of:=([.B44]*0.05)+([.C44]*0.1)+([.D44]*0.1)+([.E44]*0.15)+([.F44]*0.15)+([.G44]*0.2)+([.H44]*0.25)" office:value-type="float" office:value="0" calcext:value-type="float">
            <text:p>0</text:p>
          </table:table-cell>
          <table:table-cell table:formula="of:=MEDIAN([.B44:.H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5]/10" office:value-type="float" office:value="9.8" calcext:value-type="float">
            <text:p>9.8</text:p>
          </table:table-cell>
          <table:table-cell table:formula="of:=([.B45]*0.05)+([.C45]*0.1)+([.D45]*0.1)+([.E45]*0.15)+([.F45]*0.15)+([.G45]*0.2)+([.H45]*0.25)" office:value-type="float" office:value="0" calcext:value-type="float">
            <text:p>0</text:p>
          </table:table-cell>
          <table:table-cell table:formula="of:=MEDIAN([.B45:.H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6]/10" office:value-type="float" office:value="9.8" calcext:value-type="float">
            <text:p>9.8</text:p>
          </table:table-cell>
          <table:table-cell table:formula="of:=([.B46]*0.05)+([.C46]*0.1)+([.D46]*0.1)+([.E46]*0.15)+([.F46]*0.15)+([.G46]*0.2)+([.H46]*0.25)" office:value-type="float" office:value="0" calcext:value-type="float">
            <text:p>0</text:p>
          </table:table-cell>
          <table:table-cell table:formula="of:=MEDIAN([.B46:.H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7]/10" office:value-type="float" office:value="5.4" calcext:value-type="float">
            <text:p>5.4</text:p>
          </table:table-cell>
          <table:table-cell table:formula="of:=([.B47]*0.05)+([.C47]*0.1)+([.D47]*0.1)+([.E47]*0.15)+([.F47]*0.15)+([.G47]*0.2)+([.H47]*0.25)" office:value-type="float" office:value="0" calcext:value-type="float">
            <text:p>0</text:p>
          </table:table-cell>
          <table:table-cell table:formula="of:=MEDIAN([.B47:.H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8]/10" office:value-type="float" office:value="2.3" calcext:value-type="float">
            <text:p>2.3</text:p>
          </table:table-cell>
          <table:table-cell table:formula="of:=([.B48]*0.05)+([.C48]*0.1)+([.D48]*0.1)+([.E48]*0.15)+([.F48]*0.15)+([.G48]*0.2)+([.H48]*0.25)" office:value-type="float" office:value="0" calcext:value-type="float">
            <text:p>0</text:p>
          </table:table-cell>
          <table:table-cell table:formula="of:=MEDIAN([.B48:.H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49]/10" office:value-type="float" office:value="2.3" calcext:value-type="float">
            <text:p>2.3</text:p>
          </table:table-cell>
          <table:table-cell table:formula="of:=([.B49]*0.05)+([.C49]*0.1)+([.D49]*0.1)+([.E49]*0.15)+([.F49]*0.15)+([.G49]*0.2)+([.H49]*0.25)" office:value-type="float" office:value="0.2" calcext:value-type="float">
            <text:p>0.2</text:p>
          </table:table-cell>
          <table:table-cell table:formula="of:=MEDIAN([.B49:.H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]/10" office:value-type="float" office:value="0.9" calcext:value-type="float">
            <text:p>0.9</text:p>
          </table:table-cell>
          <table:table-cell table:formula="of:=([.B50]*0.05)+([.C50]*0.1)+([.D50]*0.1)+([.E50]*0.15)+([.F50]*0.15)+([.G50]*0.2)+([.H50]*0.25)" office:value-type="float" office:value="1.1" calcext:value-type="float">
            <text:p>1.1</text:p>
          </table:table-cell>
          <table:table-cell table:formula="of:=MEDIAN([.B50:.H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1]/10" office:value-type="float" office:value="0.9" calcext:value-type="float">
            <text:p>0.9</text:p>
          </table:table-cell>
          <table:table-cell table:formula="of:=([.B51]*0.05)+([.C51]*0.1)+([.D51]*0.1)+([.E51]*0.15)+([.F51]*0.15)+([.G51]*0.2)+([.H51]*0.25)" office:value-type="float" office:value="1.1" calcext:value-type="float">
            <text:p>1.1</text:p>
          </table:table-cell>
          <table:table-cell table:formula="of:=MEDIAN([.B51:.H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52]/10" office:value-type="float" office:value="0.5" calcext:value-type="float">
            <text:p>0.5</text:p>
          </table:table-cell>
          <table:table-cell table:formula="of:=([.B52]*0.05)+([.C52]*0.1)+([.D52]*0.1)+([.E52]*0.15)+([.F52]*0.15)+([.G52]*0.2)+([.H52]*0.25)" office:value-type="float" office:value="5.1" calcext:value-type="float">
            <text:p>5.1</text:p>
          </table:table-cell>
          <table:table-cell table:formula="of:=MEDIAN([.B52:.H5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53]/10" office:value-type="float" office:value="0.5" calcext:value-type="float">
            <text:p>0.5</text:p>
          </table:table-cell>
          <table:table-cell table:formula="of:=([.B53]*0.05)+([.C53]*0.1)+([.D53]*0.1)+([.E53]*0.15)+([.F53]*0.15)+([.G53]*0.2)+([.H53]*0.25)" office:value-type="float" office:value="6.1" calcext:value-type="float">
            <text:p>6.1</text:p>
          </table:table-cell>
          <table:table-cell table:formula="of:=MEDIAN([.B53:.H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54]/10" office:value-type="float" office:value="-0.4" calcext:value-type="float">
            <text:p>-0.4</text:p>
          </table:table-cell>
          <table:table-cell table:formula="of:=([.B54]*0.05)+([.C54]*0.1)+([.D54]*0.1)+([.E54]*0.15)+([.F54]*0.15)+([.G54]*0.2)+([.H54]*0.25)" office:value-type="float" office:value="6.1" calcext:value-type="float">
            <text:p>6.1</text:p>
          </table:table-cell>
          <table:table-cell table:formula="of:=MEDIAN([.B54:.H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55]/10" office:value-type="float" office:value="-0.4" calcext:value-type="float">
            <text:p>-0.4</text:p>
          </table:table-cell>
          <table:table-cell table:formula="of:=([.B55]*0.05)+([.C55]*0.1)+([.D55]*0.1)+([.E55]*0.15)+([.F55]*0.15)+([.G55]*0.2)+([.H55]*0.25)" office:value-type="float" office:value="6.1" calcext:value-type="float">
            <text:p>6.1</text:p>
          </table:table-cell>
          <table:table-cell table:formula="of:=MEDIAN([.B55:.H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56]/10" office:value-type="float" office:value="-0.3" calcext:value-type="float">
            <text:p>-0.3</text:p>
          </table:table-cell>
          <table:table-cell table:formula="of:=([.B56]*0.05)+([.C56]*0.1)+([.D56]*0.1)+([.E56]*0.15)+([.F56]*0.15)+([.G56]*0.2)+([.H56]*0.25)" office:value-type="float" office:value="6.1" calcext:value-type="float">
            <text:p>6.1</text:p>
          </table:table-cell>
          <table:table-cell table:formula="of:=MEDIAN([.B56:.H5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57]/10" office:value-type="float" office:value="0.1" calcext:value-type="float">
            <text:p>0.1</text:p>
          </table:table-cell>
          <table:table-cell table:formula="of:=([.B57]*0.05)+([.C57]*0.1)+([.D57]*0.1)+([.E57]*0.15)+([.F57]*0.15)+([.G57]*0.2)+([.H57]*0.25)" office:value-type="float" office:value="9.15" calcext:value-type="float">
            <text:p>9.15</text:p>
          </table:table-cell>
          <table:table-cell table:formula="of:=MEDIAN([.B57:.H5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8]/10" office:value-type="float" office:value="0.1" calcext:value-type="float">
            <text:p>0.1</text:p>
          </table:table-cell>
          <table:table-cell table:formula="of:=([.B58]*0.05)+([.C58]*0.1)+([.D58]*0.1)+([.E58]*0.15)+([.F58]*0.15)+([.G58]*0.2)+([.H58]*0.25)" office:value-type="float" office:value="6.9" calcext:value-type="float">
            <text:p>6.9</text:p>
          </table:table-cell>
          <table:table-cell table:formula="of:=MEDIAN([.B58:.H5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9]/10" office:value-type="float" office:value="0.2" calcext:value-type="float">
            <text:p>0.2</text:p>
          </table:table-cell>
          <table:table-cell table:formula="of:=([.B59]*0.05)+([.C59]*0.1)+([.D59]*0.1)+([.E59]*0.15)+([.F59]*0.15)+([.G59]*0.2)+([.H59]*0.25)" office:value-type="float" office:value="6.9" calcext:value-type="float">
            <text:p>6.9</text:p>
          </table:table-cell>
          <table:table-cell table:formula="of:=MEDIAN([.B59:.H5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60]/10" office:value-type="float" office:value="0.2" calcext:value-type="float">
            <text:p>0.2</text:p>
          </table:table-cell>
          <table:table-cell table:formula="of:=([.B60]*0.05)+([.C60]*0.1)+([.D60]*0.1)+([.E60]*0.15)+([.F60]*0.15)+([.G60]*0.2)+([.H60]*0.25)" office:value-type="float" office:value="7.3" calcext:value-type="float">
            <text:p>7.3</text:p>
          </table:table-cell>
          <table:table-cell table:formula="of:=MEDIAN([.B60:.H6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61]/10" office:value-type="float" office:value="-0.1" calcext:value-type="float">
            <text:p>-0.1</text:p>
          </table:table-cell>
          <table:table-cell table:formula="of:=([.B61]*0.05)+([.C61]*0.1)+([.D61]*0.1)+([.E61]*0.15)+([.F61]*0.15)+([.G61]*0.2)+([.H61]*0.25)" office:value-type="float" office:value="6.9" calcext:value-type="float">
            <text:p>6.9</text:p>
          </table:table-cell>
          <table:table-cell table:formula="of:=MEDIAN([.B61:.H6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2]/10" office:value-type="float" office:value="-0.1" calcext:value-type="float">
            <text:p>-0.1</text:p>
          </table:table-cell>
          <table:table-cell table:formula="of:=([.B62]*0.05)+([.C62]*0.1)+([.D62]*0.1)+([.E62]*0.15)+([.F62]*0.15)+([.G62]*0.2)+([.H62]*0.25)" office:value-type="float" office:value="6.55" calcext:value-type="float">
            <text:p>6.55</text:p>
          </table:table-cell>
          <table:table-cell table:formula="of:=MEDIAN([.B62:.H6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3]/10" office:value-type="float" office:value="0.5" calcext:value-type="float">
            <text:p>0.5</text:p>
          </table:table-cell>
          <table:table-cell table:formula="of:=([.B63]*0.05)+([.C63]*0.1)+([.D63]*0.1)+([.E63]*0.15)+([.F63]*0.15)+([.G63]*0.2)+([.H63]*0.25)" office:value-type="float" office:value="6.55" calcext:value-type="float">
            <text:p>6.55</text:p>
          </table:table-cell>
          <table:table-cell table:formula="of:=MEDIAN([.B63:.H6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4]/10" office:value-type="float" office:value="0.5" calcext:value-type="float">
            <text:p>0.5</text:p>
          </table:table-cell>
          <table:table-cell table:formula="of:=([.B64]*0.05)+([.C64]*0.1)+([.D64]*0.1)+([.E64]*0.15)+([.F64]*0.15)+([.G64]*0.2)+([.H64]*0.25)" office:value-type="float" office:value="6.55" calcext:value-type="float">
            <text:p>6.55</text:p>
          </table:table-cell>
          <table:table-cell table:formula="of:=MEDIAN([.B64:.H6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65]/10" office:value-type="float" office:value="0.2" calcext:value-type="float">
            <text:p>0.2</text:p>
          </table:table-cell>
          <table:table-cell table:formula="of:=([.B65]*0.05)+([.C65]*0.1)+([.D65]*0.1)+([.E65]*0.15)+([.F65]*0.15)+([.G65]*0.2)+([.H65]*0.25)" office:value-type="float" office:value="6.75" calcext:value-type="float">
            <text:p>6.75</text:p>
          </table:table-cell>
          <table:table-cell table:formula="of:=MEDIAN([.B65:.H6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66]/10" office:value-type="float" office:value="0.4" calcext:value-type="float">
            <text:p>0.4</text:p>
          </table:table-cell>
          <table:table-cell table:formula="of:=([.B66]*0.05)+([.C66]*0.1)+([.D66]*0.1)+([.E66]*0.15)+([.F66]*0.15)+([.G66]*0.2)+([.H66]*0.25)" office:value-type="float" office:value="7.15" calcext:value-type="float">
            <text:p>7.15</text:p>
          </table:table-cell>
          <table:table-cell table:formula="of:=MEDIAN([.B66:.H6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67]/10" office:value-type="float" office:value="-0.5" calcext:value-type="float">
            <text:p>-0.5</text:p>
          </table:table-cell>
          <table:table-cell table:formula="of:=([.B67]*0.05)+([.C67]*0.1)+([.D67]*0.1)+([.E67]*0.15)+([.F67]*0.15)+([.G67]*0.2)+([.H67]*0.25)" office:value-type="float" office:value="6.15" calcext:value-type="float">
            <text:p>6.15</text:p>
          </table:table-cell>
          <table:table-cell table:formula="of:=MEDIAN([.B67:.H6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8]/10" office:value-type="float" office:value="-0.5" calcext:value-type="float">
            <text:p>-0.5</text:p>
          </table:table-cell>
          <table:table-cell table:formula="of:=([.B68]*0.05)+([.C68]*0.1)+([.D68]*0.1)+([.E68]*0.15)+([.F68]*0.15)+([.G68]*0.2)+([.H68]*0.25)" office:value-type="float" office:value="2.4" calcext:value-type="float">
            <text:p>2.4</text:p>
          </table:table-cell>
          <table:table-cell table:formula="of:=MEDIAN([.B68:.H6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9]/10" office:value-type="float" office:value="-0.3" calcext:value-type="float">
            <text:p>-0.3</text:p>
          </table:table-cell>
          <table:table-cell table:formula="of:=([.B69]*0.05)+([.C69]*0.1)+([.D69]*0.1)+([.E69]*0.15)+([.F69]*0.15)+([.G69]*0.2)+([.H69]*0.25)" office:value-type="float" office:value="2.4" calcext:value-type="float">
            <text:p>2.4</text:p>
          </table:table-cell>
          <table:table-cell table:formula="of:=MEDIAN([.B69:.H6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70]/10" office:value-type="float" office:value="8.5" calcext:value-type="float">
            <text:p>8.5</text:p>
          </table:table-cell>
          <table:table-cell table:formula="of:=([.B70]*0.05)+([.C70]*0.1)+([.D70]*0.1)+([.E70]*0.15)+([.F70]*0.15)+([.G70]*0.2)+([.H70]*0.25)" office:value-type="float" office:value="0.6" calcext:value-type="float">
            <text:p>0.6</text:p>
          </table:table-cell>
          <table:table-cell table:formula="of:=MEDIAN([.B70:.H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1]/10" office:value-type="float" office:value="8.5" calcext:value-type="float">
            <text:p>8.5</text:p>
          </table:table-cell>
          <table:table-cell table:formula="of:=([.B71]*0.05)+([.C71]*0.1)+([.D71]*0.1)+([.E71]*0.15)+([.F71]*0.15)+([.G71]*0.2)+([.H71]*0.25)" office:value-type="float" office:value="0" calcext:value-type="float">
            <text:p>0</text:p>
          </table:table-cell>
          <table:table-cell table:formula="of:=MEDIAN([.B71:.H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2]/10" office:value-type="float" office:value="13.3" calcext:value-type="float">
            <text:p>13.3</text:p>
          </table:table-cell>
          <table:table-cell table:formula="of:=([.B72]*0.05)+([.C72]*0.1)+([.D72]*0.1)+([.E72]*0.15)+([.F72]*0.15)+([.G72]*0.2)+([.H72]*0.25)" office:value-type="float" office:value="0" calcext:value-type="float">
            <text:p>0</text:p>
          </table:table-cell>
          <table:table-cell table:formula="of:=MEDIAN([.B72:.H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3]/10" office:value-type="float" office:value="13.3" calcext:value-type="float">
            <text:p>13.3</text:p>
          </table:table-cell>
          <table:table-cell table:formula="of:=([.B73]*0.05)+([.C73]*0.1)+([.D73]*0.1)+([.E73]*0.15)+([.F73]*0.15)+([.G73]*0.2)+([.H73]*0.25)" office:value-type="float" office:value="0" calcext:value-type="float">
            <text:p>0</text:p>
          </table:table-cell>
          <table:table-cell table:formula="of:=MEDIAN([.B73:.H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4]/10" office:value-type="float" office:value="14.5" calcext:value-type="float">
            <text:p>14.5</text:p>
          </table:table-cell>
          <table:table-cell table:formula="of:=([.B74]*0.05)+([.C74]*0.1)+([.D74]*0.1)+([.E74]*0.15)+([.F74]*0.15)+([.G74]*0.2)+([.H74]*0.25)" office:value-type="float" office:value="0" calcext:value-type="float">
            <text:p>0</text:p>
          </table:table-cell>
          <table:table-cell table:formula="of:=MEDIAN([.B74:.H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5]/10" office:value-type="float" office:value="15.1" calcext:value-type="float">
            <text:p>15.1</text:p>
          </table:table-cell>
          <table:table-cell table:formula="of:=([.B75]*0.05)+([.C75]*0.1)+([.D75]*0.1)+([.E75]*0.15)+([.F75]*0.15)+([.G75]*0.2)+([.H75]*0.25)" office:value-type="float" office:value="0" calcext:value-type="float">
            <text:p>0</text:p>
          </table:table-cell>
          <table:table-cell table:formula="of:=MEDIAN([.B75:.H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6]/10" office:value-type="float" office:value="15.1" calcext:value-type="float">
            <text:p>15.1</text:p>
          </table:table-cell>
          <table:table-cell table:formula="of:=([.B76]*0.05)+([.C76]*0.1)+([.D76]*0.1)+([.E76]*0.15)+([.F76]*0.15)+([.G76]*0.2)+([.H76]*0.25)" office:value-type="float" office:value="0" calcext:value-type="float">
            <text:p>0</text:p>
          </table:table-cell>
          <table:table-cell table:formula="of:=MEDIAN([.B76:.H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7]/10" office:value-type="float" office:value="13.4" calcext:value-type="float">
            <text:p>13.4</text:p>
          </table:table-cell>
          <table:table-cell table:formula="of:=([.B77]*0.05)+([.C77]*0.1)+([.D77]*0.1)+([.E77]*0.15)+([.F77]*0.15)+([.G77]*0.2)+([.H77]*0.25)" office:value-type="float" office:value="0" calcext:value-type="float">
            <text:p>0</text:p>
          </table:table-cell>
          <table:table-cell table:formula="of:=MEDIAN([.B77:.H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8]/10" office:value-type="float" office:value="13.6" calcext:value-type="float">
            <text:p>13.6</text:p>
          </table:table-cell>
          <table:table-cell table:formula="of:=([.B78]*0.05)+([.C78]*0.1)+([.D78]*0.1)+([.E78]*0.15)+([.F78]*0.15)+([.G78]*0.2)+([.H78]*0.25)" office:value-type="float" office:value="0" calcext:value-type="float">
            <text:p>0</text:p>
          </table:table-cell>
          <table:table-cell table:formula="of:=MEDIAN([.B78:.H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9]/10" office:value-type="float" office:value="13.6" calcext:value-type="float">
            <text:p>13.6</text:p>
          </table:table-cell>
          <table:table-cell table:formula="of:=([.B79]*0.05)+([.C79]*0.1)+([.D79]*0.1)+([.E79]*0.15)+([.F79]*0.15)+([.G79]*0.2)+([.H79]*0.25)" office:value-type="float" office:value="0" calcext:value-type="float">
            <text:p>0</text:p>
          </table:table-cell>
          <table:table-cell table:formula="of:=MEDIAN([.B79:.H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0]/10" office:value-type="float" office:value="13.6" calcext:value-type="float">
            <text:p>13.6</text:p>
          </table:table-cell>
          <table:table-cell table:formula="of:=([.B80]*0.05)+([.C80]*0.1)+([.D80]*0.1)+([.E80]*0.15)+([.F80]*0.15)+([.G80]*0.2)+([.H80]*0.25)" office:value-type="float" office:value="0" calcext:value-type="float">
            <text:p>0</text:p>
          </table:table-cell>
          <table:table-cell table:formula="of:=MEDIAN([.B80:.H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1]/10" office:value-type="float" office:value="13.3" calcext:value-type="float">
            <text:p>13.3</text:p>
          </table:table-cell>
          <table:table-cell table:formula="of:=([.B81]*0.05)+([.C81]*0.1)+([.D81]*0.1)+([.E81]*0.15)+([.F81]*0.15)+([.G81]*0.2)+([.H81]*0.25)" office:value-type="float" office:value="0" calcext:value-type="float">
            <text:p>0</text:p>
          </table:table-cell>
          <table:table-cell table:formula="of:=MEDIAN([.B81:.H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2]/10" office:value-type="float" office:value="13" calcext:value-type="float">
            <text:p>13</text:p>
          </table:table-cell>
          <table:table-cell table:formula="of:=([.B82]*0.05)+([.C82]*0.1)+([.D82]*0.1)+([.E82]*0.15)+([.F82]*0.15)+([.G82]*0.2)+([.H82]*0.25)" office:value-type="float" office:value="0" calcext:value-type="float">
            <text:p>0</text:p>
          </table:table-cell>
          <table:table-cell table:formula="of:=MEDIAN([.B82:.H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3]/10" office:value-type="float" office:value="13" calcext:value-type="float">
            <text:p>13</text:p>
          </table:table-cell>
          <table:table-cell table:formula="of:=([.B83]*0.05)+([.C83]*0.1)+([.D83]*0.1)+([.E83]*0.15)+([.F83]*0.15)+([.G83]*0.2)+([.H83]*0.25)" office:value-type="float" office:value="0" calcext:value-type="float">
            <text:p>0</text:p>
          </table:table-cell>
          <table:table-cell table:formula="of:=MEDIAN([.B83:.H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4]/10" office:value-type="float" office:value="12.7" calcext:value-type="float">
            <text:p>12.7</text:p>
          </table:table-cell>
          <table:table-cell table:formula="of:=([.B84]*0.05)+([.C84]*0.1)+([.D84]*0.1)+([.E84]*0.15)+([.F84]*0.15)+([.G84]*0.2)+([.H84]*0.25)" office:value-type="float" office:value="0" calcext:value-type="float">
            <text:p>0</text:p>
          </table:table-cell>
          <table:table-cell table:formula="of:=MEDIAN([.B84:.H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5]/10" office:value-type="float" office:value="12.7" calcext:value-type="float">
            <text:p>12.7</text:p>
          </table:table-cell>
          <table:table-cell table:formula="of:=([.B85]*0.05)+([.C85]*0.1)+([.D85]*0.1)+([.E85]*0.15)+([.F85]*0.15)+([.G85]*0.2)+([.H85]*0.25)" office:value-type="float" office:value="0" calcext:value-type="float">
            <text:p>0</text:p>
          </table:table-cell>
          <table:table-cell table:formula="of:=MEDIAN([.B85:.H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6]/10" office:value-type="float" office:value="12.7" calcext:value-type="float">
            <text:p>12.7</text:p>
          </table:table-cell>
          <table:table-cell table:formula="of:=([.B86]*0.05)+([.C86]*0.1)+([.D86]*0.1)+([.E86]*0.15)+([.F86]*0.15)+([.G86]*0.2)+([.H86]*0.25)" office:value-type="float" office:value="0" calcext:value-type="float">
            <text:p>0</text:p>
          </table:table-cell>
          <table:table-cell table:formula="of:=MEDIAN([.B86:.H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7]/10" office:value-type="float" office:value="12.7" calcext:value-type="float">
            <text:p>12.7</text:p>
          </table:table-cell>
          <table:table-cell table:formula="of:=([.B87]*0.05)+([.C87]*0.1)+([.D87]*0.1)+([.E87]*0.15)+([.F87]*0.15)+([.G87]*0.2)+([.H87]*0.25)" office:value-type="float" office:value="0" calcext:value-type="float">
            <text:p>0</text:p>
          </table:table-cell>
          <table:table-cell table:formula="of:=MEDIAN([.B87:.H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8]/10" office:value-type="float" office:value="12.3" calcext:value-type="float">
            <text:p>12.3</text:p>
          </table:table-cell>
          <table:table-cell table:formula="of:=([.B88]*0.05)+([.C88]*0.1)+([.D88]*0.1)+([.E88]*0.15)+([.F88]*0.15)+([.G88]*0.2)+([.H88]*0.25)" office:value-type="float" office:value="0" calcext:value-type="float">
            <text:p>0</text:p>
          </table:table-cell>
          <table:table-cell table:formula="of:=MEDIAN([.B88:.H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9]/10" office:value-type="float" office:value="12.3" calcext:value-type="float">
            <text:p>12.3</text:p>
          </table:table-cell>
          <table:table-cell table:formula="of:=([.B89]*0.05)+([.C89]*0.1)+([.D89]*0.1)+([.E89]*0.15)+([.F89]*0.15)+([.G89]*0.2)+([.H89]*0.25)" office:value-type="float" office:value="0" calcext:value-type="float">
            <text:p>0</text:p>
          </table:table-cell>
          <table:table-cell table:formula="of:=MEDIAN([.B89:.H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90]/10" office:value-type="float" office:value="10" calcext:value-type="float">
            <text:p>10</text:p>
          </table:table-cell>
          <table:table-cell table:formula="of:=([.B90]*0.05)+([.C90]*0.1)+([.D90]*0.1)+([.E90]*0.15)+([.F90]*0.15)+([.G90]*0.2)+([.H90]*0.25)" office:value-type="float" office:value="0" calcext:value-type="float">
            <text:p>0</text:p>
          </table:table-cell>
          <table:table-cell table:formula="of:=MEDIAN([.B90:.H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91]/10" office:value-type="float" office:value="4.4" calcext:value-type="float">
            <text:p>4.4</text:p>
          </table:table-cell>
          <table:table-cell table:formula="of:=([.B91]*0.05)+([.C91]*0.1)+([.D91]*0.1)+([.E91]*0.15)+([.F91]*0.15)+([.G91]*0.2)+([.H91]*0.25)" office:value-type="float" office:value="0" calcext:value-type="float">
            <text:p>0</text:p>
          </table:table-cell>
          <table:table-cell table:formula="of:=MEDIAN([.B91:.H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92]/10" office:value-type="float" office:value="2" calcext:value-type="float">
            <text:p>2</text:p>
          </table:table-cell>
          <table:table-cell table:formula="of:=([.B92]*0.05)+([.C92]*0.1)+([.D92]*0.1)+([.E92]*0.15)+([.F92]*0.15)+([.G92]*0.2)+([.H92]*0.25)" office:value-type="float" office:value="0" calcext:value-type="float">
            <text:p>0</text:p>
          </table:table-cell>
          <table:table-cell table:formula="of:=MEDIAN([.B92:.H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93]/10" office:value-type="float" office:value="0.4" calcext:value-type="float">
            <text:p>0.4</text:p>
          </table:table-cell>
          <table:table-cell table:formula="of:=([.B93]*0.05)+([.C93]*0.1)+([.D93]*0.1)+([.E93]*0.15)+([.F93]*0.15)+([.G93]*0.2)+([.H93]*0.25)" office:value-type="float" office:value="6.45" calcext:value-type="float">
            <text:p>6.45</text:p>
          </table:table-cell>
          <table:table-cell table:formula="of:=MEDIAN([.B93:.H9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94]/10" office:value-type="float" office:value="0" calcext:value-type="float">
            <text:p>0</text:p>
          </table:table-cell>
          <table:table-cell table:formula="of:=([.B94]*0.05)+([.C94]*0.1)+([.D94]*0.1)+([.E94]*0.15)+([.F94]*0.15)+([.G94]*0.2)+([.H94]*0.25)" office:value-type="float" office:value="8.85" calcext:value-type="float">
            <text:p>8.85</text:p>
          </table:table-cell>
          <table:table-cell table:formula="of:=MEDIAN([.B94:.H9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95]/10" office:value-type="float" office:value="-0.3" calcext:value-type="float">
            <text:p>-0.3</text:p>
          </table:table-cell>
          <table:table-cell table:formula="of:=([.B95]*0.05)+([.C95]*0.1)+([.D95]*0.1)+([.E95]*0.15)+([.F95]*0.15)+([.G95]*0.2)+([.H95]*0.25)" office:value-type="float" office:value="7.5" calcext:value-type="float">
            <text:p>7.5</text:p>
          </table:table-cell>
          <table:table-cell table:formula="of:=MEDIAN([.B95:.H9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96]/10" office:value-type="float" office:value="-0.3" calcext:value-type="float">
            <text:p>-0.3</text:p>
          </table:table-cell>
          <table:table-cell table:formula="of:=([.B96]*0.05)+([.C96]*0.1)+([.D96]*0.1)+([.E96]*0.15)+([.F96]*0.15)+([.G96]*0.2)+([.H96]*0.25)" office:value-type="float" office:value="7.6" calcext:value-type="float">
            <text:p>7.6</text:p>
          </table:table-cell>
          <table:table-cell table:formula="of:=MEDIAN([.B96:.H9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97]/10" office:value-type="float" office:value="0.1" calcext:value-type="float">
            <text:p>0.1</text:p>
          </table:table-cell>
          <table:table-cell table:formula="of:=([.B97]*0.05)+([.C97]*0.1)+([.D97]*0.1)+([.E97]*0.15)+([.F97]*0.15)+([.G97]*0.2)+([.H97]*0.25)" office:value-type="float" office:value="8" calcext:value-type="float">
            <text:p>8</text:p>
          </table:table-cell>
          <table:table-cell table:formula="of:=MEDIAN([.B97:.H9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98]/10" office:value-type="float" office:value="-0.1" calcext:value-type="float">
            <text:p>-0.1</text:p>
          </table:table-cell>
          <table:table-cell table:formula="of:=([.B98]*0.05)+([.C98]*0.1)+([.D98]*0.1)+([.E98]*0.15)+([.F98]*0.15)+([.G98]*0.2)+([.H98]*0.25)" office:value-type="float" office:value="8" calcext:value-type="float">
            <text:p>8</text:p>
          </table:table-cell>
          <table:table-cell table:formula="of:=MEDIAN([.B98:.H9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99]/10" office:value-type="float" office:value="-0.4" calcext:value-type="float">
            <text:p>-0.4</text:p>
          </table:table-cell>
          <table:table-cell table:formula="of:=([.B99]*0.05)+([.C99]*0.1)+([.D99]*0.1)+([.E99]*0.15)+([.F99]*0.15)+([.G99]*0.2)+([.H99]*0.25)" office:value-type="float" office:value="7.6" calcext:value-type="float">
            <text:p>7.6</text:p>
          </table:table-cell>
          <table:table-cell table:formula="of:=MEDIAN([.B99:.H9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00]/10" office:value-type="float" office:value="0.4" calcext:value-type="float">
            <text:p>0.4</text:p>
          </table:table-cell>
          <table:table-cell table:formula="of:=([.B100]*0.05)+([.C100]*0.1)+([.D100]*0.1)+([.E100]*0.15)+([.F100]*0.15)+([.G100]*0.2)+([.H100]*0.25)" office:value-type="float" office:value="6.45" calcext:value-type="float">
            <text:p>6.45</text:p>
          </table:table-cell>
          <table:table-cell table:formula="of:=MEDIAN([.B100:.H10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01]/10" office:value-type="float" office:value="-0.2" calcext:value-type="float">
            <text:p>-0.2</text:p>
          </table:table-cell>
          <table:table-cell table:formula="of:=([.B101]*0.05)+([.C101]*0.1)+([.D101]*0.1)+([.E101]*0.15)+([.F101]*0.15)+([.G101]*0.2)+([.H101]*0.25)" office:value-type="float" office:value="6.45" calcext:value-type="float">
            <text:p>6.45</text:p>
          </table:table-cell>
          <table:table-cell table:formula="of:=MEDIAN([.B101:.H10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2]/10" office:value-type="float" office:value="0.8" calcext:value-type="float">
            <text:p>0.8</text:p>
          </table:table-cell>
          <table:table-cell table:formula="of:=([.B102]*0.05)+([.C102]*0.1)+([.D102]*0.1)+([.E102]*0.15)+([.F102]*0.15)+([.G102]*0.2)+([.H102]*0.25)" office:value-type="float" office:value="1.7" calcext:value-type="float">
            <text:p>1.7</text:p>
          </table:table-cell>
          <table:table-cell table:formula="of:=MEDIAN([.B102:.H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03]/10" office:value-type="float" office:value="0.8" calcext:value-type="float">
            <text:p>0.8</text:p>
          </table:table-cell>
          <table:table-cell table:formula="of:=([.B103]*0.05)+([.C103]*0.1)+([.D103]*0.1)+([.E103]*0.15)+([.F103]*0.15)+([.G103]*0.2)+([.H103]*0.25)" office:value-type="float" office:value="0.1" calcext:value-type="float">
            <text:p>0.1</text:p>
          </table:table-cell>
          <table:table-cell table:formula="of:=MEDIAN([.B103:.H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04]/10" office:value-type="float" office:value="10.3" calcext:value-type="float">
            <text:p>10.3</text:p>
          </table:table-cell>
          <table:table-cell table:formula="of:=([.B104]*0.05)+([.C104]*0.1)+([.D104]*0.1)+([.E104]*0.15)+([.F104]*0.15)+([.G104]*0.2)+([.H104]*0.25)" office:value-type="float" office:value="0.1" calcext:value-type="float">
            <text:p>0.1</text:p>
          </table:table-cell>
          <table:table-cell table:formula="of:=MEDIAN([.B104:.H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5]/10" office:value-type="float" office:value="10.3" calcext:value-type="float">
            <text:p>10.3</text:p>
          </table:table-cell>
          <table:table-cell table:formula="of:=([.B105]*0.05)+([.C105]*0.1)+([.D105]*0.1)+([.E105]*0.15)+([.F105]*0.15)+([.G105]*0.2)+([.H105]*0.25)" office:value-type="float" office:value="0" calcext:value-type="float">
            <text:p>0</text:p>
          </table:table-cell>
          <table:table-cell table:formula="of:=MEDIAN([.B105:.H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6]/10" office:value-type="float" office:value="13.1" calcext:value-type="float">
            <text:p>13.1</text:p>
          </table:table-cell>
          <table:table-cell table:formula="of:=([.B106]*0.05)+([.C106]*0.1)+([.D106]*0.1)+([.E106]*0.15)+([.F106]*0.15)+([.G106]*0.2)+([.H106]*0.25)" office:value-type="float" office:value="0" calcext:value-type="float">
            <text:p>0</text:p>
          </table:table-cell>
          <table:table-cell table:formula="of:=MEDIAN([.B106:.H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7]/10" office:value-type="float" office:value="13.1" calcext:value-type="float">
            <text:p>13.1</text:p>
          </table:table-cell>
          <table:table-cell table:formula="of:=([.B107]*0.05)+([.C107]*0.1)+([.D107]*0.1)+([.E107]*0.15)+([.F107]*0.15)+([.G107]*0.2)+([.H107]*0.25)" office:value-type="float" office:value="0" calcext:value-type="float">
            <text:p>0</text:p>
          </table:table-cell>
          <table:table-cell table:formula="of:=MEDIAN([.B107:.H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8]/10" office:value-type="float" office:value="13.5" calcext:value-type="float">
            <text:p>13.5</text:p>
          </table:table-cell>
          <table:table-cell table:formula="of:=([.B108]*0.05)+([.C108]*0.1)+([.D108]*0.1)+([.E108]*0.15)+([.F108]*0.15)+([.G108]*0.2)+([.H108]*0.25)" office:value-type="float" office:value="0" calcext:value-type="float">
            <text:p>0</text:p>
          </table:table-cell>
          <table:table-cell table:formula="of:=MEDIAN([.B108:.H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09]/10" office:value-type="float" office:value="13.5" calcext:value-type="float">
            <text:p>13.5</text:p>
          </table:table-cell>
          <table:table-cell table:formula="of:=([.B109]*0.05)+([.C109]*0.1)+([.D109]*0.1)+([.E109]*0.15)+([.F109]*0.15)+([.G109]*0.2)+([.H109]*0.25)" office:value-type="float" office:value="0" calcext:value-type="float">
            <text:p>0</text:p>
          </table:table-cell>
          <table:table-cell table:formula="of:=MEDIAN([.B109:.H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0]/10" office:value-type="float" office:value="13.4" calcext:value-type="float">
            <text:p>13.4</text:p>
          </table:table-cell>
          <table:table-cell table:formula="of:=([.B110]*0.05)+([.C110]*0.1)+([.D110]*0.1)+([.E110]*0.15)+([.F110]*0.15)+([.G110]*0.2)+([.H110]*0.25)" office:value-type="float" office:value="0" calcext:value-type="float">
            <text:p>0</text:p>
          </table:table-cell>
          <table:table-cell table:formula="of:=MEDIAN([.B110:.H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1]/10" office:value-type="float" office:value="14.8" calcext:value-type="float">
            <text:p>14.8</text:p>
          </table:table-cell>
          <table:table-cell table:formula="of:=([.B111]*0.05)+([.C111]*0.1)+([.D111]*0.1)+([.E111]*0.15)+([.F111]*0.15)+([.G111]*0.2)+([.H111]*0.25)" office:value-type="float" office:value="0" calcext:value-type="float">
            <text:p>0</text:p>
          </table:table-cell>
          <table:table-cell table:formula="of:=MEDIAN([.B111:.H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2]/10" office:value-type="float" office:value="14.8" calcext:value-type="float">
            <text:p>14.8</text:p>
          </table:table-cell>
          <table:table-cell table:formula="of:=([.B112]*0.05)+([.C112]*0.1)+([.D112]*0.1)+([.E112]*0.15)+([.F112]*0.15)+([.G112]*0.2)+([.H112]*0.25)" office:value-type="float" office:value="0" calcext:value-type="float">
            <text:p>0</text:p>
          </table:table-cell>
          <table:table-cell table:formula="of:=MEDIAN([.B112:.H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3]/10" office:value-type="float" office:value="13.4" calcext:value-type="float">
            <text:p>13.4</text:p>
          </table:table-cell>
          <table:table-cell table:formula="of:=([.B113]*0.05)+([.C113]*0.1)+([.D113]*0.1)+([.E113]*0.15)+([.F113]*0.15)+([.G113]*0.2)+([.H113]*0.25)" office:value-type="float" office:value="0" calcext:value-type="float">
            <text:p>0</text:p>
          </table:table-cell>
          <table:table-cell table:formula="of:=MEDIAN([.B113:.H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4]/10" office:value-type="float" office:value="13.4" calcext:value-type="float">
            <text:p>13.4</text:p>
          </table:table-cell>
          <table:table-cell table:formula="of:=([.B114]*0.05)+([.C114]*0.1)+([.D114]*0.1)+([.E114]*0.15)+([.F114]*0.15)+([.G114]*0.2)+([.H114]*0.25)" office:value-type="float" office:value="0" calcext:value-type="float">
            <text:p>0</text:p>
          </table:table-cell>
          <table:table-cell table:formula="of:=MEDIAN([.B114:.H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5]/10" office:value-type="float" office:value="12.4" calcext:value-type="float">
            <text:p>12.4</text:p>
          </table:table-cell>
          <table:table-cell table:formula="of:=([.B115]*0.05)+([.C115]*0.1)+([.D115]*0.1)+([.E115]*0.15)+([.F115]*0.15)+([.G115]*0.2)+([.H115]*0.25)" office:value-type="float" office:value="0" calcext:value-type="float">
            <text:p>0</text:p>
          </table:table-cell>
          <table:table-cell table:formula="of:=MEDIAN([.B115:.H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6]/10" office:value-type="float" office:value="13" calcext:value-type="float">
            <text:p>13</text:p>
          </table:table-cell>
          <table:table-cell table:formula="of:=([.B116]*0.05)+([.C116]*0.1)+([.D116]*0.1)+([.E116]*0.15)+([.F116]*0.15)+([.G116]*0.2)+([.H116]*0.25)" office:value-type="float" office:value="0" calcext:value-type="float">
            <text:p>0</text:p>
          </table:table-cell>
          <table:table-cell table:formula="of:=MEDIAN([.B116:.H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7]/10" office:value-type="float" office:value="13.3" calcext:value-type="float">
            <text:p>13.3</text:p>
          </table:table-cell>
          <table:table-cell table:formula="of:=([.B117]*0.05)+([.C117]*0.1)+([.D117]*0.1)+([.E117]*0.15)+([.F117]*0.15)+([.G117]*0.2)+([.H117]*0.25)" office:value-type="float" office:value="0" calcext:value-type="float">
            <text:p>0</text:p>
          </table:table-cell>
          <table:table-cell table:formula="of:=MEDIAN([.B117:.H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8]/10" office:value-type="float" office:value="5.9" calcext:value-type="float">
            <text:p>5.9</text:p>
          </table:table-cell>
          <table:table-cell table:formula="of:=([.B118]*0.05)+([.C118]*0.1)+([.D118]*0.1)+([.E118]*0.15)+([.F118]*0.15)+([.G118]*0.2)+([.H118]*0.25)" office:value-type="float" office:value="0" calcext:value-type="float">
            <text:p>0</text:p>
          </table:table-cell>
          <table:table-cell table:formula="of:=MEDIAN([.B118:.H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19]/10" office:value-type="float" office:value="2" calcext:value-type="float">
            <text:p>2</text:p>
          </table:table-cell>
          <table:table-cell table:formula="of:=([.B119]*0.05)+([.C119]*0.1)+([.D119]*0.1)+([.E119]*0.15)+([.F119]*0.15)+([.G119]*0.2)+([.H119]*0.25)" office:value-type="float" office:value="0" calcext:value-type="float">
            <text:p>0</text:p>
          </table:table-cell>
          <table:table-cell table:formula="of:=MEDIAN([.B119:.H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20]/10" office:value-type="float" office:value="0.4" calcext:value-type="float">
            <text:p>0.4</text:p>
          </table:table-cell>
          <table:table-cell table:formula="of:=([.B120]*0.05)+([.C120]*0.1)+([.D120]*0.1)+([.E120]*0.15)+([.F120]*0.15)+([.G120]*0.2)+([.H120]*0.25)" office:value-type="float" office:value="0.2" calcext:value-type="float">
            <text:p>0.2</text:p>
          </table:table-cell>
          <table:table-cell table:formula="of:=MEDIAN([.B120:.H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21]/10" office:value-type="float" office:value="0.4" calcext:value-type="float">
            <text:p>0.4</text:p>
          </table:table-cell>
          <table:table-cell table:formula="of:=([.B121]*0.05)+([.C121]*0.1)+([.D121]*0.1)+([.E121]*0.15)+([.F121]*0.15)+([.G121]*0.2)+([.H121]*0.25)" office:value-type="float" office:value="0.2" calcext:value-type="float">
            <text:p>0.2</text:p>
          </table:table-cell>
          <table:table-cell table:formula="of:=MEDIAN([.B121:.H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122]/10" office:value-type="float" office:value="0.4" calcext:value-type="float">
            <text:p>0.4</text:p>
          </table:table-cell>
          <table:table-cell table:formula="of:=([.B122]*0.05)+([.C122]*0.1)+([.D122]*0.1)+([.E122]*0.15)+([.F122]*0.15)+([.G122]*0.2)+([.H122]*0.25)" office:value-type="float" office:value="4.85" calcext:value-type="float">
            <text:p>4.85</text:p>
          </table:table-cell>
          <table:table-cell table:formula="of:=MEDIAN([.B122:.H12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23]/10" office:value-type="float" office:value="0.4" calcext:value-type="float">
            <text:p>0.4</text:p>
          </table:table-cell>
          <table:table-cell table:formula="of:=([.B123]*0.05)+([.C123]*0.1)+([.D123]*0.1)+([.E123]*0.15)+([.F123]*0.15)+([.G123]*0.2)+([.H123]*0.25)" office:value-type="float" office:value="5.55" calcext:value-type="float">
            <text:p>5.55</text:p>
          </table:table-cell>
          <table:table-cell table:formula="of:=MEDIAN([.B123:.H12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24]/10" office:value-type="float" office:value="0.4" calcext:value-type="float">
            <text:p>0.4</text:p>
          </table:table-cell>
          <table:table-cell table:formula="of:=([.B124]*0.05)+([.C124]*0.1)+([.D124]*0.1)+([.E124]*0.15)+([.F124]*0.15)+([.G124]*0.2)+([.H124]*0.25)" office:value-type="float" office:value="5.55" calcext:value-type="float">
            <text:p>5.55</text:p>
          </table:table-cell>
          <table:table-cell table:formula="of:=MEDIAN([.B124:.H12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125]/10" office:value-type="float" office:value="0.2" calcext:value-type="float">
            <text:p>0.2</text:p>
          </table:table-cell>
          <table:table-cell table:formula="of:=([.B125]*0.05)+([.C125]*0.1)+([.D125]*0.1)+([.E125]*0.15)+([.F125]*0.15)+([.G125]*0.2)+([.H125]*0.25)" office:value-type="float" office:value="8.35" calcext:value-type="float">
            <text:p>8.35</text:p>
          </table:table-cell>
          <table:table-cell table:formula="of:=MEDIAN([.B125:.H1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126]/10" office:value-type="float" office:value="0.2" calcext:value-type="float">
            <text:p>0.2</text:p>
          </table:table-cell>
          <table:table-cell table:formula="of:=([.B126]*0.05)+([.C126]*0.1)+([.D126]*0.1)+([.E126]*0.15)+([.F126]*0.15)+([.G126]*0.2)+([.H126]*0.25)" office:value-type="float" office:value="7.85" calcext:value-type="float">
            <text:p>7.85</text:p>
          </table:table-cell>
          <table:table-cell table:formula="of:=MEDIAN([.B126:.H12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127]/10" office:value-type="float" office:value="-0.1" calcext:value-type="float">
            <text:p>-0.1</text:p>
          </table:table-cell>
          <table:table-cell table:formula="of:=([.B127]*0.05)+([.C127]*0.1)+([.D127]*0.1)+([.E127]*0.15)+([.F127]*0.15)+([.G127]*0.2)+([.H127]*0.25)" office:value-type="float" office:value="7.85" calcext:value-type="float">
            <text:p>7.85</text:p>
          </table:table-cell>
          <table:table-cell table:formula="of:=MEDIAN([.B127:.H12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128]/10" office:value-type="float" office:value="-0.1" calcext:value-type="float">
            <text:p>-0.1</text:p>
          </table:table-cell>
          <table:table-cell table:formula="of:=([.B128]*0.05)+([.C128]*0.1)+([.D128]*0.1)+([.E128]*0.15)+([.F128]*0.15)+([.G128]*0.2)+([.H128]*0.25)" office:value-type="float" office:value="7.55" calcext:value-type="float">
            <text:p>7.55</text:p>
          </table:table-cell>
          <table:table-cell table:formula="of:=MEDIAN([.B128:.H12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129]/10" office:value-type="float" office:value="0.3" calcext:value-type="float">
            <text:p>0.3</text:p>
          </table:table-cell>
          <table:table-cell table:formula="of:=([.B129]*0.05)+([.C129]*0.1)+([.D129]*0.1)+([.E129]*0.15)+([.F129]*0.15)+([.G129]*0.2)+([.H129]*0.25)" office:value-type="float" office:value="7.55" calcext:value-type="float">
            <text:p>7.55</text:p>
          </table:table-cell>
          <table:table-cell table:formula="of:=MEDIAN([.B129:.H12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130]/10" office:value-type="float" office:value="0.2" calcext:value-type="float">
            <text:p>0.2</text:p>
          </table:table-cell>
          <table:table-cell table:formula="of:=([.B130]*0.05)+([.C130]*0.1)+([.D130]*0.1)+([.E130]*0.15)+([.F130]*0.15)+([.G130]*0.2)+([.H130]*0.25)" office:value-type="float" office:value="7.75" calcext:value-type="float">
            <text:p>7.75</text:p>
          </table:table-cell>
          <table:table-cell table:formula="of:=MEDIAN([.B130:.H13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31]/10" office:value-type="float" office:value="0.2" calcext:value-type="float">
            <text:p>0.2</text:p>
          </table:table-cell>
          <table:table-cell table:formula="of:=([.B131]*0.05)+([.C131]*0.1)+([.D131]*0.1)+([.E131]*0.15)+([.F131]*0.15)+([.G131]*0.2)+([.H131]*0.25)" office:value-type="float" office:value="6.8" calcext:value-type="float">
            <text:p>6.8</text:p>
          </table:table-cell>
          <table:table-cell table:formula="of:=MEDIAN([.B131:.H13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32]/10" office:value-type="float" office:value="-0.3" calcext:value-type="float">
            <text:p>-0.3</text:p>
          </table:table-cell>
          <table:table-cell table:formula="of:=([.B132]*0.05)+([.C132]*0.1)+([.D132]*0.1)+([.E132]*0.15)+([.F132]*0.15)+([.G132]*0.2)+([.H132]*0.25)" office:value-type="float" office:value="6.8" calcext:value-type="float">
            <text:p>6.8</text:p>
          </table:table-cell>
          <table:table-cell table:formula="of:=MEDIAN([.B132:.H13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133]/10" office:value-type="float" office:value="1" calcext:value-type="float">
            <text:p>1</text:p>
          </table:table-cell>
          <table:table-cell table:formula="of:=([.B133]*0.05)+([.C133]*0.1)+([.D133]*0.1)+([.E133]*0.15)+([.F133]*0.15)+([.G133]*0.2)+([.H133]*0.25)" office:value-type="float" office:value="6.5" calcext:value-type="float">
            <text:p>6.5</text:p>
          </table:table-cell>
          <table:table-cell table:formula="of:=MEDIAN([.B133:.H13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134]/10" office:value-type="float" office:value="0.1" calcext:value-type="float">
            <text:p>0.1</text:p>
          </table:table-cell>
          <table:table-cell table:formula="of:=([.B134]*0.05)+([.C134]*0.1)+([.D134]*0.1)+([.E134]*0.15)+([.F134]*0.15)+([.G134]*0.2)+([.H134]*0.25)" office:value-type="float" office:value="6.15" calcext:value-type="float">
            <text:p>6.15</text:p>
          </table:table-cell>
          <table:table-cell table:formula="of:=MEDIAN([.B134:.H13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35]/10" office:value-type="float" office:value="0" calcext:value-type="float">
            <text:p>0</text:p>
          </table:table-cell>
          <table:table-cell table:formula="of:=([.B135]*0.05)+([.C135]*0.1)+([.D135]*0.1)+([.E135]*0.15)+([.F135]*0.15)+([.G135]*0.2)+([.H135]*0.25)" office:value-type="float" office:value="7.2" calcext:value-type="float">
            <text:p>7.2</text:p>
          </table:table-cell>
          <table:table-cell table:formula="of:=MEDIAN([.B135:.H13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36]/10" office:value-type="float" office:value="0" calcext:value-type="float">
            <text:p>0</text:p>
          </table:table-cell>
          <table:table-cell table:formula="of:=([.B136]*0.05)+([.C136]*0.1)+([.D136]*0.1)+([.E136]*0.15)+([.F136]*0.15)+([.G136]*0.2)+([.H136]*0.25)" office:value-type="float" office:value="7.2" calcext:value-type="float">
            <text:p>7.2</text:p>
          </table:table-cell>
          <table:table-cell table:formula="of:=MEDIAN([.B136:.H13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137]/10" office:value-type="float" office:value="0.1" calcext:value-type="float">
            <text:p>0.1</text:p>
          </table:table-cell>
          <table:table-cell table:formula="of:=([.B137]*0.05)+([.C137]*0.1)+([.D137]*0.1)+([.E137]*0.15)+([.F137]*0.15)+([.G137]*0.2)+([.H137]*0.25)" office:value-type="float" office:value="6.6" calcext:value-type="float">
            <text:p>6.6</text:p>
          </table:table-cell>
          <table:table-cell table:formula="of:=MEDIAN([.B137:.H13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138]/10" office:value-type="float" office:value="0.1" calcext:value-type="float">
            <text:p>0.1</text:p>
          </table:table-cell>
          <table:table-cell table:formula="of:=([.B138]*0.05)+([.C138]*0.1)+([.D138]*0.1)+([.E138]*0.15)+([.F138]*0.15)+([.G138]*0.2)+([.H138]*0.25)" office:value-type="float" office:value="6.6" calcext:value-type="float">
            <text:p>6.6</text:p>
          </table:table-cell>
          <table:table-cell table:formula="of:=MEDIAN([.B138:.H13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9]/10" office:value-type="float" office:value="0.4" calcext:value-type="float">
            <text:p>0.4</text:p>
          </table:table-cell>
          <table:table-cell table:formula="of:=([.B139]*0.05)+([.C139]*0.1)+([.D139]*0.1)+([.E139]*0.15)+([.F139]*0.15)+([.G139]*0.2)+([.H139]*0.25)" office:value-type="float" office:value="3.3" calcext:value-type="float">
            <text:p>3.3</text:p>
          </table:table-cell>
          <table:table-cell table:formula="of:=MEDIAN([.B139:.H13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40]/10" office:value-type="float" office:value="0.4" calcext:value-type="float">
            <text:p>0.4</text:p>
          </table:table-cell>
          <table:table-cell table:formula="of:=([.B140]*0.05)+([.C140]*0.1)+([.D140]*0.1)+([.E140]*0.15)+([.F140]*0.15)+([.G140]*0.2)+([.H140]*0.25)" office:value-type="float" office:value="1.95" calcext:value-type="float">
            <text:p>1.95</text:p>
          </table:table-cell>
          <table:table-cell table:formula="of:=MEDIAN([.B140:.H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41]/10" office:value-type="float" office:value="-0.5" calcext:value-type="float">
            <text:p>-0.5</text:p>
          </table:table-cell>
          <table:table-cell table:formula="of:=([.B141]*0.05)+([.C141]*0.1)+([.D141]*0.1)+([.E141]*0.15)+([.F141]*0.15)+([.G141]*0.2)+([.H141]*0.25)" office:value-type="float" office:value="1.95" calcext:value-type="float">
            <text:p>1.95</text:p>
          </table:table-cell>
          <table:table-cell table:formula="of:=MEDIAN([.B141:.H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42]/10" office:value-type="float" office:value="-0.5" calcext:value-type="float">
            <text:p>-0.5</text:p>
          </table:table-cell>
          <table:table-cell table:formula="of:=([.B142]*0.05)+([.C142]*0.1)+([.D142]*0.1)+([.E142]*0.15)+([.F142]*0.15)+([.G142]*0.2)+([.H142]*0.25)" office:value-type="float" office:value="1.95" calcext:value-type="float">
            <text:p>1.95</text:p>
          </table:table-cell>
          <table:table-cell table:formula="of:=MEDIAN([.B142:.H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43]/10" office:value-type="float" office:value="8.4" calcext:value-type="float">
            <text:p>8.4</text:p>
          </table:table-cell>
          <table:table-cell table:formula="of:=([.B143]*0.05)+([.C143]*0.1)+([.D143]*0.1)+([.E143]*0.15)+([.F143]*0.15)+([.G143]*0.2)+([.H143]*0.25)" office:value-type="float" office:value="0.1" calcext:value-type="float">
            <text:p>0.1</text:p>
          </table:table-cell>
          <table:table-cell table:formula="of:=MEDIAN([.B143:.H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4]/10" office:value-type="float" office:value="12.6" calcext:value-type="float">
            <text:p>12.6</text:p>
          </table:table-cell>
          <table:table-cell table:formula="of:=([.B144]*0.05)+([.C144]*0.1)+([.D144]*0.1)+([.E144]*0.15)+([.F144]*0.15)+([.G144]*0.2)+([.H144]*0.25)" office:value-type="float" office:value="0" calcext:value-type="float">
            <text:p>0</text:p>
          </table:table-cell>
          <table:table-cell table:formula="of:=MEDIAN([.B144:.H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5]/10" office:value-type="float" office:value="12.6" calcext:value-type="float">
            <text:p>12.6</text:p>
          </table:table-cell>
          <table:table-cell table:formula="of:=([.B145]*0.05)+([.C145]*0.1)+([.D145]*0.1)+([.E145]*0.15)+([.F145]*0.15)+([.G145]*0.2)+([.H145]*0.25)" office:value-type="float" office:value="0" calcext:value-type="float">
            <text:p>0</text:p>
          </table:table-cell>
          <table:table-cell table:formula="of:=MEDIAN([.B145:.H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6]/10" office:value-type="float" office:value="14" calcext:value-type="float">
            <text:p>14</text:p>
          </table:table-cell>
          <table:table-cell table:formula="of:=([.B146]*0.05)+([.C146]*0.1)+([.D146]*0.1)+([.E146]*0.15)+([.F146]*0.15)+([.G146]*0.2)+([.H146]*0.25)" office:value-type="float" office:value="0" calcext:value-type="float">
            <text:p>0</text:p>
          </table:table-cell>
          <table:table-cell table:formula="of:=MEDIAN([.B146:.H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7]/10" office:value-type="float" office:value="14" calcext:value-type="float">
            <text:p>14</text:p>
          </table:table-cell>
          <table:table-cell table:formula="of:=([.B147]*0.05)+([.C147]*0.1)+([.D147]*0.1)+([.E147]*0.15)+([.F147]*0.15)+([.G147]*0.2)+([.H147]*0.25)" office:value-type="float" office:value="0" calcext:value-type="float">
            <text:p>0</text:p>
          </table:table-cell>
          <table:table-cell table:formula="of:=MEDIAN([.B147:.H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8]/10" office:value-type="float" office:value="12.9" calcext:value-type="float">
            <text:p>12.9</text:p>
          </table:table-cell>
          <table:table-cell table:formula="of:=([.B148]*0.05)+([.C148]*0.1)+([.D148]*0.1)+([.E148]*0.15)+([.F148]*0.15)+([.G148]*0.2)+([.H148]*0.25)" office:value-type="float" office:value="0" calcext:value-type="float">
            <text:p>0</text:p>
          </table:table-cell>
          <table:table-cell table:formula="of:=MEDIAN([.B148:.H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49]/10" office:value-type="float" office:value="13.7" calcext:value-type="float">
            <text:p>13.7</text:p>
          </table:table-cell>
          <table:table-cell table:formula="of:=([.B149]*0.05)+([.C149]*0.1)+([.D149]*0.1)+([.E149]*0.15)+([.F149]*0.15)+([.G149]*0.2)+([.H149]*0.25)" office:value-type="float" office:value="0" calcext:value-type="float">
            <text:p>0</text:p>
          </table:table-cell>
          <table:table-cell table:formula="of:=MEDIAN([.B149:.H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0]/10" office:value-type="float" office:value="13" calcext:value-type="float">
            <text:p>13</text:p>
          </table:table-cell>
          <table:table-cell table:formula="of:=([.B150]*0.05)+([.C150]*0.1)+([.D150]*0.1)+([.E150]*0.15)+([.F150]*0.15)+([.G150]*0.2)+([.H150]*0.25)" office:value-type="float" office:value="0" calcext:value-type="float">
            <text:p>0</text:p>
          </table:table-cell>
          <table:table-cell table:formula="of:=MEDIAN([.B150:.H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1]/10" office:value-type="float" office:value="13.6" calcext:value-type="float">
            <text:p>13.6</text:p>
          </table:table-cell>
          <table:table-cell table:formula="of:=([.B151]*0.05)+([.C151]*0.1)+([.D151]*0.1)+([.E151]*0.15)+([.F151]*0.15)+([.G151]*0.2)+([.H151]*0.25)" office:value-type="float" office:value="0" calcext:value-type="float">
            <text:p>0</text:p>
          </table:table-cell>
          <table:table-cell table:formula="of:=MEDIAN([.B151:.H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2]/10" office:value-type="float" office:value="13.6" calcext:value-type="float">
            <text:p>13.6</text:p>
          </table:table-cell>
          <table:table-cell table:formula="of:=([.B152]*0.05)+([.C152]*0.1)+([.D152]*0.1)+([.E152]*0.15)+([.F152]*0.15)+([.G152]*0.2)+([.H152]*0.25)" office:value-type="float" office:value="0" calcext:value-type="float">
            <text:p>0</text:p>
          </table:table-cell>
          <table:table-cell table:formula="of:=MEDIAN([.B152:.H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3]/10" office:value-type="float" office:value="13.4" calcext:value-type="float">
            <text:p>13.4</text:p>
          </table:table-cell>
          <table:table-cell table:formula="of:=([.B153]*0.05)+([.C153]*0.1)+([.D153]*0.1)+([.E153]*0.15)+([.F153]*0.15)+([.G153]*0.2)+([.H153]*0.25)" office:value-type="float" office:value="0" calcext:value-type="float">
            <text:p>0</text:p>
          </table:table-cell>
          <table:table-cell table:formula="of:=MEDIAN([.B153:.H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4]/10" office:value-type="float" office:value="13.4" calcext:value-type="float">
            <text:p>13.4</text:p>
          </table:table-cell>
          <table:table-cell table:formula="of:=([.B154]*0.05)+([.C154]*0.1)+([.D154]*0.1)+([.E154]*0.15)+([.F154]*0.15)+([.G154]*0.2)+([.H154]*0.25)" office:value-type="float" office:value="0" calcext:value-type="float">
            <text:p>0</text:p>
          </table:table-cell>
          <table:table-cell table:formula="of:=MEDIAN([.B154:.H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5]/10" office:value-type="float" office:value="12.9" calcext:value-type="float">
            <text:p>12.9</text:p>
          </table:table-cell>
          <table:table-cell table:formula="of:=([.B155]*0.05)+([.C155]*0.1)+([.D155]*0.1)+([.E155]*0.15)+([.F155]*0.15)+([.G155]*0.2)+([.H155]*0.25)" office:value-type="float" office:value="0" calcext:value-type="float">
            <text:p>0</text:p>
          </table:table-cell>
          <table:table-cell table:formula="of:=MEDIAN([.B155:.H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6]/10" office:value-type="float" office:value="12.8" calcext:value-type="float">
            <text:p>12.8</text:p>
          </table:table-cell>
          <table:table-cell table:formula="of:=([.B156]*0.05)+([.C156]*0.1)+([.D156]*0.1)+([.E156]*0.15)+([.F156]*0.15)+([.G156]*0.2)+([.H156]*0.25)" office:value-type="float" office:value="0" calcext:value-type="float">
            <text:p>0</text:p>
          </table:table-cell>
          <table:table-cell table:formula="of:=MEDIAN([.B156:.H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7]/10" office:value-type="float" office:value="12.8" calcext:value-type="float">
            <text:p>12.8</text:p>
          </table:table-cell>
          <table:table-cell table:formula="of:=([.B157]*0.05)+([.C157]*0.1)+([.D157]*0.1)+([.E157]*0.15)+([.F157]*0.15)+([.G157]*0.2)+([.H157]*0.25)" office:value-type="float" office:value="0" calcext:value-type="float">
            <text:p>0</text:p>
          </table:table-cell>
          <table:table-cell table:formula="of:=MEDIAN([.B157:.H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8]/10" office:value-type="float" office:value="9.7" calcext:value-type="float">
            <text:p>9.7</text:p>
          </table:table-cell>
          <table:table-cell table:formula="of:=([.B158]*0.05)+([.C158]*0.1)+([.D158]*0.1)+([.E158]*0.15)+([.F158]*0.15)+([.G158]*0.2)+([.H158]*0.25)" office:value-type="float" office:value="0" calcext:value-type="float">
            <text:p>0</text:p>
          </table:table-cell>
          <table:table-cell table:formula="of:=MEDIAN([.B158:.H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59]/10" office:value-type="float" office:value="9.7" calcext:value-type="float">
            <text:p>9.7</text:p>
          </table:table-cell>
          <table:table-cell table:formula="of:=([.B159]*0.05)+([.C159]*0.1)+([.D159]*0.1)+([.E159]*0.15)+([.F159]*0.15)+([.G159]*0.2)+([.H159]*0.25)" office:value-type="float" office:value="0" calcext:value-type="float">
            <text:p>0</text:p>
          </table:table-cell>
          <table:table-cell table:formula="of:=MEDIAN([.B159:.H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60]/10" office:value-type="float" office:value="4.9" calcext:value-type="float">
            <text:p>4.9</text:p>
          </table:table-cell>
          <table:table-cell table:formula="of:=([.B160]*0.05)+([.C160]*0.1)+([.D160]*0.1)+([.E160]*0.15)+([.F160]*0.15)+([.G160]*0.2)+([.H160]*0.25)" office:value-type="float" office:value="0" calcext:value-type="float">
            <text:p>0</text:p>
          </table:table-cell>
          <table:table-cell table:formula="of:=MEDIAN([.B160:.H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61]/10" office:value-type="float" office:value="2.4" calcext:value-type="float">
            <text:p>2.4</text:p>
          </table:table-cell>
          <table:table-cell table:formula="of:=([.B161]*0.05)+([.C161]*0.1)+([.D161]*0.1)+([.E161]*0.15)+([.F161]*0.15)+([.G161]*0.2)+([.H161]*0.25)" office:value-type="float" office:value="0.15" calcext:value-type="float">
            <text:p>0.15</text:p>
          </table:table-cell>
          <table:table-cell table:formula="of:=MEDIAN([.B161:.H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62]/10" office:value-type="float" office:value="2.4" calcext:value-type="float">
            <text:p>2.4</text:p>
          </table:table-cell>
          <table:table-cell table:formula="of:=([.B162]*0.05)+([.C162]*0.1)+([.D162]*0.1)+([.E162]*0.15)+([.F162]*0.15)+([.G162]*0.2)+([.H162]*0.25)" office:value-type="float" office:value="0.9" calcext:value-type="float">
            <text:p>0.9</text:p>
          </table:table-cell>
          <table:table-cell table:formula="of:=MEDIAN([.B162:.H1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63]/10" office:value-type="float" office:value="1.2" calcext:value-type="float">
            <text:p>1.2</text:p>
          </table:table-cell>
          <table:table-cell table:formula="of:=([.B163]*0.05)+([.C163]*0.1)+([.D163]*0.1)+([.E163]*0.15)+([.F163]*0.15)+([.G163]*0.2)+([.H163]*0.25)" office:value-type="float" office:value="0.9" calcext:value-type="float">
            <text:p>0.9</text:p>
          </table:table-cell>
          <table:table-cell table:formula="of:=MEDIAN([.B163:.H1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164]/10" office:value-type="float" office:value="0.6" calcext:value-type="float">
            <text:p>0.6</text:p>
          </table:table-cell>
          <table:table-cell table:formula="of:=([.B164]*0.05)+([.C164]*0.1)+([.D164]*0.1)+([.E164]*0.15)+([.F164]*0.15)+([.G164]*0.2)+([.H164]*0.25)" office:value-type="float" office:value="5.9" calcext:value-type="float">
            <text:p>5.9</text:p>
          </table:table-cell>
          <table:table-cell table:formula="of:=MEDIAN([.B164:.H16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65]/10" office:value-type="float" office:value="-0.1" calcext:value-type="float">
            <text:p>-0.1</text:p>
          </table:table-cell>
          <table:table-cell table:formula="of:=([.B165]*0.05)+([.C165]*0.1)+([.D165]*0.1)+([.E165]*0.15)+([.F165]*0.15)+([.G165]*0.2)+([.H165]*0.25)" office:value-type="float" office:value="7.85" calcext:value-type="float">
            <text:p>7.85</text:p>
          </table:table-cell>
          <table:table-cell table:formula="of:=MEDIAN([.B165:.H16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A166]/10" office:value-type="float" office:value="-0.6" calcext:value-type="float">
            <text:p>-0.6</text:p>
          </table:table-cell>
          <table:table-cell table:formula="of:=([.B166]*0.05)+([.C166]*0.1)+([.D166]*0.1)+([.E166]*0.15)+([.F166]*0.15)+([.G166]*0.2)+([.H166]*0.25)" office:value-type="float" office:value="7.8" calcext:value-type="float">
            <text:p>7.8</text:p>
          </table:table-cell>
          <table:table-cell table:formula="of:=MEDIAN([.B166:.H16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167]/10" office:value-type="float" office:value="-0.1" calcext:value-type="float">
            <text:p>-0.1</text:p>
          </table:table-cell>
          <table:table-cell table:formula="of:=([.B167]*0.05)+([.C167]*0.1)+([.D167]*0.1)+([.E167]*0.15)+([.F167]*0.15)+([.G167]*0.2)+([.H167]*0.25)" office:value-type="float" office:value="9.15" calcext:value-type="float">
            <text:p>9.15</text:p>
          </table:table-cell>
          <table:table-cell table:formula="of:=MEDIAN([.B167:.H16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168]/10" office:value-type="float" office:value="-0.3" calcext:value-type="float">
            <text:p>-0.3</text:p>
          </table:table-cell>
          <table:table-cell table:formula="of:=([.B168]*0.05)+([.C168]*0.1)+([.D168]*0.1)+([.E168]*0.15)+([.F168]*0.15)+([.G168]*0.2)+([.H168]*0.25)" office:value-type="float" office:value="7.55" calcext:value-type="float">
            <text:p>7.55</text:p>
          </table:table-cell>
          <table:table-cell table:formula="of:=MEDIAN([.B168:.H16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169]/10" office:value-type="float" office:value="0" calcext:value-type="float">
            <text:p>0</text:p>
          </table:table-cell>
          <table:table-cell table:formula="of:=([.B169]*0.05)+([.C169]*0.1)+([.D169]*0.1)+([.E169]*0.15)+([.F169]*0.15)+([.G169]*0.2)+([.H169]*0.25)" office:value-type="float" office:value="8.45" calcext:value-type="float">
            <text:p>8.45</text:p>
          </table:table-cell>
          <table:table-cell table:formula="of:=MEDIAN([.B169:.H16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70]/10" office:value-type="float" office:value="-0.5" calcext:value-type="float">
            <text:p>-0.5</text:p>
          </table:table-cell>
          <table:table-cell table:formula="of:=([.B170]*0.05)+([.C170]*0.1)+([.D170]*0.1)+([.E170]*0.15)+([.F170]*0.15)+([.G170]*0.2)+([.H170]*0.25)" office:value-type="float" office:value="5.3" calcext:value-type="float">
            <text:p>5.3</text:p>
          </table:table-cell>
          <table:table-cell table:formula="of:=MEDIAN([.B170:.H17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71]/10" office:value-type="float" office:value="0.3" calcext:value-type="float">
            <text:p>0.3</text:p>
          </table:table-cell>
          <table:table-cell table:formula="of:=([.B171]*0.05)+([.C171]*0.1)+([.D171]*0.1)+([.E171]*0.15)+([.F171]*0.15)+([.G171]*0.2)+([.H171]*0.25)" office:value-type="float" office:value="7.8" calcext:value-type="float">
            <text:p>7.8</text:p>
          </table:table-cell>
          <table:table-cell table:formula="of:=MEDIAN([.B171:.H17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72]/10" office:value-type="float" office:value="-0.1" calcext:value-type="float">
            <text:p>-0.1</text:p>
          </table:table-cell>
          <table:table-cell table:formula="of:=([.B172]*0.05)+([.C172]*0.1)+([.D172]*0.1)+([.E172]*0.15)+([.F172]*0.15)+([.G172]*0.2)+([.H172]*0.25)" office:value-type="float" office:value="2.1" calcext:value-type="float">
            <text:p>2.1</text:p>
          </table:table-cell>
          <table:table-cell table:formula="of:=MEDIAN([.B172:.H17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173]/10" office:value-type="float" office:value="4.2" calcext:value-type="float">
            <text:p>4.2</text:p>
          </table:table-cell>
          <table:table-cell table:formula="of:=([.B173]*0.05)+([.C173]*0.1)+([.D173]*0.1)+([.E173]*0.15)+([.F173]*0.15)+([.G173]*0.2)+([.H173]*0.25)" office:value-type="float" office:value="1.05" calcext:value-type="float">
            <text:p>1.05</text:p>
          </table:table-cell>
          <table:table-cell table:formula="of:=MEDIAN([.B173:.H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4]/10" office:value-type="float" office:value="4.2" calcext:value-type="float">
            <text:p>4.2</text:p>
          </table:table-cell>
          <table:table-cell table:formula="of:=([.B174]*0.05)+([.C174]*0.1)+([.D174]*0.1)+([.E174]*0.15)+([.F174]*0.15)+([.G174]*0.2)+([.H174]*0.25)" office:value-type="float" office:value="0" calcext:value-type="float">
            <text:p>0</text:p>
          </table:table-cell>
          <table:table-cell table:formula="of:=MEDIAN([.B174:.H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5]/10" office:value-type="float" office:value="11.5" calcext:value-type="float">
            <text:p>11.5</text:p>
          </table:table-cell>
          <table:table-cell table:formula="of:=([.B175]*0.05)+([.C175]*0.1)+([.D175]*0.1)+([.E175]*0.15)+([.F175]*0.15)+([.G175]*0.2)+([.H175]*0.25)" office:value-type="float" office:value="0" calcext:value-type="float">
            <text:p>0</text:p>
          </table:table-cell>
          <table:table-cell table:formula="of:=MEDIAN([.B175:.H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6]/10" office:value-type="float" office:value="11.5" calcext:value-type="float">
            <text:p>11.5</text:p>
          </table:table-cell>
          <table:table-cell table:formula="of:=([.B176]*0.05)+([.C176]*0.1)+([.D176]*0.1)+([.E176]*0.15)+([.F176]*0.15)+([.G176]*0.2)+([.H176]*0.25)" office:value-type="float" office:value="0" calcext:value-type="float">
            <text:p>0</text:p>
          </table:table-cell>
          <table:table-cell table:formula="of:=MEDIAN([.B176:.H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7]/10" office:value-type="float" office:value="13.4" calcext:value-type="float">
            <text:p>13.4</text:p>
          </table:table-cell>
          <table:table-cell table:formula="of:=([.B177]*0.05)+([.C177]*0.1)+([.D177]*0.1)+([.E177]*0.15)+([.F177]*0.15)+([.G177]*0.2)+([.H177]*0.25)" office:value-type="float" office:value="0" calcext:value-type="float">
            <text:p>0</text:p>
          </table:table-cell>
          <table:table-cell table:formula="of:=MEDIAN([.B177:.H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8]/10" office:value-type="float" office:value="13.4" calcext:value-type="float">
            <text:p>13.4</text:p>
          </table:table-cell>
          <table:table-cell table:formula="of:=([.B178]*0.05)+([.C178]*0.1)+([.D178]*0.1)+([.E178]*0.15)+([.F178]*0.15)+([.G178]*0.2)+([.H178]*0.25)" office:value-type="float" office:value="0" calcext:value-type="float">
            <text:p>0</text:p>
          </table:table-cell>
          <table:table-cell table:formula="of:=MEDIAN([.B178:.H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79]/10" office:value-type="float" office:value="13.4" calcext:value-type="float">
            <text:p>13.4</text:p>
          </table:table-cell>
          <table:table-cell table:formula="of:=([.B179]*0.05)+([.C179]*0.1)+([.D179]*0.1)+([.E179]*0.15)+([.F179]*0.15)+([.G179]*0.2)+([.H179]*0.25)" office:value-type="float" office:value="0" calcext:value-type="float">
            <text:p>0</text:p>
          </table:table-cell>
          <table:table-cell table:formula="of:=MEDIAN([.B179:.H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0]/10" office:value-type="float" office:value="13.4" calcext:value-type="float">
            <text:p>13.4</text:p>
          </table:table-cell>
          <table:table-cell table:formula="of:=([.B180]*0.05)+([.C180]*0.1)+([.D180]*0.1)+([.E180]*0.15)+([.F180]*0.15)+([.G180]*0.2)+([.H180]*0.25)" office:value-type="float" office:value="0" calcext:value-type="float">
            <text:p>0</text:p>
          </table:table-cell>
          <table:table-cell table:formula="of:=MEDIAN([.B180:.H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1]/10" office:value-type="float" office:value="13.8" calcext:value-type="float">
            <text:p>13.8</text:p>
          </table:table-cell>
          <table:table-cell table:formula="of:=([.B181]*0.05)+([.C181]*0.1)+([.D181]*0.1)+([.E181]*0.15)+([.F181]*0.15)+([.G181]*0.2)+([.H181]*0.25)" office:value-type="float" office:value="0" calcext:value-type="float">
            <text:p>0</text:p>
          </table:table-cell>
          <table:table-cell table:formula="of:=MEDIAN([.B181:.H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2]/10" office:value-type="float" office:value="14.2" calcext:value-type="float">
            <text:p>14.2</text:p>
          </table:table-cell>
          <table:table-cell table:formula="of:=([.B182]*0.05)+([.C182]*0.1)+([.D182]*0.1)+([.E182]*0.15)+([.F182]*0.15)+([.G182]*0.2)+([.H182]*0.25)" office:value-type="float" office:value="0" calcext:value-type="float">
            <text:p>0</text:p>
          </table:table-cell>
          <table:table-cell table:formula="of:=MEDIAN([.B182:.H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3]/10" office:value-type="float" office:value="14.2" calcext:value-type="float">
            <text:p>14.2</text:p>
          </table:table-cell>
          <table:table-cell table:formula="of:=([.B183]*0.05)+([.C183]*0.1)+([.D183]*0.1)+([.E183]*0.15)+([.F183]*0.15)+([.G183]*0.2)+([.H183]*0.25)" office:value-type="float" office:value="0" calcext:value-type="float">
            <text:p>0</text:p>
          </table:table-cell>
          <table:table-cell table:formula="of:=MEDIAN([.B183:.H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4]/10" office:value-type="float" office:value="14.1" calcext:value-type="float">
            <text:p>14.1</text:p>
          </table:table-cell>
          <table:table-cell table:formula="of:=([.B184]*0.05)+([.C184]*0.1)+([.D184]*0.1)+([.E184]*0.15)+([.F184]*0.15)+([.G184]*0.2)+([.H184]*0.25)" office:value-type="float" office:value="0" calcext:value-type="float">
            <text:p>0</text:p>
          </table:table-cell>
          <table:table-cell table:formula="of:=MEDIAN([.B184:.H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5]/10" office:value-type="float" office:value="13.3" calcext:value-type="float">
            <text:p>13.3</text:p>
          </table:table-cell>
          <table:table-cell table:formula="of:=([.B185]*0.05)+([.C185]*0.1)+([.D185]*0.1)+([.E185]*0.15)+([.F185]*0.15)+([.G185]*0.2)+([.H185]*0.25)" office:value-type="float" office:value="0" calcext:value-type="float">
            <text:p>0</text:p>
          </table:table-cell>
          <table:table-cell table:formula="of:=MEDIAN([.B185:.H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6]/10" office:value-type="float" office:value="13.1" calcext:value-type="float">
            <text:p>13.1</text:p>
          </table:table-cell>
          <table:table-cell table:formula="of:=([.B186]*0.05)+([.C186]*0.1)+([.D186]*0.1)+([.E186]*0.15)+([.F186]*0.15)+([.G186]*0.2)+([.H186]*0.25)" office:value-type="float" office:value="0" calcext:value-type="float">
            <text:p>0</text:p>
          </table:table-cell>
          <table:table-cell table:formula="of:=MEDIAN([.B186:.H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7]/10" office:value-type="float" office:value="13.1" calcext:value-type="float">
            <text:p>13.1</text:p>
          </table:table-cell>
          <table:table-cell table:formula="of:=([.B187]*0.05)+([.C187]*0.1)+([.D187]*0.1)+([.E187]*0.15)+([.F187]*0.15)+([.G187]*0.2)+([.H187]*0.25)" office:value-type="float" office:value="0" calcext:value-type="float">
            <text:p>0</text:p>
          </table:table-cell>
          <table:table-cell table:formula="of:=MEDIAN([.B187:.H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8]/10" office:value-type="float" office:value="13.1" calcext:value-type="float">
            <text:p>13.1</text:p>
          </table:table-cell>
          <table:table-cell table:formula="of:=([.B188]*0.05)+([.C188]*0.1)+([.D188]*0.1)+([.E188]*0.15)+([.F188]*0.15)+([.G188]*0.2)+([.H188]*0.25)" office:value-type="float" office:value="0" calcext:value-type="float">
            <text:p>0</text:p>
          </table:table-cell>
          <table:table-cell table:formula="of:=MEDIAN([.B188:.H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89]/10" office:value-type="float" office:value="13.1" calcext:value-type="float">
            <text:p>13.1</text:p>
          </table:table-cell>
          <table:table-cell table:formula="of:=([.B189]*0.05)+([.C189]*0.1)+([.D189]*0.1)+([.E189]*0.15)+([.F189]*0.15)+([.G189]*0.2)+([.H189]*0.25)" office:value-type="float" office:value="0" calcext:value-type="float">
            <text:p>0</text:p>
          </table:table-cell>
          <table:table-cell table:formula="of:=MEDIAN([.B189:.H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0]/10" office:value-type="float" office:value="13" calcext:value-type="float">
            <text:p>13</text:p>
          </table:table-cell>
          <table:table-cell table:formula="of:=([.B190]*0.05)+([.C190]*0.1)+([.D190]*0.1)+([.E190]*0.15)+([.F190]*0.15)+([.G190]*0.2)+([.H190]*0.25)" office:value-type="float" office:value="0" calcext:value-type="float">
            <text:p>0</text:p>
          </table:table-cell>
          <table:table-cell table:formula="of:=MEDIAN([.B190:.H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1]/10" office:value-type="float" office:value="13" calcext:value-type="float">
            <text:p>13</text:p>
          </table:table-cell>
          <table:table-cell table:formula="of:=([.B191]*0.05)+([.C191]*0.1)+([.D191]*0.1)+([.E191]*0.15)+([.F191]*0.15)+([.G191]*0.2)+([.H191]*0.25)" office:value-type="float" office:value="0" calcext:value-type="float">
            <text:p>0</text:p>
          </table:table-cell>
          <table:table-cell table:formula="of:=MEDIAN([.B191:.H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2]/10" office:value-type="float" office:value="10.4" calcext:value-type="float">
            <text:p>10.4</text:p>
          </table:table-cell>
          <table:table-cell table:formula="of:=([.B192]*0.05)+([.C192]*0.1)+([.D192]*0.1)+([.E192]*0.15)+([.F192]*0.15)+([.G192]*0.2)+([.H192]*0.25)" office:value-type="float" office:value="0" calcext:value-type="float">
            <text:p>0</text:p>
          </table:table-cell>
          <table:table-cell table:formula="of:=MEDIAN([.B192:.H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3]/10" office:value-type="float" office:value="10.4" calcext:value-type="float">
            <text:p>10.4</text:p>
          </table:table-cell>
          <table:table-cell table:formula="of:=([.B193]*0.05)+([.C193]*0.1)+([.D193]*0.1)+([.E193]*0.15)+([.F193]*0.15)+([.G193]*0.2)+([.H193]*0.25)" office:value-type="float" office:value="0" calcext:value-type="float">
            <text:p>0</text:p>
          </table:table-cell>
          <table:table-cell table:formula="of:=MEDIAN([.B193:.H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4]/10" office:value-type="float" office:value="5.3" calcext:value-type="float">
            <text:p>5.3</text:p>
          </table:table-cell>
          <table:table-cell table:formula="of:=([.B194]*0.05)+([.C194]*0.1)+([.D194]*0.1)+([.E194]*0.15)+([.F194]*0.15)+([.G194]*0.2)+([.H194]*0.25)" office:value-type="float" office:value="0" calcext:value-type="float">
            <text:p>0</text:p>
          </table:table-cell>
          <table:table-cell table:formula="of:=MEDIAN([.B194:.H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5]/10" office:value-type="float" office:value="2" calcext:value-type="float">
            <text:p>2</text:p>
          </table:table-cell>
          <table:table-cell table:formula="of:=([.B195]*0.05)+([.C195]*0.1)+([.D195]*0.1)+([.E195]*0.15)+([.F195]*0.15)+([.G195]*0.2)+([.H195]*0.25)" office:value-type="float" office:value="0" calcext:value-type="float">
            <text:p>0</text:p>
          </table:table-cell>
          <table:table-cell table:formula="of:=MEDIAN([.B195:.H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196]/10" office:value-type="float" office:value="2" calcext:value-type="float">
            <text:p>2</text:p>
          </table:table-cell>
          <table:table-cell table:formula="of:=([.B196]*0.05)+([.C196]*0.1)+([.D196]*0.1)+([.E196]*0.15)+([.F196]*0.15)+([.G196]*0.2)+([.H196]*0.25)" office:value-type="float" office:value="0" calcext:value-type="float">
            <text:p>0</text:p>
          </table:table-cell>
          <table:table-cell table:formula="of:=MEDIAN([.B196:.H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97]/10" office:value-type="float" office:value="0.6" calcext:value-type="float">
            <text:p>0.6</text:p>
          </table:table-cell>
          <table:table-cell table:formula="of:=([.B197]*0.05)+([.C197]*0.1)+([.D197]*0.1)+([.E197]*0.15)+([.F197]*0.15)+([.G197]*0.2)+([.H197]*0.25)" office:value-type="float" office:value="0.8" calcext:value-type="float">
            <text:p>0.8</text:p>
          </table:table-cell>
          <table:table-cell table:formula="of:=MEDIAN([.B197:.H1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98]/10" office:value-type="float" office:value="0.6" calcext:value-type="float">
            <text:p>0.6</text:p>
          </table:table-cell>
          <table:table-cell table:formula="of:=([.B198]*0.05)+([.C198]*0.1)+([.D198]*0.1)+([.E198]*0.15)+([.F198]*0.15)+([.G198]*0.2)+([.H198]*0.25)" office:value-type="float" office:value="4.75" calcext:value-type="float">
            <text:p>4.75</text:p>
          </table:table-cell>
          <table:table-cell table:formula="of:=MEDIAN([.B198:.H19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99]/10" office:value-type="float" office:value="0.5" calcext:value-type="float">
            <text:p>0.5</text:p>
          </table:table-cell>
          <table:table-cell table:formula="of:=([.B199]*0.05)+([.C199]*0.1)+([.D199]*0.1)+([.E199]*0.15)+([.F199]*0.15)+([.G199]*0.2)+([.H199]*0.25)" office:value-type="float" office:value="4.75" calcext:value-type="float">
            <text:p>4.75</text:p>
          </table:table-cell>
          <table:table-cell table:formula="of:=MEDIAN([.B199:.H19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A200]/10" office:value-type="float" office:value="0.4" calcext:value-type="float">
            <text:p>0.4</text:p>
          </table:table-cell>
          <table:table-cell table:formula="of:=([.B200]*0.05)+([.C200]*0.1)+([.D200]*0.1)+([.E200]*0.15)+([.F200]*0.15)+([.G200]*0.2)+([.H200]*0.25)" office:value-type="float" office:value="5.95" calcext:value-type="float">
            <text:p>5.95</text:p>
          </table:table-cell>
          <table:table-cell table:formula="of:=MEDIAN([.B200:.H20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201]/10" office:value-type="float" office:value="0.2" calcext:value-type="float">
            <text:p>0.2</text:p>
          </table:table-cell>
          <table:table-cell table:formula="of:=([.B201]*0.05)+([.C201]*0.1)+([.D201]*0.1)+([.E201]*0.15)+([.F201]*0.15)+([.G201]*0.2)+([.H201]*0.25)" office:value-type="float" office:value="7.5" calcext:value-type="float">
            <text:p>7.5</text:p>
          </table:table-cell>
          <table:table-cell table:formula="of:=MEDIAN([.B201:.H20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202]/10" office:value-type="float" office:value="-0.2" calcext:value-type="float">
            <text:p>-0.2</text:p>
          </table:table-cell>
          <table:table-cell table:formula="of:=([.B202]*0.05)+([.C202]*0.1)+([.D202]*0.1)+([.E202]*0.15)+([.F202]*0.15)+([.G202]*0.2)+([.H202]*0.25)" office:value-type="float" office:value="8.45" calcext:value-type="float">
            <text:p>8.45</text:p>
          </table:table-cell>
          <table:table-cell table:formula="of:=MEDIAN([.B202:.H20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203]/10" office:value-type="float" office:value="0.6" calcext:value-type="float">
            <text:p>0.6</text:p>
          </table:table-cell>
          <table:table-cell table:formula="of:=([.B203]*0.05)+([.C203]*0.1)+([.D203]*0.1)+([.E203]*0.15)+([.F203]*0.15)+([.G203]*0.2)+([.H203]*0.25)" office:value-type="float" office:value="8.45" calcext:value-type="float">
            <text:p>8.45</text:p>
          </table:table-cell>
          <table:table-cell table:formula="of:=MEDIAN([.B203:.H20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204]/10" office:value-type="float" office:value="0.6" calcext:value-type="float">
            <text:p>0.6</text:p>
          </table:table-cell>
          <table:table-cell table:formula="of:=([.B204]*0.05)+([.C204]*0.1)+([.D204]*0.1)+([.E204]*0.15)+([.F204]*0.15)+([.G204]*0.2)+([.H204]*0.25)" office:value-type="float" office:value="8.45" calcext:value-type="float">
            <text:p>8.45</text:p>
          </table:table-cell>
          <table:table-cell table:formula="of:=MEDIAN([.B204:.H20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205]/10" office:value-type="float" office:value="-0.2" calcext:value-type="float">
            <text:p>-0.2</text:p>
          </table:table-cell>
          <table:table-cell table:formula="of:=([.B205]*0.05)+([.C205]*0.1)+([.D205]*0.1)+([.E205]*0.15)+([.F205]*0.15)+([.G205]*0.2)+([.H205]*0.25)" office:value-type="float" office:value="8.45" calcext:value-type="float">
            <text:p>8.45</text:p>
          </table:table-cell>
          <table:table-cell table:formula="of:=MEDIAN([.B205:.H2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06]/10" office:value-type="float" office:value="-0.2" calcext:value-type="float">
            <text:p>-0.2</text:p>
          </table:table-cell>
          <table:table-cell table:formula="of:=([.B206]*0.05)+([.C206]*0.1)+([.D206]*0.1)+([.E206]*0.15)+([.F206]*0.15)+([.G206]*0.2)+([.H206]*0.25)" office:value-type="float" office:value="6.9" calcext:value-type="float">
            <text:p>6.9</text:p>
          </table:table-cell>
          <table:table-cell table:formula="of:=MEDIAN([.B206:.H20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07]/10" office:value-type="float" office:value="0.4" calcext:value-type="float">
            <text:p>0.4</text:p>
          </table:table-cell>
          <table:table-cell table:formula="of:=([.B207]*0.05)+([.C207]*0.1)+([.D207]*0.1)+([.E207]*0.15)+([.F207]*0.15)+([.G207]*0.2)+([.H207]*0.25)" office:value-type="float" office:value="6.9" calcext:value-type="float">
            <text:p>6.9</text:p>
          </table:table-cell>
          <table:table-cell table:formula="of:=MEDIAN([.B207:.H20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208]/10" office:value-type="float" office:value="0.4" calcext:value-type="float">
            <text:p>0.4</text:p>
          </table:table-cell>
          <table:table-cell table:formula="of:=([.B208]*0.05)+([.C208]*0.1)+([.D208]*0.1)+([.E208]*0.15)+([.F208]*0.15)+([.G208]*0.2)+([.H208]*0.25)" office:value-type="float" office:value="6.55" calcext:value-type="float">
            <text:p>6.55</text:p>
          </table:table-cell>
          <table:table-cell table:formula="of:=MEDIAN([.B208:.H20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09]/10" office:value-type="float" office:value="0.4" calcext:value-type="float">
            <text:p>0.4</text:p>
          </table:table-cell>
          <table:table-cell table:formula="of:=([.B209]*0.05)+([.C209]*0.1)+([.D209]*0.1)+([.E209]*0.15)+([.F209]*0.15)+([.G209]*0.2)+([.H209]*0.25)" office:value-type="float" office:value="6.7" calcext:value-type="float">
            <text:p>6.7</text:p>
          </table:table-cell>
          <table:table-cell table:formula="of:=MEDIAN([.B209:.H20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10]/10" office:value-type="float" office:value="0.1" calcext:value-type="float">
            <text:p>0.1</text:p>
          </table:table-cell>
          <table:table-cell table:formula="of:=([.B210]*0.05)+([.C210]*0.1)+([.D210]*0.1)+([.E210]*0.15)+([.F210]*0.15)+([.G210]*0.2)+([.H210]*0.25)" office:value-type="float" office:value="6.7" calcext:value-type="float">
            <text:p>6.7</text:p>
          </table:table-cell>
          <table:table-cell table:formula="of:=MEDIAN([.B210:.H2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A211]/10" office:value-type="float" office:value="0.1" calcext:value-type="float">
            <text:p>0.1</text:p>
          </table:table-cell>
          <table:table-cell table:formula="of:=([.B211]*0.05)+([.C211]*0.1)+([.D211]*0.1)+([.E211]*0.15)+([.F211]*0.15)+([.G211]*0.2)+([.H211]*0.25)" office:value-type="float" office:value="7.2" calcext:value-type="float">
            <text:p>7.2</text:p>
          </table:table-cell>
          <table:table-cell table:formula="of:=MEDIAN([.B211:.H21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212]/10" office:value-type="float" office:value="-0.3" calcext:value-type="float">
            <text:p>-0.3</text:p>
          </table:table-cell>
          <table:table-cell table:formula="of:=([.B212]*0.05)+([.C212]*0.1)+([.D212]*0.1)+([.E212]*0.15)+([.F212]*0.15)+([.G212]*0.2)+([.H212]*0.25)" office:value-type="float" office:value="7.1" calcext:value-type="float">
            <text:p>7.1</text:p>
          </table:table-cell>
          <table:table-cell table:formula="of:=MEDIAN([.B212:.H21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13]/10" office:value-type="float" office:value="-0.3" calcext:value-type="float">
            <text:p>-0.3</text:p>
          </table:table-cell>
          <table:table-cell table:formula="of:=([.B213]*0.05)+([.C213]*0.1)+([.D213]*0.1)+([.E213]*0.15)+([.F213]*0.15)+([.G213]*0.2)+([.H213]*0.25)" office:value-type="float" office:value="5.35" calcext:value-type="float">
            <text:p>5.35</text:p>
          </table:table-cell>
          <table:table-cell table:formula="of:=MEDIAN([.B213:.H21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14]/10" office:value-type="float" office:value="-0.1" calcext:value-type="float">
            <text:p>-0.1</text:p>
          </table:table-cell>
          <table:table-cell table:formula="of:=([.B214]*0.05)+([.C214]*0.1)+([.D214]*0.1)+([.E214]*0.15)+([.F214]*0.15)+([.G214]*0.2)+([.H214]*0.25)" office:value-type="float" office:value="5.35" calcext:value-type="float">
            <text:p>5.35</text:p>
          </table:table-cell>
          <table:table-cell table:formula="of:=MEDIAN([.B214:.H2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15]/10" office:value-type="float" office:value="-0.1" calcext:value-type="float">
            <text:p>-0.1</text:p>
          </table:table-cell>
          <table:table-cell table:formula="of:=([.B215]*0.05)+([.C215]*0.1)+([.D215]*0.1)+([.E215]*0.15)+([.F215]*0.15)+([.G215]*0.2)+([.H215]*0.25)" office:value-type="float" office:value="5.35" calcext:value-type="float">
            <text:p>5.35</text:p>
          </table:table-cell>
          <table:table-cell table:formula="of:=MEDIAN([.B215:.H21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6]/10" office:value-type="float" office:value="-0.2" calcext:value-type="float">
            <text:p>-0.2</text:p>
          </table:table-cell>
          <table:table-cell table:formula="of:=([.B216]*0.05)+([.C216]*0.1)+([.D216]*0.1)+([.E216]*0.15)+([.F216]*0.15)+([.G216]*0.2)+([.H216]*0.25)" office:value-type="float" office:value="4.25" calcext:value-type="float">
            <text:p>4.25</text:p>
          </table:table-cell>
          <table:table-cell table:formula="of:=MEDIAN([.B216:.H21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17]/10" office:value-type="float" office:value="11.3" calcext:value-type="float">
            <text:p>11.3</text:p>
          </table:table-cell>
          <table:table-cell table:formula="of:=([.B217]*0.05)+([.C217]*0.1)+([.D217]*0.1)+([.E217]*0.15)+([.F217]*0.15)+([.G217]*0.2)+([.H217]*0.25)" office:value-type="float" office:value="0.95" calcext:value-type="float">
            <text:p>0.95</text:p>
          </table:table-cell>
          <table:table-cell table:formula="of:=MEDIAN([.B217:.H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18]/10" office:value-type="float" office:value="13.2" calcext:value-type="float">
            <text:p>13.2</text:p>
          </table:table-cell>
          <table:table-cell table:formula="of:=([.B218]*0.05)+([.C218]*0.1)+([.D218]*0.1)+([.E218]*0.15)+([.F218]*0.15)+([.G218]*0.2)+([.H218]*0.25)" office:value-type="float" office:value="0" calcext:value-type="float">
            <text:p>0</text:p>
          </table:table-cell>
          <table:table-cell table:formula="of:=MEDIAN([.B218:.H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19]/10" office:value-type="float" office:value="13.9" calcext:value-type="float">
            <text:p>13.9</text:p>
          </table:table-cell>
          <table:table-cell table:formula="of:=([.B219]*0.05)+([.C219]*0.1)+([.D219]*0.1)+([.E219]*0.15)+([.F219]*0.15)+([.G219]*0.2)+([.H219]*0.25)" office:value-type="float" office:value="0" calcext:value-type="float">
            <text:p>0</text:p>
          </table:table-cell>
          <table:table-cell table:formula="of:=MEDIAN([.B219:.H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0]/10" office:value-type="float" office:value="13.9" calcext:value-type="float">
            <text:p>13.9</text:p>
          </table:table-cell>
          <table:table-cell table:formula="of:=([.B220]*0.05)+([.C220]*0.1)+([.D220]*0.1)+([.E220]*0.15)+([.F220]*0.15)+([.G220]*0.2)+([.H220]*0.25)" office:value-type="float" office:value="0" calcext:value-type="float">
            <text:p>0</text:p>
          </table:table-cell>
          <table:table-cell table:formula="of:=MEDIAN([.B220:.H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1]/10" office:value-type="float" office:value="13.3" calcext:value-type="float">
            <text:p>13.3</text:p>
          </table:table-cell>
          <table:table-cell table:formula="of:=([.B221]*0.05)+([.C221]*0.1)+([.D221]*0.1)+([.E221]*0.15)+([.F221]*0.15)+([.G221]*0.2)+([.H221]*0.25)" office:value-type="float" office:value="0" calcext:value-type="float">
            <text:p>0</text:p>
          </table:table-cell>
          <table:table-cell table:formula="of:=MEDIAN([.B221:.H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2]/10" office:value-type="float" office:value="13.3" calcext:value-type="float">
            <text:p>13.3</text:p>
          </table:table-cell>
          <table:table-cell table:formula="of:=([.B222]*0.05)+([.C222]*0.1)+([.D222]*0.1)+([.E222]*0.15)+([.F222]*0.15)+([.G222]*0.2)+([.H222]*0.25)" office:value-type="float" office:value="0" calcext:value-type="float">
            <text:p>0</text:p>
          </table:table-cell>
          <table:table-cell table:formula="of:=MEDIAN([.B222:.H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3]/10" office:value-type="float" office:value="13.9" calcext:value-type="float">
            <text:p>13.9</text:p>
          </table:table-cell>
          <table:table-cell table:formula="of:=([.B223]*0.05)+([.C223]*0.1)+([.D223]*0.1)+([.E223]*0.15)+([.F223]*0.15)+([.G223]*0.2)+([.H223]*0.25)" office:value-type="float" office:value="0" calcext:value-type="float">
            <text:p>0</text:p>
          </table:table-cell>
          <table:table-cell table:formula="of:=MEDIAN([.B223:.H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4]/10" office:value-type="float" office:value="12.8" calcext:value-type="float">
            <text:p>12.8</text:p>
          </table:table-cell>
          <table:table-cell table:formula="of:=([.B224]*0.05)+([.C224]*0.1)+([.D224]*0.1)+([.E224]*0.15)+([.F224]*0.15)+([.G224]*0.2)+([.H224]*0.25)" office:value-type="float" office:value="0" calcext:value-type="float">
            <text:p>0</text:p>
          </table:table-cell>
          <table:table-cell table:formula="of:=MEDIAN([.B224:.H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5]/10" office:value-type="float" office:value="12.8" calcext:value-type="float">
            <text:p>12.8</text:p>
          </table:table-cell>
          <table:table-cell table:formula="of:=([.B225]*0.05)+([.C225]*0.1)+([.D225]*0.1)+([.E225]*0.15)+([.F225]*0.15)+([.G225]*0.2)+([.H225]*0.25)" office:value-type="float" office:value="0" calcext:value-type="float">
            <text:p>0</text:p>
          </table:table-cell>
          <table:table-cell table:formula="of:=MEDIAN([.B225:.H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6]/10" office:value-type="float" office:value="13.2" calcext:value-type="float">
            <text:p>13.2</text:p>
          </table:table-cell>
          <table:table-cell table:formula="of:=([.B226]*0.05)+([.C226]*0.1)+([.D226]*0.1)+([.E226]*0.15)+([.F226]*0.15)+([.G226]*0.2)+([.H226]*0.25)" office:value-type="float" office:value="0" calcext:value-type="float">
            <text:p>0</text:p>
          </table:table-cell>
          <table:table-cell table:formula="of:=MEDIAN([.B226:.H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7]/10" office:value-type="float" office:value="13.3" calcext:value-type="float">
            <text:p>13.3</text:p>
          </table:table-cell>
          <table:table-cell table:formula="of:=([.B227]*0.05)+([.C227]*0.1)+([.D227]*0.1)+([.E227]*0.15)+([.F227]*0.15)+([.G227]*0.2)+([.H227]*0.25)" office:value-type="float" office:value="0" calcext:value-type="float">
            <text:p>0</text:p>
          </table:table-cell>
          <table:table-cell table:formula="of:=MEDIAN([.B227:.H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8]/10" office:value-type="float" office:value="13.3" calcext:value-type="float">
            <text:p>13.3</text:p>
          </table:table-cell>
          <table:table-cell table:formula="of:=([.B228]*0.05)+([.C228]*0.1)+([.D228]*0.1)+([.E228]*0.15)+([.F228]*0.15)+([.G228]*0.2)+([.H228]*0.25)" office:value-type="float" office:value="0" calcext:value-type="float">
            <text:p>0</text:p>
          </table:table-cell>
          <table:table-cell table:formula="of:=MEDIAN([.B228:.H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9]/10" office:value-type="float" office:value="12.3" calcext:value-type="float">
            <text:p>12.3</text:p>
          </table:table-cell>
          <table:table-cell table:formula="of:=([.B229]*0.05)+([.C229]*0.1)+([.D229]*0.1)+([.E229]*0.15)+([.F229]*0.15)+([.G229]*0.2)+([.H229]*0.25)" office:value-type="float" office:value="0" calcext:value-type="float">
            <text:p>0</text:p>
          </table:table-cell>
          <table:table-cell table:formula="of:=MEDIAN([.B229:.H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30]/10" office:value-type="float" office:value="12.3" calcext:value-type="float">
            <text:p>12.3</text:p>
          </table:table-cell>
          <table:table-cell table:formula="of:=([.B230]*0.05)+([.C230]*0.1)+([.D230]*0.1)+([.E230]*0.15)+([.F230]*0.15)+([.G230]*0.2)+([.H230]*0.25)" office:value-type="float" office:value="0" calcext:value-type="float">
            <text:p>0</text:p>
          </table:table-cell>
          <table:table-cell table:formula="of:=MEDIAN([.B230:.H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31]/10" office:value-type="float" office:value="13.2" calcext:value-type="float">
            <text:p>13.2</text:p>
          </table:table-cell>
          <table:table-cell table:formula="of:=([.B231]*0.05)+([.C231]*0.1)+([.D231]*0.1)+([.E231]*0.15)+([.F231]*0.15)+([.G231]*0.2)+([.H231]*0.25)" office:value-type="float" office:value="0" calcext:value-type="float">
            <text:p>0</text:p>
          </table:table-cell>
          <table:table-cell table:formula="of:=MEDIAN([.B231:.H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32]/10" office:value-type="float" office:value="7.4" calcext:value-type="float">
            <text:p>7.4</text:p>
          </table:table-cell>
          <table:table-cell table:formula="of:=([.B232]*0.05)+([.C232]*0.1)+([.D232]*0.1)+([.E232]*0.15)+([.F232]*0.15)+([.G232]*0.2)+([.H232]*0.25)" office:value-type="float" office:value="0" calcext:value-type="float">
            <text:p>0</text:p>
          </table:table-cell>
          <table:table-cell table:formula="of:=MEDIAN([.B232:.H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33]/10" office:value-type="float" office:value="3.8" calcext:value-type="float">
            <text:p>3.8</text:p>
          </table:table-cell>
          <table:table-cell table:formula="of:=([.B233]*0.05)+([.C233]*0.1)+([.D233]*0.1)+([.E233]*0.15)+([.F233]*0.15)+([.G233]*0.2)+([.H233]*0.25)" office:value-type="float" office:value="0" calcext:value-type="float">
            <text:p>0</text:p>
          </table:table-cell>
          <table:table-cell table:formula="of:=MEDIAN([.B233:.H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34]/10" office:value-type="float" office:value="0.9" calcext:value-type="float">
            <text:p>0.9</text:p>
          </table:table-cell>
          <table:table-cell table:formula="of:=([.B234]*0.05)+([.C234]*0.1)+([.D234]*0.1)+([.E234]*0.15)+([.F234]*0.15)+([.G234]*0.2)+([.H234]*0.25)" office:value-type="float" office:value="0.8" calcext:value-type="float">
            <text:p>0.8</text:p>
          </table:table-cell>
          <table:table-cell table:formula="of:=MEDIAN([.B234:.H2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35]/10" office:value-type="float" office:value="0.1" calcext:value-type="float">
            <text:p>0.1</text:p>
          </table:table-cell>
          <table:table-cell table:formula="of:=([.B235]*0.05)+([.C235]*0.1)+([.D235]*0.1)+([.E235]*0.15)+([.F235]*0.15)+([.G235]*0.2)+([.H235]*0.25)" office:value-type="float" office:value="0.8" calcext:value-type="float">
            <text:p>0.8</text:p>
          </table:table-cell>
          <table:table-cell table:formula="of:=MEDIAN([.B235:.H2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236]/10" office:value-type="float" office:value="0.5" calcext:value-type="float">
            <text:p>0.5</text:p>
          </table:table-cell>
          <table:table-cell table:formula="of:=([.B236]*0.05)+([.C236]*0.1)+([.D236]*0.1)+([.E236]*0.15)+([.F236]*0.15)+([.G236]*0.2)+([.H236]*0.25)" office:value-type="float" office:value="7.75" calcext:value-type="float">
            <text:p>7.75</text:p>
          </table:table-cell>
          <table:table-cell table:formula="of:=MEDIAN([.B236:.H23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237]/10" office:value-type="float" office:value="-0.4" calcext:value-type="float">
            <text:p>-0.4</text:p>
          </table:table-cell>
          <table:table-cell table:formula="of:=([.B237]*0.05)+([.C237]*0.1)+([.D237]*0.1)+([.E237]*0.15)+([.F237]*0.15)+([.G237]*0.2)+([.H237]*0.25)" office:value-type="float" office:value="9.7" calcext:value-type="float">
            <text:p>9.7</text:p>
          </table:table-cell>
          <table:table-cell table:formula="of:=MEDIAN([.B237:.H23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238]/10" office:value-type="float" office:value="-0.4" calcext:value-type="float">
            <text:p>-0.4</text:p>
          </table:table-cell>
          <table:table-cell table:formula="of:=([.B238]*0.05)+([.C238]*0.1)+([.D238]*0.1)+([.E238]*0.15)+([.F238]*0.15)+([.G238]*0.2)+([.H238]*0.25)" office:value-type="float" office:value="7.45" calcext:value-type="float">
            <text:p>7.45</text:p>
          </table:table-cell>
          <table:table-cell table:formula="of:=MEDIAN([.B238:.H23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239]/10" office:value-type="float" office:value="-0.7" calcext:value-type="float">
            <text:p>-0.7</text:p>
          </table:table-cell>
          <table:table-cell table:formula="of:=([.B239]*0.05)+([.C239]*0.1)+([.D239]*0.1)+([.E239]*0.15)+([.F239]*0.15)+([.G239]*0.2)+([.H239]*0.25)" office:value-type="float" office:value="7.45" calcext:value-type="float">
            <text:p>7.45</text:p>
          </table:table-cell>
          <table:table-cell table:formula="of:=MEDIAN([.B239:.H23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240]/10" office:value-type="float" office:value="-0.7" calcext:value-type="float">
            <text:p>-0.7</text:p>
          </table:table-cell>
          <table:table-cell table:formula="of:=([.B240]*0.05)+([.C240]*0.1)+([.D240]*0.1)+([.E240]*0.15)+([.F240]*0.15)+([.G240]*0.2)+([.H240]*0.25)" office:value-type="float" office:value="8.3" calcext:value-type="float">
            <text:p>8.3</text:p>
          </table:table-cell>
          <table:table-cell table:formula="of:=MEDIAN([.B240:.H24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241]/10" office:value-type="float" office:value="-0.3" calcext:value-type="float">
            <text:p>-0.3</text:p>
          </table:table-cell>
          <table:table-cell table:formula="of:=([.B241]*0.05)+([.C241]*0.1)+([.D241]*0.1)+([.E241]*0.15)+([.F241]*0.15)+([.G241]*0.2)+([.H241]*0.25)" office:value-type="float" office:value="8.3" calcext:value-type="float">
            <text:p>8.3</text:p>
          </table:table-cell>
          <table:table-cell table:formula="of:=MEDIAN([.B241:.H24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242]/10" office:value-type="float" office:value="-0.3" calcext:value-type="float">
            <text:p>-0.3</text:p>
          </table:table-cell>
          <table:table-cell table:formula="of:=([.B242]*0.05)+([.C242]*0.1)+([.D242]*0.1)+([.E242]*0.15)+([.F242]*0.15)+([.G242]*0.2)+([.H242]*0.25)" office:value-type="float" office:value="8.4" calcext:value-type="float">
            <text:p>8.4</text:p>
          </table:table-cell>
          <table:table-cell table:formula="of:=MEDIAN([.B242:.H24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243]/10" office:value-type="float" office:value="-0.3" calcext:value-type="float">
            <text:p>-0.3</text:p>
          </table:table-cell>
          <table:table-cell table:formula="of:=([.B243]*0.05)+([.C243]*0.1)+([.D243]*0.1)+([.E243]*0.15)+([.F243]*0.15)+([.G243]*0.2)+([.H243]*0.25)" office:value-type="float" office:value="7.55" calcext:value-type="float">
            <text:p>7.55</text:p>
          </table:table-cell>
          <table:table-cell table:formula="of:=MEDIAN([.B243:.H24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44]/10" office:value-type="float" office:value="0" calcext:value-type="float">
            <text:p>0</text:p>
          </table:table-cell>
          <table:table-cell table:formula="of:=([.B244]*0.05)+([.C244]*0.1)+([.D244]*0.1)+([.E244]*0.15)+([.F244]*0.15)+([.G244]*0.2)+([.H244]*0.25)" office:value-type="float" office:value="7.9" calcext:value-type="float">
            <text:p>7.9</text:p>
          </table:table-cell>
          <table:table-cell table:formula="of:=MEDIAN([.B244:.H24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45]/10" office:value-type="float" office:value="0" calcext:value-type="float">
            <text:p>0</text:p>
          </table:table-cell>
          <table:table-cell table:formula="of:=([.B245]*0.05)+([.C245]*0.1)+([.D245]*0.1)+([.E245]*0.15)+([.F245]*0.15)+([.G245]*0.2)+([.H245]*0.25)" office:value-type="float" office:value="7.9" calcext:value-type="float">
            <text:p>7.9</text:p>
          </table:table-cell>
          <table:table-cell table:formula="of:=MEDIAN([.B245:.H24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A246]/10" office:value-type="float" office:value="0.6" calcext:value-type="float">
            <text:p>0.6</text:p>
          </table:table-cell>
          <table:table-cell table:formula="of:=([.B246]*0.05)+([.C246]*0.1)+([.D246]*0.1)+([.E246]*0.15)+([.F246]*0.15)+([.G246]*0.2)+([.H246]*0.25)" office:value-type="float" office:value="7.9" calcext:value-type="float">
            <text:p>7.9</text:p>
          </table:table-cell>
          <table:table-cell table:formula="of:=MEDIAN([.B246:.H24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A247]/10" office:value-type="float" office:value="-0.6" calcext:value-type="float">
            <text:p>-0.6</text:p>
          </table:table-cell>
          <table:table-cell table:formula="of:=([.B247]*0.05)+([.C247]*0.1)+([.D247]*0.1)+([.E247]*0.15)+([.F247]*0.15)+([.G247]*0.2)+([.H247]*0.25)" office:value-type="float" office:value="7.55" calcext:value-type="float">
            <text:p>7.55</text:p>
          </table:table-cell>
          <table:table-cell table:formula="of:=MEDIAN([.B247:.H24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A248]/10" office:value-type="float" office:value="-0.6" calcext:value-type="float">
            <text:p>-0.6</text:p>
          </table:table-cell>
          <table:table-cell table:formula="of:=([.B248]*0.05)+([.C248]*0.1)+([.D248]*0.1)+([.E248]*0.15)+([.F248]*0.15)+([.G248]*0.2)+([.H248]*0.25)" office:value-type="float" office:value="7.55" calcext:value-type="float">
            <text:p>7.55</text:p>
          </table:table-cell>
          <table:table-cell table:formula="of:=MEDIAN([.B248:.H24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49]/10" office:value-type="float" office:value="-0.6" calcext:value-type="float">
            <text:p>-0.6</text:p>
          </table:table-cell>
          <table:table-cell table:formula="of:=([.B249]*0.05)+([.C249]*0.1)+([.D249]*0.1)+([.E249]*0.15)+([.F249]*0.15)+([.G249]*0.2)+([.H249]*0.25)" office:value-type="float" office:value="7.2" calcext:value-type="float">
            <text:p>7.2</text:p>
          </table:table-cell>
          <table:table-cell table:formula="of:=MEDIAN([.B249:.H24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250]/10" office:value-type="float" office:value="-0.2" calcext:value-type="float">
            <text:p>-0.2</text:p>
          </table:table-cell>
          <table:table-cell table:formula="of:=([.B250]*0.05)+([.C250]*0.1)+([.D250]*0.1)+([.E250]*0.15)+([.F250]*0.15)+([.G250]*0.2)+([.H250]*0.25)" office:value-type="float" office:value="6.25" calcext:value-type="float">
            <text:p>6.25</text:p>
          </table:table-cell>
          <table:table-cell table:formula="of:=MEDIAN([.B250:.H25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51]/10" office:value-type="float" office:value="-0.2" calcext:value-type="float">
            <text:p>-0.2</text:p>
          </table:table-cell>
          <table:table-cell table:formula="of:=([.B251]*0.05)+([.C251]*0.1)+([.D251]*0.1)+([.E251]*0.15)+([.F251]*0.15)+([.G251]*0.2)+([.H251]*0.25)" office:value-type="float" office:value="5.85" calcext:value-type="float">
            <text:p>5.85</text:p>
          </table:table-cell>
          <table:table-cell table:formula="of:=MEDIAN([.B251:.H25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52]/10" office:value-type="float" office:value="10.5" calcext:value-type="float">
            <text:p>10.5</text:p>
          </table:table-cell>
          <table:table-cell table:formula="of:=([.B252]*0.05)+([.C252]*0.1)+([.D252]*0.1)+([.E252]*0.15)+([.F252]*0.15)+([.G252]*0.2)+([.H252]*0.25)" office:value-type="float" office:value="0.75" calcext:value-type="float">
            <text:p>0.75</text:p>
          </table:table-cell>
          <table:table-cell table:formula="of:=MEDIAN([.B252:.H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3]/10" office:value-type="float" office:value="13" calcext:value-type="float">
            <text:p>13</text:p>
          </table:table-cell>
          <table:table-cell table:formula="of:=([.B253]*0.05)+([.C253]*0.1)+([.D253]*0.1)+([.E253]*0.15)+([.F253]*0.15)+([.G253]*0.2)+([.H253]*0.25)" office:value-type="float" office:value="0" calcext:value-type="float">
            <text:p>0</text:p>
          </table:table-cell>
          <table:table-cell table:formula="of:=MEDIAN([.B253:.H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4]/10" office:value-type="float" office:value="13.8" calcext:value-type="float">
            <text:p>13.8</text:p>
          </table:table-cell>
          <table:table-cell table:formula="of:=([.B254]*0.05)+([.C254]*0.1)+([.D254]*0.1)+([.E254]*0.15)+([.F254]*0.15)+([.G254]*0.2)+([.H254]*0.25)" office:value-type="float" office:value="0" calcext:value-type="float">
            <text:p>0</text:p>
          </table:table-cell>
          <table:table-cell table:formula="of:=MEDIAN([.B254:.H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5]/10" office:value-type="float" office:value="13.5" calcext:value-type="float">
            <text:p>13.5</text:p>
          </table:table-cell>
          <table:table-cell table:formula="of:=([.B255]*0.05)+([.C255]*0.1)+([.D255]*0.1)+([.E255]*0.15)+([.F255]*0.15)+([.G255]*0.2)+([.H255]*0.25)" office:value-type="float" office:value="0" calcext:value-type="float">
            <text:p>0</text:p>
          </table:table-cell>
          <table:table-cell table:formula="of:=MEDIAN([.B255:.H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6]/10" office:value-type="float" office:value="14.7" calcext:value-type="float">
            <text:p>14.7</text:p>
          </table:table-cell>
          <table:table-cell table:formula="of:=([.B256]*0.05)+([.C256]*0.1)+([.D256]*0.1)+([.E256]*0.15)+([.F256]*0.15)+([.G256]*0.2)+([.H256]*0.25)" office:value-type="float" office:value="0" calcext:value-type="float">
            <text:p>0</text:p>
          </table:table-cell>
          <table:table-cell table:formula="of:=MEDIAN([.B256:.H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7]/10" office:value-type="float" office:value="12.8" calcext:value-type="float">
            <text:p>12.8</text:p>
          </table:table-cell>
          <table:table-cell table:formula="of:=([.B257]*0.05)+([.C257]*0.1)+([.D257]*0.1)+([.E257]*0.15)+([.F257]*0.15)+([.G257]*0.2)+([.H257]*0.25)" office:value-type="float" office:value="0" calcext:value-type="float">
            <text:p>0</text:p>
          </table:table-cell>
          <table:table-cell table:formula="of:=MEDIAN([.B257:.H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8]/10" office:value-type="float" office:value="12.2" calcext:value-type="float">
            <text:p>12.2</text:p>
          </table:table-cell>
          <table:table-cell table:formula="of:=([.B258]*0.05)+([.C258]*0.1)+([.D258]*0.1)+([.E258]*0.15)+([.F258]*0.15)+([.G258]*0.2)+([.H258]*0.25)" office:value-type="float" office:value="0" calcext:value-type="float">
            <text:p>0</text:p>
          </table:table-cell>
          <table:table-cell table:formula="of:=MEDIAN([.B258:.H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59]/10" office:value-type="float" office:value="12.2" calcext:value-type="float">
            <text:p>12.2</text:p>
          </table:table-cell>
          <table:table-cell table:formula="of:=([.B259]*0.05)+([.C259]*0.1)+([.D259]*0.1)+([.E259]*0.15)+([.F259]*0.15)+([.G259]*0.2)+([.H259]*0.25)" office:value-type="float" office:value="0" calcext:value-type="float">
            <text:p>0</text:p>
          </table:table-cell>
          <table:table-cell table:formula="of:=MEDIAN([.B259:.H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0]/10" office:value-type="float" office:value="12.8" calcext:value-type="float">
            <text:p>12.8</text:p>
          </table:table-cell>
          <table:table-cell table:formula="of:=([.B260]*0.05)+([.C260]*0.1)+([.D260]*0.1)+([.E260]*0.15)+([.F260]*0.15)+([.G260]*0.2)+([.H260]*0.25)" office:value-type="float" office:value="0" calcext:value-type="float">
            <text:p>0</text:p>
          </table:table-cell>
          <table:table-cell table:formula="of:=MEDIAN([.B260:.H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1]/10" office:value-type="float" office:value="12.8" calcext:value-type="float">
            <text:p>12.8</text:p>
          </table:table-cell>
          <table:table-cell table:formula="of:=([.B261]*0.05)+([.C261]*0.1)+([.D261]*0.1)+([.E261]*0.15)+([.F261]*0.15)+([.G261]*0.2)+([.H261]*0.25)" office:value-type="float" office:value="0" calcext:value-type="float">
            <text:p>0</text:p>
          </table:table-cell>
          <table:table-cell table:formula="of:=MEDIAN([.B261:.H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2]/10" office:value-type="float" office:value="13" calcext:value-type="float">
            <text:p>13</text:p>
          </table:table-cell>
          <table:table-cell table:formula="of:=([.B262]*0.05)+([.C262]*0.1)+([.D262]*0.1)+([.E262]*0.15)+([.F262]*0.15)+([.G262]*0.2)+([.H262]*0.25)" office:value-type="float" office:value="0" calcext:value-type="float">
            <text:p>0</text:p>
          </table:table-cell>
          <table:table-cell table:formula="of:=MEDIAN([.B262:.H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63]/10" office:value-type="float" office:value="13" calcext:value-type="float">
            <text:p>13</text:p>
          </table:table-cell>
          <table:table-cell table:formula="of:=([.B263]*0.05)+([.C263]*0.1)+([.D263]*0.1)+([.E263]*0.15)+([.F263]*0.15)+([.G263]*0.2)+([.H263]*0.25)" office:value-type="float" office:value="0.35" calcext:value-type="float">
            <text:p>0.35</text:p>
          </table:table-cell>
          <table:table-cell table:formula="of:=MEDIAN([.B263:.H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4]/10" office:value-type="float" office:value="13" calcext:value-type="float">
            <text:p>13</text:p>
          </table:table-cell>
          <table:table-cell table:formula="of:=([.B264]*0.05)+([.C264]*0.1)+([.D264]*0.1)+([.E264]*0.15)+([.F264]*0.15)+([.G264]*0.2)+([.H264]*0.25)" office:value-type="float" office:value="0" calcext:value-type="float">
            <text:p>0</text:p>
          </table:table-cell>
          <table:table-cell table:formula="of:=MEDIAN([.B264:.H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5]/10" office:value-type="float" office:value="11.3" calcext:value-type="float">
            <text:p>11.3</text:p>
          </table:table-cell>
          <table:table-cell table:formula="of:=([.B265]*0.05)+([.C265]*0.1)+([.D265]*0.1)+([.E265]*0.15)+([.F265]*0.15)+([.G265]*0.2)+([.H265]*0.25)" office:value-type="float" office:value="0" calcext:value-type="float">
            <text:p>0</text:p>
          </table:table-cell>
          <table:table-cell table:formula="of:=MEDIAN([.B265:.H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6]/10" office:value-type="float" office:value="11.3" calcext:value-type="float">
            <text:p>11.3</text:p>
          </table:table-cell>
          <table:table-cell table:formula="of:=([.B266]*0.05)+([.C266]*0.1)+([.D266]*0.1)+([.E266]*0.15)+([.F266]*0.15)+([.G266]*0.2)+([.H266]*0.25)" office:value-type="float" office:value="0" calcext:value-type="float">
            <text:p>0</text:p>
          </table:table-cell>
          <table:table-cell table:formula="of:=MEDIAN([.B266:.H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7]/10" office:value-type="float" office:value="5.6" calcext:value-type="float">
            <text:p>5.6</text:p>
          </table:table-cell>
          <table:table-cell table:formula="of:=([.B267]*0.05)+([.C267]*0.1)+([.D267]*0.1)+([.E267]*0.15)+([.F267]*0.15)+([.G267]*0.2)+([.H267]*0.25)" office:value-type="float" office:value="0" calcext:value-type="float">
            <text:p>0</text:p>
          </table:table-cell>
          <table:table-cell table:formula="of:=MEDIAN([.B267:.H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8]/10" office:value-type="float" office:value="5.6" calcext:value-type="float">
            <text:p>5.6</text:p>
          </table:table-cell>
          <table:table-cell table:formula="of:=([.B268]*0.05)+([.C268]*0.1)+([.D268]*0.1)+([.E268]*0.15)+([.F268]*0.15)+([.G268]*0.2)+([.H268]*0.25)" office:value-type="float" office:value="0" calcext:value-type="float">
            <text:p>0</text:p>
          </table:table-cell>
          <table:table-cell table:formula="of:=MEDIAN([.B268:.H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69]/10" office:value-type="float" office:value="3.6" calcext:value-type="float">
            <text:p>3.6</text:p>
          </table:table-cell>
          <table:table-cell table:formula="of:=([.B269]*0.05)+([.C269]*0.1)+([.D269]*0.1)+([.E269]*0.15)+([.F269]*0.15)+([.G269]*0.2)+([.H269]*0.25)" office:value-type="float" office:value="0" calcext:value-type="float">
            <text:p>0</text:p>
          </table:table-cell>
          <table:table-cell table:formula="of:=MEDIAN([.B269:.H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70]/10" office:value-type="float" office:value="3.6" calcext:value-type="float">
            <text:p>3.6</text:p>
          </table:table-cell>
          <table:table-cell table:formula="of:=([.B270]*0.05)+([.C270]*0.1)+([.D270]*0.1)+([.E270]*0.15)+([.F270]*0.15)+([.G270]*0.2)+([.H270]*0.25)" office:value-type="float" office:value="0" calcext:value-type="float">
            <text:p>0</text:p>
          </table:table-cell>
          <table:table-cell table:formula="of:=MEDIAN([.B270:.H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71]/10" office:value-type="float" office:value="0.9" calcext:value-type="float">
            <text:p>0.9</text:p>
          </table:table-cell>
          <table:table-cell table:formula="of:=([.B271]*0.05)+([.C271]*0.1)+([.D271]*0.1)+([.E271]*0.15)+([.F271]*0.15)+([.G271]*0.2)+([.H271]*0.25)" office:value-type="float" office:value="2.5" calcext:value-type="float">
            <text:p>2.5</text:p>
          </table:table-cell>
          <table:table-cell table:formula="of:=MEDIAN([.B271:.H27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72]/10" office:value-type="float" office:value="0.3" calcext:value-type="float">
            <text:p>0.3</text:p>
          </table:table-cell>
          <table:table-cell table:formula="of:=([.B272]*0.05)+([.C272]*0.1)+([.D272]*0.1)+([.E272]*0.15)+([.F272]*0.15)+([.G272]*0.2)+([.H272]*0.25)" office:value-type="float" office:value="5.85" calcext:value-type="float">
            <text:p>5.85</text:p>
          </table:table-cell>
          <table:table-cell table:formula="of:=MEDIAN([.B272:.H27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73]/10" office:value-type="float" office:value="-0.5" calcext:value-type="float">
            <text:p>-0.5</text:p>
          </table:table-cell>
          <table:table-cell table:formula="of:=([.B273]*0.05)+([.C273]*0.1)+([.D273]*0.1)+([.E273]*0.15)+([.F273]*0.15)+([.G273]*0.2)+([.H273]*0.25)" office:value-type="float" office:value="8.3" calcext:value-type="float">
            <text:p>8.3</text:p>
          </table:table-cell>
          <table:table-cell table:formula="of:=MEDIAN([.B273:.H27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274]/10" office:value-type="float" office:value="0.5" calcext:value-type="float">
            <text:p>0.5</text:p>
          </table:table-cell>
          <table:table-cell table:formula="of:=([.B274]*0.05)+([.C274]*0.1)+([.D274]*0.1)+([.E274]*0.15)+([.F274]*0.15)+([.G274]*0.2)+([.H274]*0.25)" office:value-type="float" office:value="8.25" calcext:value-type="float">
            <text:p>8.25</text:p>
          </table:table-cell>
          <table:table-cell table:formula="of:=MEDIAN([.B274:.H27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275]/10" office:value-type="float" office:value="-0.4" calcext:value-type="float">
            <text:p>-0.4</text:p>
          </table:table-cell>
          <table:table-cell table:formula="of:=([.B275]*0.05)+([.C275]*0.1)+([.D275]*0.1)+([.E275]*0.15)+([.F275]*0.15)+([.G275]*0.2)+([.H275]*0.25)" office:value-type="float" office:value="7.8" calcext:value-type="float">
            <text:p>7.8</text:p>
          </table:table-cell>
          <table:table-cell table:formula="of:=MEDIAN([.B275:.H27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276]/10" office:value-type="float" office:value="0.6" calcext:value-type="float">
            <text:p>0.6</text:p>
          </table:table-cell>
          <table:table-cell table:formula="of:=([.B276]*0.05)+([.C276]*0.1)+([.D276]*0.1)+([.E276]*0.15)+([.F276]*0.15)+([.G276]*0.2)+([.H276]*0.25)" office:value-type="float" office:value="7.8" calcext:value-type="float">
            <text:p>7.8</text:p>
          </table:table-cell>
          <table:table-cell table:formula="of:=MEDIAN([.B276:.H27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A277]/10" office:value-type="float" office:value="0.6" calcext:value-type="float">
            <text:p>0.6</text:p>
          </table:table-cell>
          <table:table-cell table:formula="of:=([.B277]*0.05)+([.C277]*0.1)+([.D277]*0.1)+([.E277]*0.15)+([.F277]*0.15)+([.G277]*0.2)+([.H277]*0.25)" office:value-type="float" office:value="6.85" calcext:value-type="float">
            <text:p>6.85</text:p>
          </table:table-cell>
          <table:table-cell table:formula="of:=MEDIAN([.B277:.H27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278]/10" office:value-type="float" office:value="0.2" calcext:value-type="float">
            <text:p>0.2</text:p>
          </table:table-cell>
          <table:table-cell table:formula="of:=([.B278]*0.05)+([.C278]*0.1)+([.D278]*0.1)+([.E278]*0.15)+([.F278]*0.15)+([.G278]*0.2)+([.H278]*0.25)" office:value-type="float" office:value="7.45" calcext:value-type="float">
            <text:p>7.45</text:p>
          </table:table-cell>
          <table:table-cell table:formula="of:=MEDIAN([.B278:.H27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A279]/10" office:value-type="float" office:value="0.2" calcext:value-type="float">
            <text:p>0.2</text:p>
          </table:table-cell>
          <table:table-cell table:formula="of:=([.B279]*0.05)+([.C279]*0.1)+([.D279]*0.1)+([.E279]*0.15)+([.F279]*0.15)+([.G279]*0.2)+([.H279]*0.25)" office:value-type="float" office:value="7.15" calcext:value-type="float">
            <text:p>7.15</text:p>
          </table:table-cell>
          <table:table-cell table:formula="of:=MEDIAN([.B279:.H27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A280]/10" office:value-type="float" office:value="-0.4" calcext:value-type="float">
            <text:p>-0.4</text:p>
          </table:table-cell>
          <table:table-cell table:formula="of:=([.B280]*0.05)+([.C280]*0.1)+([.D280]*0.1)+([.E280]*0.15)+([.F280]*0.15)+([.G280]*0.2)+([.H280]*0.25)" office:value-type="float" office:value="7.15" calcext:value-type="float">
            <text:p>7.15</text:p>
          </table:table-cell>
          <table:table-cell table:formula="of:=MEDIAN([.B280:.H28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281]/10" office:value-type="float" office:value="0" calcext:value-type="float">
            <text:p>0</text:p>
          </table:table-cell>
          <table:table-cell table:formula="of:=([.B281]*0.05)+([.C281]*0.1)+([.D281]*0.1)+([.E281]*0.15)+([.F281]*0.15)+([.G281]*0.2)+([.H281]*0.25)" office:value-type="float" office:value="6.2" calcext:value-type="float">
            <text:p>6.2</text:p>
          </table:table-cell>
          <table:table-cell table:formula="of:=MEDIAN([.B281:.H28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282]/10" office:value-type="float" office:value="0" calcext:value-type="float">
            <text:p>0</text:p>
          </table:table-cell>
          <table:table-cell table:formula="of:=([.B282]*0.05)+([.C282]*0.1)+([.D282]*0.1)+([.E282]*0.15)+([.F282]*0.15)+([.G282]*0.2)+([.H282]*0.25)" office:value-type="float" office:value="6.6" calcext:value-type="float">
            <text:p>6.6</text:p>
          </table:table-cell>
          <table:table-cell table:formula="of:=MEDIAN([.B282:.H28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83]/10" office:value-type="float" office:value="0.1" calcext:value-type="float">
            <text:p>0.1</text:p>
          </table:table-cell>
          <table:table-cell table:formula="of:=([.B283]*0.05)+([.C283]*0.1)+([.D283]*0.1)+([.E283]*0.15)+([.F283]*0.15)+([.G283]*0.2)+([.H283]*0.25)" office:value-type="float" office:value="3.15" calcext:value-type="float">
            <text:p>3.15</text:p>
          </table:table-cell>
          <table:table-cell table:formula="of:=MEDIAN([.B283:.H28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84]/10" office:value-type="float" office:value="-0.3" calcext:value-type="float">
            <text:p>-0.3</text:p>
          </table:table-cell>
          <table:table-cell table:formula="of:=([.B284]*0.05)+([.C284]*0.1)+([.D284]*0.1)+([.E284]*0.15)+([.F284]*0.15)+([.G284]*0.2)+([.H284]*0.25)" office:value-type="float" office:value="2.05" calcext:value-type="float">
            <text:p>2.05</text:p>
          </table:table-cell>
          <table:table-cell table:formula="of:=MEDIAN([.B284:.H28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85]/10" office:value-type="float" office:value="7.3" calcext:value-type="float">
            <text:p>7.3</text:p>
          </table:table-cell>
          <table:table-cell table:formula="of:=([.B285]*0.05)+([.C285]*0.1)+([.D285]*0.1)+([.E285]*0.15)+([.F285]*0.15)+([.G285]*0.2)+([.H285]*0.25)" office:value-type="float" office:value="1.2" calcext:value-type="float">
            <text:p>1.2</text:p>
          </table:table-cell>
          <table:table-cell table:formula="of:=MEDIAN([.B285:.H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86]/10" office:value-type="float" office:value="7.3" calcext:value-type="float">
            <text:p>7.3</text:p>
          </table:table-cell>
          <table:table-cell table:formula="of:=([.B286]*0.05)+([.C286]*0.1)+([.D286]*0.1)+([.E286]*0.15)+([.F286]*0.15)+([.G286]*0.2)+([.H286]*0.25)" office:value-type="float" office:value="0" calcext:value-type="float">
            <text:p>0</text:p>
          </table:table-cell>
          <table:table-cell table:formula="of:=MEDIAN([.B286:.H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87]/10" office:value-type="float" office:value="12.3" calcext:value-type="float">
            <text:p>12.3</text:p>
          </table:table-cell>
          <table:table-cell table:formula="of:=([.B287]*0.05)+([.C287]*0.1)+([.D287]*0.1)+([.E287]*0.15)+([.F287]*0.15)+([.G287]*0.2)+([.H287]*0.25)" office:value-type="float" office:value="0" calcext:value-type="float">
            <text:p>0</text:p>
          </table:table-cell>
          <table:table-cell table:formula="of:=MEDIAN([.B287:.H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88]/10" office:value-type="float" office:value="13.5" calcext:value-type="float">
            <text:p>13.5</text:p>
          </table:table-cell>
          <table:table-cell table:formula="of:=([.B288]*0.05)+([.C288]*0.1)+([.D288]*0.1)+([.E288]*0.15)+([.F288]*0.15)+([.G288]*0.2)+([.H288]*0.25)" office:value-type="float" office:value="0" calcext:value-type="float">
            <text:p>0</text:p>
          </table:table-cell>
          <table:table-cell table:formula="of:=MEDIAN([.B288:.H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89]/10" office:value-type="float" office:value="13.5" calcext:value-type="float">
            <text:p>13.5</text:p>
          </table:table-cell>
          <table:table-cell table:formula="of:=([.B289]*0.05)+([.C289]*0.1)+([.D289]*0.1)+([.E289]*0.15)+([.F289]*0.15)+([.G289]*0.2)+([.H289]*0.25)" office:value-type="float" office:value="0" calcext:value-type="float">
            <text:p>0</text:p>
          </table:table-cell>
          <table:table-cell table:formula="of:=MEDIAN([.B289:.H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0]/10" office:value-type="float" office:value="13.4" calcext:value-type="float">
            <text:p>13.4</text:p>
          </table:table-cell>
          <table:table-cell table:formula="of:=([.B290]*0.05)+([.C290]*0.1)+([.D290]*0.1)+([.E290]*0.15)+([.F290]*0.15)+([.G290]*0.2)+([.H290]*0.25)" office:value-type="float" office:value="0" calcext:value-type="float">
            <text:p>0</text:p>
          </table:table-cell>
          <table:table-cell table:formula="of:=MEDIAN([.B290:.H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1]/10" office:value-type="float" office:value="12.9" calcext:value-type="float">
            <text:p>12.9</text:p>
          </table:table-cell>
          <table:table-cell table:formula="of:=([.B291]*0.05)+([.C291]*0.1)+([.D291]*0.1)+([.E291]*0.15)+([.F291]*0.15)+([.G291]*0.2)+([.H291]*0.25)" office:value-type="float" office:value="0" calcext:value-type="float">
            <text:p>0</text:p>
          </table:table-cell>
          <table:table-cell table:formula="of:=MEDIAN([.B291:.H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2]/10" office:value-type="float" office:value="12.9" calcext:value-type="float">
            <text:p>12.9</text:p>
          </table:table-cell>
          <table:table-cell table:formula="of:=([.B292]*0.05)+([.C292]*0.1)+([.D292]*0.1)+([.E292]*0.15)+([.F292]*0.15)+([.G292]*0.2)+([.H292]*0.25)" office:value-type="float" office:value="0" calcext:value-type="float">
            <text:p>0</text:p>
          </table:table-cell>
          <table:table-cell table:formula="of:=MEDIAN([.B292:.H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3]/10" office:value-type="float" office:value="12.9" calcext:value-type="float">
            <text:p>12.9</text:p>
          </table:table-cell>
          <table:table-cell table:formula="of:=([.B293]*0.05)+([.C293]*0.1)+([.D293]*0.1)+([.E293]*0.15)+([.F293]*0.15)+([.G293]*0.2)+([.H293]*0.25)" office:value-type="float" office:value="0" calcext:value-type="float">
            <text:p>0</text:p>
          </table:table-cell>
          <table:table-cell table:formula="of:=MEDIAN([.B293:.H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4]/10" office:value-type="float" office:value="13.4" calcext:value-type="float">
            <text:p>13.4</text:p>
          </table:table-cell>
          <table:table-cell table:formula="of:=([.B294]*0.05)+([.C294]*0.1)+([.D294]*0.1)+([.E294]*0.15)+([.F294]*0.15)+([.G294]*0.2)+([.H294]*0.25)" office:value-type="float" office:value="0" calcext:value-type="float">
            <text:p>0</text:p>
          </table:table-cell>
          <table:table-cell table:formula="of:=MEDIAN([.B294:.H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5]/10" office:value-type="float" office:value="13.4" calcext:value-type="float">
            <text:p>13.4</text:p>
          </table:table-cell>
          <table:table-cell table:formula="of:=([.B295]*0.05)+([.C295]*0.1)+([.D295]*0.1)+([.E295]*0.15)+([.F295]*0.15)+([.G295]*0.2)+([.H295]*0.25)" office:value-type="float" office:value="0" calcext:value-type="float">
            <text:p>0</text:p>
          </table:table-cell>
          <table:table-cell table:formula="of:=MEDIAN([.B295:.H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6]/10" office:value-type="float" office:value="13.1" calcext:value-type="float">
            <text:p>13.1</text:p>
          </table:table-cell>
          <table:table-cell table:formula="of:=([.B296]*0.05)+([.C296]*0.1)+([.D296]*0.1)+([.E296]*0.15)+([.F296]*0.15)+([.G296]*0.2)+([.H296]*0.25)" office:value-type="float" office:value="0" calcext:value-type="float">
            <text:p>0</text:p>
          </table:table-cell>
          <table:table-cell table:formula="of:=MEDIAN([.B296:.H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7]/10" office:value-type="float" office:value="13.1" calcext:value-type="float">
            <text:p>13.1</text:p>
          </table:table-cell>
          <table:table-cell table:formula="of:=([.B297]*0.05)+([.C297]*0.1)+([.D297]*0.1)+([.E297]*0.15)+([.F297]*0.15)+([.G297]*0.2)+([.H297]*0.25)" office:value-type="float" office:value="0" calcext:value-type="float">
            <text:p>0</text:p>
          </table:table-cell>
          <table:table-cell table:formula="of:=MEDIAN([.B297:.H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8]/10" office:value-type="float" office:value="12.8" calcext:value-type="float">
            <text:p>12.8</text:p>
          </table:table-cell>
          <table:table-cell table:formula="of:=([.B298]*0.05)+([.C298]*0.1)+([.D298]*0.1)+([.E298]*0.15)+([.F298]*0.15)+([.G298]*0.2)+([.H298]*0.25)" office:value-type="float" office:value="0" calcext:value-type="float">
            <text:p>0</text:p>
          </table:table-cell>
          <table:table-cell table:formula="of:=MEDIAN([.B298:.H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99]/10" office:value-type="float" office:value="12.8" calcext:value-type="float">
            <text:p>12.8</text:p>
          </table:table-cell>
          <table:table-cell table:formula="of:=([.B299]*0.05)+([.C299]*0.1)+([.D299]*0.1)+([.E299]*0.15)+([.F299]*0.15)+([.G299]*0.2)+([.H299]*0.25)" office:value-type="float" office:value="0" calcext:value-type="float">
            <text:p>0</text:p>
          </table:table-cell>
          <table:table-cell table:formula="of:=MEDIAN([.B299:.H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0]/10" office:value-type="float" office:value="12.4" calcext:value-type="float">
            <text:p>12.4</text:p>
          </table:table-cell>
          <table:table-cell table:formula="of:=([.B300]*0.05)+([.C300]*0.1)+([.D300]*0.1)+([.E300]*0.15)+([.F300]*0.15)+([.G300]*0.2)+([.H300]*0.25)" office:value-type="float" office:value="0" calcext:value-type="float">
            <text:p>0</text:p>
          </table:table-cell>
          <table:table-cell table:formula="of:=MEDIAN([.B300:.H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1]/10" office:value-type="float" office:value="12.9" calcext:value-type="float">
            <text:p>12.9</text:p>
          </table:table-cell>
          <table:table-cell table:formula="of:=([.B301]*0.05)+([.C301]*0.1)+([.D301]*0.1)+([.E301]*0.15)+([.F301]*0.15)+([.G301]*0.2)+([.H301]*0.25)" office:value-type="float" office:value="0" calcext:value-type="float">
            <text:p>0</text:p>
          </table:table-cell>
          <table:table-cell table:formula="of:=MEDIAN([.B301:.H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2]/10" office:value-type="float" office:value="12.9" calcext:value-type="float">
            <text:p>12.9</text:p>
          </table:table-cell>
          <table:table-cell table:formula="of:=([.B302]*0.05)+([.C302]*0.1)+([.D302]*0.1)+([.E302]*0.15)+([.F302]*0.15)+([.G302]*0.2)+([.H302]*0.25)" office:value-type="float" office:value="0" calcext:value-type="float">
            <text:p>0</text:p>
          </table:table-cell>
          <table:table-cell table:formula="of:=MEDIAN([.B302:.H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3]/10" office:value-type="float" office:value="6.3" calcext:value-type="float">
            <text:p>6.3</text:p>
          </table:table-cell>
          <table:table-cell table:formula="of:=([.B303]*0.05)+([.C303]*0.1)+([.D303]*0.1)+([.E303]*0.15)+([.F303]*0.15)+([.G303]*0.2)+([.H303]*0.25)" office:value-type="float" office:value="0" calcext:value-type="float">
            <text:p>0</text:p>
          </table:table-cell>
          <table:table-cell table:formula="of:=MEDIAN([.B303:.H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4]/10" office:value-type="float" office:value="2.8" calcext:value-type="float">
            <text:p>2.8</text:p>
          </table:table-cell>
          <table:table-cell table:formula="of:=([.B304]*0.05)+([.C304]*0.1)+([.D304]*0.1)+([.E304]*0.15)+([.F304]*0.15)+([.G304]*0.2)+([.H304]*0.25)" office:value-type="float" office:value="0" calcext:value-type="float">
            <text:p>0</text:p>
          </table:table-cell>
          <table:table-cell table:formula="of:=MEDIAN([.B304:.H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05]/10" office:value-type="float" office:value="1.4" calcext:value-type="float">
            <text:p>1.4</text:p>
          </table:table-cell>
          <table:table-cell table:formula="of:=([.B305]*0.05)+([.C305]*0.1)+([.D305]*0.1)+([.E305]*0.15)+([.F305]*0.15)+([.G305]*0.2)+([.H305]*0.25)" office:value-type="float" office:value="0.1" calcext:value-type="float">
            <text:p>0.1</text:p>
          </table:table-cell>
          <table:table-cell table:formula="of:=MEDIAN([.B305:.H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06]/10" office:value-type="float" office:value="1.4" calcext:value-type="float">
            <text:p>1.4</text:p>
          </table:table-cell>
          <table:table-cell table:formula="of:=([.B306]*0.05)+([.C306]*0.1)+([.D306]*0.1)+([.E306]*0.15)+([.F306]*0.15)+([.G306]*0.2)+([.H306]*0.25)" office:value-type="float" office:value="2.8" calcext:value-type="float">
            <text:p>2.8</text:p>
          </table:table-cell>
          <table:table-cell table:formula="of:=MEDIAN([.B306:.H30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07]/10" office:value-type="float" office:value="1" calcext:value-type="float">
            <text:p>1</text:p>
          </table:table-cell>
          <table:table-cell table:formula="of:=([.B307]*0.05)+([.C307]*0.1)+([.D307]*0.1)+([.E307]*0.15)+([.F307]*0.15)+([.G307]*0.2)+([.H307]*0.25)" office:value-type="float" office:value="2.9" calcext:value-type="float">
            <text:p>2.9</text:p>
          </table:table-cell>
          <table:table-cell table:formula="of:=MEDIAN([.B307:.H30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308]/10" office:value-type="float" office:value="1" calcext:value-type="float">
            <text:p>1</text:p>
          </table:table-cell>
          <table:table-cell table:formula="of:=([.B308]*0.05)+([.C308]*0.1)+([.D308]*0.1)+([.E308]*0.15)+([.F308]*0.15)+([.G308]*0.2)+([.H308]*0.25)" office:value-type="float" office:value="6.55" calcext:value-type="float">
            <text:p>6.55</text:p>
          </table:table-cell>
          <table:table-cell table:formula="of:=MEDIAN([.B308:.H30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309]/10" office:value-type="float" office:value="0.2" calcext:value-type="float">
            <text:p>0.2</text:p>
          </table:table-cell>
          <table:table-cell table:formula="of:=([.B309]*0.05)+([.C309]*0.1)+([.D309]*0.1)+([.E309]*0.15)+([.F309]*0.15)+([.G309]*0.2)+([.H309]*0.25)" office:value-type="float" office:value="7.25" calcext:value-type="float">
            <text:p>7.25</text:p>
          </table:table-cell>
          <table:table-cell table:formula="of:=MEDIAN([.B309:.H30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310]/10" office:value-type="float" office:value="0.7" calcext:value-type="float">
            <text:p>0.7</text:p>
          </table:table-cell>
          <table:table-cell table:formula="of:=([.B310]*0.05)+([.C310]*0.1)+([.D310]*0.1)+([.E310]*0.15)+([.F310]*0.15)+([.G310]*0.2)+([.H310]*0.25)" office:value-type="float" office:value="8.05" calcext:value-type="float">
            <text:p>8.05</text:p>
          </table:table-cell>
          <table:table-cell table:formula="of:=MEDIAN([.B310:.H3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A311]/10" office:value-type="float" office:value="0.7" calcext:value-type="float">
            <text:p>0.7</text:p>
          </table:table-cell>
          <table:table-cell table:formula="of:=([.B311]*0.05)+([.C311]*0.1)+([.D311]*0.1)+([.E311]*0.15)+([.F311]*0.15)+([.G311]*0.2)+([.H311]*0.25)" office:value-type="float" office:value="9" calcext:value-type="float">
            <text:p>9</text:p>
          </table:table-cell>
          <table:table-cell table:formula="of:=MEDIAN([.B311:.H31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312]/10" office:value-type="float" office:value="-0.1" calcext:value-type="float">
            <text:p>-0.1</text:p>
          </table:table-cell>
          <table:table-cell table:formula="of:=([.B312]*0.05)+([.C312]*0.1)+([.D312]*0.1)+([.E312]*0.15)+([.F312]*0.15)+([.G312]*0.2)+([.H312]*0.25)" office:value-type="float" office:value="7.6" calcext:value-type="float">
            <text:p>7.6</text:p>
          </table:table-cell>
          <table:table-cell table:formula="of:=MEDIAN([.B312:.H31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13]/10" office:value-type="float" office:value="-0.1" calcext:value-type="float">
            <text:p>-0.1</text:p>
          </table:table-cell>
          <table:table-cell table:formula="of:=([.B313]*0.05)+([.C313]*0.1)+([.D313]*0.1)+([.E313]*0.15)+([.F313]*0.15)+([.G313]*0.2)+([.H313]*0.25)" office:value-type="float" office:value="5.95" calcext:value-type="float">
            <text:p>5.95</text:p>
          </table:table-cell>
          <table:table-cell table:formula="of:=MEDIAN([.B313:.H31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14]/10" office:value-type="float" office:value="-0.3" calcext:value-type="float">
            <text:p>-0.3</text:p>
          </table:table-cell>
          <table:table-cell table:formula="of:=([.B314]*0.05)+([.C314]*0.1)+([.D314]*0.1)+([.E314]*0.15)+([.F314]*0.15)+([.G314]*0.2)+([.H314]*0.25)" office:value-type="float" office:value="5.95" calcext:value-type="float">
            <text:p>5.95</text:p>
          </table:table-cell>
          <table:table-cell table:formula="of:=MEDIAN([.B314:.H31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315]/10" office:value-type="float" office:value="-0.3" calcext:value-type="float">
            <text:p>-0.3</text:p>
          </table:table-cell>
          <table:table-cell table:formula="of:=([.B315]*0.05)+([.C315]*0.1)+([.D315]*0.1)+([.E315]*0.15)+([.F315]*0.15)+([.G315]*0.2)+([.H315]*0.25)" office:value-type="float" office:value="8.45" calcext:value-type="float">
            <text:p>8.45</text:p>
          </table:table-cell>
          <table:table-cell table:formula="of:=MEDIAN([.B315:.H31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316]/10" office:value-type="float" office:value="-0.2" calcext:value-type="float">
            <text:p>-0.2</text:p>
          </table:table-cell>
          <table:table-cell table:formula="of:=([.B316]*0.05)+([.C316]*0.1)+([.D316]*0.1)+([.E316]*0.15)+([.F316]*0.15)+([.G316]*0.2)+([.H316]*0.25)" office:value-type="float" office:value="8.45" calcext:value-type="float">
            <text:p>8.45</text:p>
          </table:table-cell>
          <table:table-cell table:formula="of:=MEDIAN([.B316:.H31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A317]/10" office:value-type="float" office:value="-0.4" calcext:value-type="float">
            <text:p>-0.4</text:p>
          </table:table-cell>
          <table:table-cell table:formula="of:=([.B317]*0.05)+([.C317]*0.1)+([.D317]*0.1)+([.E317]*0.15)+([.F317]*0.15)+([.G317]*0.2)+([.H317]*0.25)" office:value-type="float" office:value="9.1" calcext:value-type="float">
            <text:p>9.1</text:p>
          </table:table-cell>
          <table:table-cell table:formula="of:=MEDIAN([.B317:.H31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318]/10" office:value-type="float" office:value="0.3" calcext:value-type="float">
            <text:p>0.3</text:p>
          </table:table-cell>
          <table:table-cell table:formula="of:=([.B318]*0.05)+([.C318]*0.1)+([.D318]*0.1)+([.E318]*0.15)+([.F318]*0.15)+([.G318]*0.2)+([.H318]*0.25)" office:value-type="float" office:value="8.1" calcext:value-type="float">
            <text:p>8.1</text:p>
          </table:table-cell>
          <table:table-cell table:formula="of:=MEDIAN([.B318:.H31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319]/10" office:value-type="float" office:value="-0.6" calcext:value-type="float">
            <text:p>-0.6</text:p>
          </table:table-cell>
          <table:table-cell table:formula="of:=([.B319]*0.05)+([.C319]*0.1)+([.D319]*0.1)+([.E319]*0.15)+([.F319]*0.15)+([.G319]*0.2)+([.H319]*0.25)" office:value-type="float" office:value="6.35" calcext:value-type="float">
            <text:p>6.35</text:p>
          </table:table-cell>
          <table:table-cell table:formula="of:=MEDIAN([.B319:.H31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20]/10" office:value-type="float" office:value="0.3" calcext:value-type="float">
            <text:p>0.3</text:p>
          </table:table-cell>
          <table:table-cell table:formula="of:=([.B320]*0.05)+([.C320]*0.1)+([.D320]*0.1)+([.E320]*0.15)+([.F320]*0.15)+([.G320]*0.2)+([.H320]*0.25)" office:value-type="float" office:value="5.8" calcext:value-type="float">
            <text:p>5.8</text:p>
          </table:table-cell>
          <table:table-cell table:formula="of:=MEDIAN([.B320:.H32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321]/10" office:value-type="float" office:value="-0.1" calcext:value-type="float">
            <text:p>-0.1</text:p>
          </table:table-cell>
          <table:table-cell table:formula="of:=([.B321]*0.05)+([.C321]*0.1)+([.D321]*0.1)+([.E321]*0.15)+([.F321]*0.15)+([.G321]*0.2)+([.H321]*0.25)" office:value-type="float" office:value="4.55" calcext:value-type="float">
            <text:p>4.55</text:p>
          </table:table-cell>
          <table:table-cell table:formula="of:=MEDIAN([.B321:.H32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22]/10" office:value-type="float" office:value="12.2" calcext:value-type="float">
            <text:p>12.2</text:p>
          </table:table-cell>
          <table:table-cell table:formula="of:=([.B322]*0.05)+([.C322]*0.1)+([.D322]*0.1)+([.E322]*0.15)+([.F322]*0.15)+([.G322]*0.2)+([.H322]*0.25)" office:value-type="float" office:value="0.25" calcext:value-type="float">
            <text:p>0.25</text:p>
          </table:table-cell>
          <table:table-cell table:formula="of:=MEDIAN([.B322:.H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23]/10" office:value-type="float" office:value="14.3" calcext:value-type="float">
            <text:p>14.3</text:p>
          </table:table-cell>
          <table:table-cell table:formula="of:=([.B323]*0.05)+([.C323]*0.1)+([.D323]*0.1)+([.E323]*0.15)+([.F323]*0.15)+([.G323]*0.2)+([.H323]*0.25)" office:value-type="float" office:value="0.25" calcext:value-type="float">
            <text:p>0.25</text:p>
          </table:table-cell>
          <table:table-cell table:formula="of:=MEDIAN([.B323:.H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4]/10" office:value-type="float" office:value="13.5" calcext:value-type="float">
            <text:p>13.5</text:p>
          </table:table-cell>
          <table:table-cell table:formula="of:=([.B324]*0.05)+([.C324]*0.1)+([.D324]*0.1)+([.E324]*0.15)+([.F324]*0.15)+([.G324]*0.2)+([.H324]*0.25)" office:value-type="float" office:value="0" calcext:value-type="float">
            <text:p>0</text:p>
          </table:table-cell>
          <table:table-cell table:formula="of:=MEDIAN([.B324:.H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5]/10" office:value-type="float" office:value="13.5" calcext:value-type="float">
            <text:p>13.5</text:p>
          </table:table-cell>
          <table:table-cell table:formula="of:=([.B325]*0.05)+([.C325]*0.1)+([.D325]*0.1)+([.E325]*0.15)+([.F325]*0.15)+([.G325]*0.2)+([.H325]*0.25)" office:value-type="float" office:value="0" calcext:value-type="float">
            <text:p>0</text:p>
          </table:table-cell>
          <table:table-cell table:formula="of:=MEDIAN([.B325:.H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6]/10" office:value-type="float" office:value="13" calcext:value-type="float">
            <text:p>13</text:p>
          </table:table-cell>
          <table:table-cell table:formula="of:=([.B326]*0.05)+([.C326]*0.1)+([.D326]*0.1)+([.E326]*0.15)+([.F326]*0.15)+([.G326]*0.2)+([.H326]*0.25)" office:value-type="float" office:value="0" calcext:value-type="float">
            <text:p>0</text:p>
          </table:table-cell>
          <table:table-cell table:formula="of:=MEDIAN([.B326:.H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7]/10" office:value-type="float" office:value="13" calcext:value-type="float">
            <text:p>13</text:p>
          </table:table-cell>
          <table:table-cell table:formula="of:=([.B327]*0.05)+([.C327]*0.1)+([.D327]*0.1)+([.E327]*0.15)+([.F327]*0.15)+([.G327]*0.2)+([.H327]*0.25)" office:value-type="float" office:value="0" calcext:value-type="float">
            <text:p>0</text:p>
          </table:table-cell>
          <table:table-cell table:formula="of:=MEDIAN([.B327:.H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8]/10" office:value-type="float" office:value="13.4" calcext:value-type="float">
            <text:p>13.4</text:p>
          </table:table-cell>
          <table:table-cell table:formula="of:=([.B328]*0.05)+([.C328]*0.1)+([.D328]*0.1)+([.E328]*0.15)+([.F328]*0.15)+([.G328]*0.2)+([.H328]*0.25)" office:value-type="float" office:value="0" calcext:value-type="float">
            <text:p>0</text:p>
          </table:table-cell>
          <table:table-cell table:formula="of:=MEDIAN([.B328:.H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29]/10" office:value-type="float" office:value="12.9" calcext:value-type="float">
            <text:p>12.9</text:p>
          </table:table-cell>
          <table:table-cell table:formula="of:=([.B329]*0.05)+([.C329]*0.1)+([.D329]*0.1)+([.E329]*0.15)+([.F329]*0.15)+([.G329]*0.2)+([.H329]*0.25)" office:value-type="float" office:value="0" calcext:value-type="float">
            <text:p>0</text:p>
          </table:table-cell>
          <table:table-cell table:formula="of:=MEDIAN([.B329:.H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0]/10" office:value-type="float" office:value="12.9" calcext:value-type="float">
            <text:p>12.9</text:p>
          </table:table-cell>
          <table:table-cell table:formula="of:=([.B330]*0.05)+([.C330]*0.1)+([.D330]*0.1)+([.E330]*0.15)+([.F330]*0.15)+([.G330]*0.2)+([.H330]*0.25)" office:value-type="float" office:value="0" calcext:value-type="float">
            <text:p>0</text:p>
          </table:table-cell>
          <table:table-cell table:formula="of:=MEDIAN([.B330:.H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1]/10" office:value-type="float" office:value="12.9" calcext:value-type="float">
            <text:p>12.9</text:p>
          </table:table-cell>
          <table:table-cell table:formula="of:=([.B331]*0.05)+([.C331]*0.1)+([.D331]*0.1)+([.E331]*0.15)+([.F331]*0.15)+([.G331]*0.2)+([.H331]*0.25)" office:value-type="float" office:value="0" calcext:value-type="float">
            <text:p>0</text:p>
          </table:table-cell>
          <table:table-cell table:formula="of:=MEDIAN([.B331:.H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2]/10" office:value-type="float" office:value="12.9" calcext:value-type="float">
            <text:p>12.9</text:p>
          </table:table-cell>
          <table:table-cell table:formula="of:=([.B332]*0.05)+([.C332]*0.1)+([.D332]*0.1)+([.E332]*0.15)+([.F332]*0.15)+([.G332]*0.2)+([.H332]*0.25)" office:value-type="float" office:value="0" calcext:value-type="float">
            <text:p>0</text:p>
          </table:table-cell>
          <table:table-cell table:formula="of:=MEDIAN([.B332:.H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3]/10" office:value-type="float" office:value="12.4" calcext:value-type="float">
            <text:p>12.4</text:p>
          </table:table-cell>
          <table:table-cell table:formula="of:=([.B333]*0.05)+([.C333]*0.1)+([.D333]*0.1)+([.E333]*0.15)+([.F333]*0.15)+([.G333]*0.2)+([.H333]*0.25)" office:value-type="float" office:value="0" calcext:value-type="float">
            <text:p>0</text:p>
          </table:table-cell>
          <table:table-cell table:formula="of:=MEDIAN([.B333:.H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4]/10" office:value-type="float" office:value="13.1" calcext:value-type="float">
            <text:p>13.1</text:p>
          </table:table-cell>
          <table:table-cell table:formula="of:=([.B334]*0.05)+([.C334]*0.1)+([.D334]*0.1)+([.E334]*0.15)+([.F334]*0.15)+([.G334]*0.2)+([.H334]*0.25)" office:value-type="float" office:value="0" calcext:value-type="float">
            <text:p>0</text:p>
          </table:table-cell>
          <table:table-cell table:formula="of:=MEDIAN([.B334:.H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5]/10" office:value-type="float" office:value="13.1" calcext:value-type="float">
            <text:p>13.1</text:p>
          </table:table-cell>
          <table:table-cell table:formula="of:=([.B335]*0.05)+([.C335]*0.1)+([.D335]*0.1)+([.E335]*0.15)+([.F335]*0.15)+([.G335]*0.2)+([.H335]*0.25)" office:value-type="float" office:value="0" calcext:value-type="float">
            <text:p>0</text:p>
          </table:table-cell>
          <table:table-cell table:formula="of:=MEDIAN([.B335:.H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6]/10" office:value-type="float" office:value="13.3" calcext:value-type="float">
            <text:p>13.3</text:p>
          </table:table-cell>
          <table:table-cell table:formula="of:=([.B336]*0.05)+([.C336]*0.1)+([.D336]*0.1)+([.E336]*0.15)+([.F336]*0.15)+([.G336]*0.2)+([.H336]*0.25)" office:value-type="float" office:value="0" calcext:value-type="float">
            <text:p>0</text:p>
          </table:table-cell>
          <table:table-cell table:formula="of:=MEDIAN([.B336:.H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337]/10" office:value-type="float" office:value="8.1" calcext:value-type="float">
            <text:p>8.1</text:p>
          </table:table-cell>
          <table:table-cell table:formula="of:=([.B337]*0.05)+([.C337]*0.1)+([.D337]*0.1)+([.E337]*0.15)+([.F337]*0.15)+([.G337]*0.2)+([.H337]*0.25)" office:value-type="float" office:value="0.6" calcext:value-type="float">
            <text:p>0.6</text:p>
          </table:table-cell>
          <table:table-cell table:formula="of:=MEDIAN([.B337:.H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38]/10" office:value-type="float" office:value="3.8" calcext:value-type="float">
            <text:p>3.8</text:p>
          </table:table-cell>
          <table:table-cell table:formula="of:=([.B338]*0.05)+([.C338]*0.1)+([.D338]*0.1)+([.E338]*0.15)+([.F338]*0.15)+([.G338]*0.2)+([.H338]*0.25)" office:value-type="float" office:value="0" calcext:value-type="float">
            <text:p>0</text:p>
          </table:table-cell>
          <table:table-cell table:formula="of:=MEDIAN([.B338:.H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39]/10" office:value-type="float" office:value="3.8" calcext:value-type="float">
            <text:p>3.8</text:p>
          </table:table-cell>
          <table:table-cell table:formula="of:=([.B339]*0.05)+([.C339]*0.1)+([.D339]*0.1)+([.E339]*0.15)+([.F339]*0.15)+([.G339]*0.2)+([.H339]*0.25)" office:value-type="float" office:value="0.1" calcext:value-type="float">
            <text:p>0.1</text:p>
          </table:table-cell>
          <table:table-cell table:formula="of:=MEDIAN([.B339:.H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40]/10" office:value-type="float" office:value="1.6" calcext:value-type="float">
            <text:p>1.6</text:p>
          </table:table-cell>
          <table:table-cell table:formula="of:=([.B340]*0.05)+([.C340]*0.1)+([.D340]*0.1)+([.E340]*0.15)+([.F340]*0.15)+([.G340]*0.2)+([.H340]*0.25)" office:value-type="float" office:value="0.1" calcext:value-type="float">
            <text:p>0.1</text:p>
          </table:table-cell>
          <table:table-cell table:formula="of:=MEDIAN([.B340:.H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41]/10" office:value-type="float" office:value="1.6" calcext:value-type="float">
            <text:p>1.6</text:p>
          </table:table-cell>
          <table:table-cell table:formula="of:=([.B341]*0.05)+([.C341]*0.1)+([.D341]*0.1)+([.E341]*0.15)+([.F341]*0.15)+([.G341]*0.2)+([.H341]*0.25)" office:value-type="float" office:value="0.1" calcext:value-type="float">
            <text:p>0.1</text:p>
          </table:table-cell>
          <table:table-cell table:formula="of:=MEDIAN([.B341:.H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42]/10" office:value-type="float" office:value="0.4" calcext:value-type="float">
            <text:p>0.4</text:p>
          </table:table-cell>
          <table:table-cell table:formula="of:=([.B342]*0.05)+([.C342]*0.1)+([.D342]*0.1)+([.E342]*0.15)+([.F342]*0.15)+([.G342]*0.2)+([.H342]*0.25)" office:value-type="float" office:value="3.6" calcext:value-type="float">
            <text:p>3.6</text:p>
          </table:table-cell>
          <table:table-cell table:formula="of:=MEDIAN([.B342:.H34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43]/10" office:value-type="float" office:value="0.4" calcext:value-type="float">
            <text:p>0.4</text:p>
          </table:table-cell>
          <table:table-cell table:formula="of:=([.B343]*0.05)+([.C343]*0.1)+([.D343]*0.1)+([.E343]*0.15)+([.F343]*0.15)+([.G343]*0.2)+([.H343]*0.25)" office:value-type="float" office:value="5.95" calcext:value-type="float">
            <text:p>5.95</text:p>
          </table:table-cell>
          <table:table-cell table:formula="of:=MEDIAN([.B343:.H34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344]/10" office:value-type="float" office:value="0.4" calcext:value-type="float">
            <text:p>0.4</text:p>
          </table:table-cell>
          <table:table-cell table:formula="of:=([.B344]*0.05)+([.C344]*0.1)+([.D344]*0.1)+([.E344]*0.15)+([.F344]*0.15)+([.G344]*0.2)+([.H344]*0.25)" office:value-type="float" office:value="6.6" calcext:value-type="float">
            <text:p>6.6</text:p>
          </table:table-cell>
          <table:table-cell table:formula="of:=MEDIAN([.B344:.H34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A345]/10" office:value-type="float" office:value="0.4" calcext:value-type="float">
            <text:p>0.4</text:p>
          </table:table-cell>
          <table:table-cell table:formula="of:=([.B345]*0.05)+([.C345]*0.1)+([.D345]*0.1)+([.E345]*0.15)+([.F345]*0.15)+([.G345]*0.2)+([.H345]*0.25)" office:value-type="float" office:value="7.55" calcext:value-type="float">
            <text:p>7.55</text:p>
          </table:table-cell>
          <table:table-cell table:formula="of:=MEDIAN([.B345:.H34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346]/10" office:value-type="float" office:value="-0.1" calcext:value-type="float">
            <text:p>-0.1</text:p>
          </table:table-cell>
          <table:table-cell table:formula="of:=([.B346]*0.05)+([.C346]*0.1)+([.D346]*0.1)+([.E346]*0.15)+([.F346]*0.15)+([.G346]*0.2)+([.H346]*0.25)" office:value-type="float" office:value="8.75" calcext:value-type="float">
            <text:p>8.75</text:p>
          </table:table-cell>
          <table:table-cell table:formula="of:=MEDIAN([.B346:.H34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347]/10" office:value-type="float" office:value="-0.1" calcext:value-type="float">
            <text:p>-0.1</text:p>
          </table:table-cell>
          <table:table-cell table:formula="of:=([.B347]*0.05)+([.C347]*0.1)+([.D347]*0.1)+([.E347]*0.15)+([.F347]*0.15)+([.G347]*0.2)+([.H347]*0.25)" office:value-type="float" office:value="7.7" calcext:value-type="float">
            <text:p>7.7</text:p>
          </table:table-cell>
          <table:table-cell table:formula="of:=MEDIAN([.B347:.H34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348]/10" office:value-type="float" office:value="-0.2" calcext:value-type="float">
            <text:p>-0.2</text:p>
          </table:table-cell>
          <table:table-cell table:formula="of:=([.B348]*0.05)+([.C348]*0.1)+([.D348]*0.1)+([.E348]*0.15)+([.F348]*0.15)+([.G348]*0.2)+([.H348]*0.25)" office:value-type="float" office:value="7.7" calcext:value-type="float">
            <text:p>7.7</text:p>
          </table:table-cell>
          <table:table-cell table:formula="of:=MEDIAN([.B348:.H34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349]/10" office:value-type="float" office:value="0.1" calcext:value-type="float">
            <text:p>0.1</text:p>
          </table:table-cell>
          <table:table-cell table:formula="of:=([.B349]*0.05)+([.C349]*0.1)+([.D349]*0.1)+([.E349]*0.15)+([.F349]*0.15)+([.G349]*0.2)+([.H349]*0.25)" office:value-type="float" office:value="7.7" calcext:value-type="float">
            <text:p>7.7</text:p>
          </table:table-cell>
          <table:table-cell table:formula="of:=MEDIAN([.B349:.H34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350]/10" office:value-type="float" office:value="-0.1" calcext:value-type="float">
            <text:p>-0.1</text:p>
          </table:table-cell>
          <table:table-cell table:formula="of:=([.B350]*0.05)+([.C350]*0.1)+([.D350]*0.1)+([.E350]*0.15)+([.F350]*0.15)+([.G350]*0.2)+([.H350]*0.25)" office:value-type="float" office:value="6.8" calcext:value-type="float">
            <text:p>6.8</text:p>
          </table:table-cell>
          <table:table-cell table:formula="of:=MEDIAN([.B350:.H35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351]/10" office:value-type="float" office:value="-0.1" calcext:value-type="float">
            <text:p>-0.1</text:p>
          </table:table-cell>
          <table:table-cell table:formula="of:=([.B351]*0.05)+([.C351]*0.1)+([.D351]*0.1)+([.E351]*0.15)+([.F351]*0.15)+([.G351]*0.2)+([.H351]*0.25)" office:value-type="float" office:value="6.8" calcext:value-type="float">
            <text:p>6.8</text:p>
          </table:table-cell>
          <table:table-cell table:formula="of:=MEDIAN([.B351:.H35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A352]/10" office:value-type="float" office:value="0.3" calcext:value-type="float">
            <text:p>0.3</text:p>
          </table:table-cell>
          <table:table-cell table:formula="of:=([.B352]*0.05)+([.C352]*0.1)+([.D352]*0.1)+([.E352]*0.15)+([.F352]*0.15)+([.G352]*0.2)+([.H352]*0.25)" office:value-type="float" office:value="7.4" calcext:value-type="float">
            <text:p>7.4</text:p>
          </table:table-cell>
          <table:table-cell table:formula="of:=MEDIAN([.B352:.H35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53]/10" office:value-type="float" office:value="0.3" calcext:value-type="float">
            <text:p>0.3</text:p>
          </table:table-cell>
          <table:table-cell table:formula="of:=([.B353]*0.05)+([.C353]*0.1)+([.D353]*0.1)+([.E353]*0.15)+([.F353]*0.15)+([.G353]*0.2)+([.H353]*0.25)" office:value-type="float" office:value="6.6" calcext:value-type="float">
            <text:p>6.6</text:p>
          </table:table-cell>
          <table:table-cell table:formula="of:=MEDIAN([.B353:.H35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54]/10" office:value-type="float" office:value="0.3" calcext:value-type="float">
            <text:p>0.3</text:p>
          </table:table-cell>
          <table:table-cell table:formula="of:=([.B354]*0.05)+([.C354]*0.1)+([.D354]*0.1)+([.E354]*0.15)+([.F354]*0.15)+([.G354]*0.2)+([.H354]*0.25)" office:value-type="float" office:value="6.6" calcext:value-type="float">
            <text:p>6.6</text:p>
          </table:table-cell>
          <table:table-cell table:formula="of:=MEDIAN([.B354:.H35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355]/10" office:value-type="float" office:value="-0.4" calcext:value-type="float">
            <text:p>-0.4</text:p>
          </table:table-cell>
          <table:table-cell table:formula="of:=([.B355]*0.05)+([.C355]*0.1)+([.D355]*0.1)+([.E355]*0.15)+([.F355]*0.15)+([.G355]*0.2)+([.H355]*0.25)" office:value-type="float" office:value="7.1" calcext:value-type="float">
            <text:p>7.1</text:p>
          </table:table-cell>
          <table:table-cell table:formula="of:=MEDIAN([.B355:.H35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A356]/10" office:value-type="float" office:value="-0.4" calcext:value-type="float">
            <text:p>-0.4</text:p>
          </table:table-cell>
          <table:table-cell table:formula="of:=([.B356]*0.05)+([.C356]*0.1)+([.D356]*0.1)+([.E356]*0.15)+([.F356]*0.15)+([.G356]*0.2)+([.H356]*0.25)" office:value-type="float" office:value="6.55" calcext:value-type="float">
            <text:p>6.55</text:p>
          </table:table-cell>
          <table:table-cell table:formula="of:=MEDIAN([.B356:.H35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357]/10" office:value-type="float" office:value="0.1" calcext:value-type="float">
            <text:p>0.1</text:p>
          </table:table-cell>
          <table:table-cell table:formula="of:=([.B357]*0.05)+([.C357]*0.1)+([.D357]*0.1)+([.E357]*0.15)+([.F357]*0.15)+([.G357]*0.2)+([.H357]*0.25)" office:value-type="float" office:value="6.85" calcext:value-type="float">
            <text:p>6.85</text:p>
          </table:table-cell>
          <table:table-cell table:formula="of:=MEDIAN([.B357:.H35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8]/10" office:value-type="float" office:value="-0.1" calcext:value-type="float">
            <text:p>-0.1</text:p>
          </table:table-cell>
          <table:table-cell table:formula="of:=([.B358]*0.05)+([.C358]*0.1)+([.D358]*0.1)+([.E358]*0.15)+([.F358]*0.15)+([.G358]*0.2)+([.H358]*0.25)" office:value-type="float" office:value="3.45" calcext:value-type="float">
            <text:p>3.45</text:p>
          </table:table-cell>
          <table:table-cell table:formula="of:=MEDIAN([.B358:.H35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9]/10" office:value-type="float" office:value="-0.1" calcext:value-type="float">
            <text:p>-0.1</text:p>
          </table:table-cell>
          <table:table-cell table:formula="of:=([.B359]*0.05)+([.C359]*0.1)+([.D359]*0.1)+([.E359]*0.15)+([.F359]*0.15)+([.G359]*0.2)+([.H359]*0.25)" office:value-type="float" office:value="3.45" calcext:value-type="float">
            <text:p>3.45</text:p>
          </table:table-cell>
          <table:table-cell table:formula="of:=MEDIAN([.B359:.H35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60]/10" office:value-type="float" office:value="-0.2" calcext:value-type="float">
            <text:p>-0.2</text:p>
          </table:table-cell>
          <table:table-cell table:formula="of:=([.B360]*0.05)+([.C360]*0.1)+([.D360]*0.1)+([.E360]*0.15)+([.F360]*0.15)+([.G360]*0.2)+([.H360]*0.25)" office:value-type="float" office:value="2.1" calcext:value-type="float">
            <text:p>2.1</text:p>
          </table:table-cell>
          <table:table-cell table:formula="of:=MEDIAN([.B360:.H3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61]/10" office:value-type="float" office:value="-0.2" calcext:value-type="float">
            <text:p>-0.2</text:p>
          </table:table-cell>
          <table:table-cell table:formula="of:=([.B361]*0.05)+([.C361]*0.1)+([.D361]*0.1)+([.E361]*0.15)+([.F361]*0.15)+([.G361]*0.2)+([.H361]*0.25)" office:value-type="float" office:value="0.95" calcext:value-type="float">
            <text:p>0.95</text:p>
          </table:table-cell>
          <table:table-cell table:formula="of:=MEDIAN([.B361:.H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62]/10" office:value-type="float" office:value="7.3" calcext:value-type="float">
            <text:p>7.3</text:p>
          </table:table-cell>
          <table:table-cell table:formula="of:=([.B362]*0.05)+([.C362]*0.1)+([.D362]*0.1)+([.E362]*0.15)+([.F362]*0.15)+([.G362]*0.2)+([.H362]*0.25)" office:value-type="float" office:value="0.95" calcext:value-type="float">
            <text:p>0.95</text:p>
          </table:table-cell>
          <table:table-cell table:formula="of:=MEDIAN([.B362:.H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63]/10" office:value-type="float" office:value="14" calcext:value-type="float">
            <text:p>14</text:p>
          </table:table-cell>
          <table:table-cell table:formula="of:=([.B363]*0.05)+([.C363]*0.1)+([.D363]*0.1)+([.E363]*0.15)+([.F363]*0.15)+([.G363]*0.2)+([.H363]*0.25)" office:value-type="float" office:value="0.95" calcext:value-type="float">
            <text:p>0.95</text:p>
          </table:table-cell>
          <table:table-cell table:formula="of:=MEDIAN([.B363:.H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4]/10" office:value-type="float" office:value="13.5" calcext:value-type="float">
            <text:p>13.5</text:p>
          </table:table-cell>
          <table:table-cell table:formula="of:=([.B364]*0.05)+([.C364]*0.1)+([.D364]*0.1)+([.E364]*0.15)+([.F364]*0.15)+([.G364]*0.2)+([.H364]*0.25)" office:value-type="float" office:value="0" calcext:value-type="float">
            <text:p>0</text:p>
          </table:table-cell>
          <table:table-cell table:formula="of:=MEDIAN([.B364:.H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5]/10" office:value-type="float" office:value="14" calcext:value-type="float">
            <text:p>14</text:p>
          </table:table-cell>
          <table:table-cell table:formula="of:=([.B365]*0.05)+([.C365]*0.1)+([.D365]*0.1)+([.E365]*0.15)+([.F365]*0.15)+([.G365]*0.2)+([.H365]*0.25)" office:value-type="float" office:value="0" calcext:value-type="float">
            <text:p>0</text:p>
          </table:table-cell>
          <table:table-cell table:formula="of:=MEDIAN([.B365:.H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6]/10" office:value-type="float" office:value="13" calcext:value-type="float">
            <text:p>13</text:p>
          </table:table-cell>
          <table:table-cell table:formula="of:=([.B366]*0.05)+([.C366]*0.1)+([.D366]*0.1)+([.E366]*0.15)+([.F366]*0.15)+([.G366]*0.2)+([.H366]*0.25)" office:value-type="float" office:value="0" calcext:value-type="float">
            <text:p>0</text:p>
          </table:table-cell>
          <table:table-cell table:formula="of:=MEDIAN([.B366:.H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7]/10" office:value-type="float" office:value="10.9" calcext:value-type="float">
            <text:p>10.9</text:p>
          </table:table-cell>
          <table:table-cell table:formula="of:=([.B367]*0.05)+([.C367]*0.1)+([.D367]*0.1)+([.E367]*0.15)+([.F367]*0.15)+([.G367]*0.2)+([.H367]*0.25)" office:value-type="float" office:value="0" calcext:value-type="float">
            <text:p>0</text:p>
          </table:table-cell>
          <table:table-cell table:formula="of:=MEDIAN([.B367:.H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8]/10" office:value-type="float" office:value="12.5" calcext:value-type="float">
            <text:p>12.5</text:p>
          </table:table-cell>
          <table:table-cell table:formula="of:=([.B368]*0.05)+([.C368]*0.1)+([.D368]*0.1)+([.E368]*0.15)+([.F368]*0.15)+([.G368]*0.2)+([.H368]*0.25)" office:value-type="float" office:value="0" calcext:value-type="float">
            <text:p>0</text:p>
          </table:table-cell>
          <table:table-cell table:formula="of:=MEDIAN([.B368:.H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69]/10" office:value-type="float" office:value="12.5" calcext:value-type="float">
            <text:p>12.5</text:p>
          </table:table-cell>
          <table:table-cell table:formula="of:=([.B369]*0.05)+([.C369]*0.1)+([.D369]*0.1)+([.E369]*0.15)+([.F369]*0.15)+([.G369]*0.2)+([.H369]*0.25)" office:value-type="float" office:value="0" calcext:value-type="float">
            <text:p>0</text:p>
          </table:table-cell>
          <table:table-cell table:formula="of:=MEDIAN([.B369:.H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0]/10" office:value-type="float" office:value="12.7" calcext:value-type="float">
            <text:p>12.7</text:p>
          </table:table-cell>
          <table:table-cell table:formula="of:=([.B370]*0.05)+([.C370]*0.1)+([.D370]*0.1)+([.E370]*0.15)+([.F370]*0.15)+([.G370]*0.2)+([.H370]*0.25)" office:value-type="float" office:value="0" calcext:value-type="float">
            <text:p>0</text:p>
          </table:table-cell>
          <table:table-cell table:formula="of:=MEDIAN([.B370:.H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1]/10" office:value-type="float" office:value="12.7" calcext:value-type="float">
            <text:p>12.7</text:p>
          </table:table-cell>
          <table:table-cell table:formula="of:=([.B371]*0.05)+([.C371]*0.1)+([.D371]*0.1)+([.E371]*0.15)+([.F371]*0.15)+([.G371]*0.2)+([.H371]*0.25)" office:value-type="float" office:value="0" calcext:value-type="float">
            <text:p>0</text:p>
          </table:table-cell>
          <table:table-cell table:formula="of:=MEDIAN([.B371:.H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2]/10" office:value-type="float" office:value="12.8" calcext:value-type="float">
            <text:p>12.8</text:p>
          </table:table-cell>
          <table:table-cell table:formula="of:=([.B372]*0.05)+([.C372]*0.1)+([.D372]*0.1)+([.E372]*0.15)+([.F372]*0.15)+([.G372]*0.2)+([.H372]*0.25)" office:value-type="float" office:value="0" calcext:value-type="float">
            <text:p>0</text:p>
          </table:table-cell>
          <table:table-cell table:formula="of:=MEDIAN([.B372:.H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3]/10" office:value-type="float" office:value="12.8" calcext:value-type="float">
            <text:p>12.8</text:p>
          </table:table-cell>
          <table:table-cell table:formula="of:=([.B373]*0.05)+([.C373]*0.1)+([.D373]*0.1)+([.E373]*0.15)+([.F373]*0.15)+([.G373]*0.2)+([.H373]*0.25)" office:value-type="float" office:value="0" calcext:value-type="float">
            <text:p>0</text:p>
          </table:table-cell>
          <table:table-cell table:formula="of:=MEDIAN([.B373:.H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4]/10" office:value-type="float" office:value="12.8" calcext:value-type="float">
            <text:p>12.8</text:p>
          </table:table-cell>
          <table:table-cell table:formula="of:=([.B374]*0.05)+([.C374]*0.1)+([.D374]*0.1)+([.E374]*0.15)+([.F374]*0.15)+([.G374]*0.2)+([.H374]*0.25)" office:value-type="float" office:value="0" calcext:value-type="float">
            <text:p>0</text:p>
          </table:table-cell>
          <table:table-cell table:formula="of:=MEDIAN([.B374:.H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5]/10" office:value-type="float" office:value="12.8" calcext:value-type="float">
            <text:p>12.8</text:p>
          </table:table-cell>
          <table:table-cell table:formula="of:=([.B375]*0.05)+([.C375]*0.1)+([.D375]*0.1)+([.E375]*0.15)+([.F375]*0.15)+([.G375]*0.2)+([.H375]*0.25)" office:value-type="float" office:value="0" calcext:value-type="float">
            <text:p>0</text:p>
          </table:table-cell>
          <table:table-cell table:formula="of:=MEDIAN([.B375:.H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6]/10" office:value-type="float" office:value="8.4" calcext:value-type="float">
            <text:p>8.4</text:p>
          </table:table-cell>
          <table:table-cell table:formula="of:=([.B376]*0.05)+([.C376]*0.1)+([.D376]*0.1)+([.E376]*0.15)+([.F376]*0.15)+([.G376]*0.2)+([.H376]*0.25)" office:value-type="float" office:value="0" calcext:value-type="float">
            <text:p>0</text:p>
          </table:table-cell>
          <table:table-cell table:formula="of:=MEDIAN([.B376:.H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7]/10" office:value-type="float" office:value="8.4" calcext:value-type="float">
            <text:p>8.4</text:p>
          </table:table-cell>
          <table:table-cell table:formula="of:=([.B377]*0.05)+([.C377]*0.1)+([.D377]*0.1)+([.E377]*0.15)+([.F377]*0.15)+([.G377]*0.2)+([.H377]*0.25)" office:value-type="float" office:value="0" calcext:value-type="float">
            <text:p>0</text:p>
          </table:table-cell>
          <table:table-cell table:formula="of:=MEDIAN([.B377:.H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8]/10" office:value-type="float" office:value="4.5" calcext:value-type="float">
            <text:p>4.5</text:p>
          </table:table-cell>
          <table:table-cell table:formula="of:=([.B378]*0.05)+([.C378]*0.1)+([.D378]*0.1)+([.E378]*0.15)+([.F378]*0.15)+([.G378]*0.2)+([.H378]*0.25)" office:value-type="float" office:value="0" calcext:value-type="float">
            <text:p>0</text:p>
          </table:table-cell>
          <table:table-cell table:formula="of:=MEDIAN([.B378:.H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79]/10" office:value-type="float" office:value="2.4" calcext:value-type="float">
            <text:p>2.4</text:p>
          </table:table-cell>
          <table:table-cell table:formula="of:=([.B379]*0.05)+([.C379]*0.1)+([.D379]*0.1)+([.E379]*0.15)+([.F379]*0.15)+([.G379]*0.2)+([.H379]*0.25)" office:value-type="float" office:value="0" calcext:value-type="float">
            <text:p>0</text:p>
          </table:table-cell>
          <table:table-cell table:formula="of:=MEDIAN([.B379:.H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380]/10" office:value-type="float" office:value="1" calcext:value-type="float">
            <text:p>1</text:p>
          </table:table-cell>
          <table:table-cell table:formula="of:=([.B380]*0.05)+([.C380]*0.1)+([.D380]*0.1)+([.E380]*0.15)+([.F380]*0.15)+([.G380]*0.2)+([.H380]*0.25)" office:value-type="float" office:value="6.2" calcext:value-type="float">
            <text:p>6.2</text:p>
          </table:table-cell>
          <table:table-cell table:formula="of:=MEDIAN([.B380:.H38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381]/10" office:value-type="float" office:value="0.2" calcext:value-type="float">
            <text:p>0.2</text:p>
          </table:table-cell>
          <table:table-cell table:formula="of:=([.B381]*0.05)+([.C381]*0.1)+([.D381]*0.1)+([.E381]*0.15)+([.F381]*0.15)+([.G381]*0.2)+([.H381]*0.25)" office:value-type="float" office:value="7" calcext:value-type="float">
            <text:p>7</text:p>
          </table:table-cell>
          <table:table-cell table:formula="of:=MEDIAN([.B381:.H38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A382]/10" office:value-type="float" office:value="-0.2" calcext:value-type="float">
            <text:p>-0.2</text:p>
          </table:table-cell>
          <table:table-cell table:formula="of:=([.B382]*0.05)+([.C382]*0.1)+([.D382]*0.1)+([.E382]*0.15)+([.F382]*0.15)+([.G382]*0.2)+([.H382]*0.25)" office:value-type="float" office:value="9.4" calcext:value-type="float">
            <text:p>9.4</text:p>
          </table:table-cell>
          <table:table-cell table:formula="of:=MEDIAN([.B382:.H38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383]/10" office:value-type="float" office:value="-0.3" calcext:value-type="float">
            <text:p>-0.3</text:p>
          </table:table-cell>
          <table:table-cell table:formula="of:=([.B383]*0.05)+([.C383]*0.1)+([.D383]*0.1)+([.E383]*0.15)+([.F383]*0.15)+([.G383]*0.2)+([.H383]*0.25)" office:value-type="float" office:value="7.45" calcext:value-type="float">
            <text:p>7.45</text:p>
          </table:table-cell>
          <table:table-cell table:formula="of:=MEDIAN([.B383:.H38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384]/10" office:value-type="float" office:value="-0.5" calcext:value-type="float">
            <text:p>-0.5</text:p>
          </table:table-cell>
          <table:table-cell table:formula="of:=([.B384]*0.05)+([.C384]*0.1)+([.D384]*0.1)+([.E384]*0.15)+([.F384]*0.15)+([.G384]*0.2)+([.H384]*0.25)" office:value-type="float" office:value="8.6" calcext:value-type="float">
            <text:p>8.6</text:p>
          </table:table-cell>
          <table:table-cell table:formula="of:=MEDIAN([.B384:.H38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385]/10" office:value-type="float" office:value="-0.1" calcext:value-type="float">
            <text:p>-0.1</text:p>
          </table:table-cell>
          <table:table-cell table:formula="of:=([.B385]*0.05)+([.C385]*0.1)+([.D385]*0.1)+([.E385]*0.15)+([.F385]*0.15)+([.G385]*0.2)+([.H385]*0.25)" office:value-type="float" office:value="8.2" calcext:value-type="float">
            <text:p>8.2</text:p>
          </table:table-cell>
          <table:table-cell table:formula="of:=MEDIAN([.B385:.H38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386]/10" office:value-type="float" office:value="-0.1" calcext:value-type="float">
            <text:p>-0.1</text:p>
          </table:table-cell>
          <table:table-cell table:formula="of:=([.B386]*0.05)+([.C386]*0.1)+([.D386]*0.1)+([.E386]*0.15)+([.F386]*0.15)+([.G386]*0.2)+([.H386]*0.25)" office:value-type="float" office:value="7.65" calcext:value-type="float">
            <text:p>7.65</text:p>
          </table:table-cell>
          <table:table-cell table:formula="of:=MEDIAN([.B386:.H38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A387]/10" office:value-type="float" office:value="-0.2" calcext:value-type="float">
            <text:p>-0.2</text:p>
          </table:table-cell>
          <table:table-cell table:formula="of:=([.B387]*0.05)+([.C387]*0.1)+([.D387]*0.1)+([.E387]*0.15)+([.F387]*0.15)+([.G387]*0.2)+([.H387]*0.25)" office:value-type="float" office:value="7" calcext:value-type="float">
            <text:p>7</text:p>
          </table:table-cell>
          <table:table-cell table:formula="of:=MEDIAN([.B387:.H38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388]/10" office:value-type="float" office:value="-0.2" calcext:value-type="float">
            <text:p>-0.2</text:p>
          </table:table-cell>
          <table:table-cell table:formula="of:=([.B388]*0.05)+([.C388]*0.1)+([.D388]*0.1)+([.E388]*0.15)+([.F388]*0.15)+([.G388]*0.2)+([.H388]*0.25)" office:value-type="float" office:value="6.45" calcext:value-type="float">
            <text:p>6.45</text:p>
          </table:table-cell>
          <table:table-cell table:formula="of:=MEDIAN([.B388:.H38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389]/10" office:value-type="float" office:value="0.3" calcext:value-type="float">
            <text:p>0.3</text:p>
          </table:table-cell>
          <table:table-cell table:formula="of:=([.B389]*0.05)+([.C389]*0.1)+([.D389]*0.1)+([.E389]*0.15)+([.F389]*0.15)+([.G389]*0.2)+([.H389]*0.25)" office:value-type="float" office:value="6.45" calcext:value-type="float">
            <text:p>6.45</text:p>
          </table:table-cell>
          <table:table-cell table:formula="of:=MEDIAN([.B389:.H38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390]/10" office:value-type="float" office:value="0.3" calcext:value-type="float">
            <text:p>0.3</text:p>
          </table:table-cell>
          <table:table-cell table:formula="of:=([.B390]*0.05)+([.C390]*0.1)+([.D390]*0.1)+([.E390]*0.15)+([.F390]*0.15)+([.G390]*0.2)+([.H390]*0.25)" office:value-type="float" office:value="6.45" calcext:value-type="float">
            <text:p>6.45</text:p>
          </table:table-cell>
          <table:table-cell table:formula="of:=MEDIAN([.B390:.H39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91]/10" office:value-type="float" office:value="-0.4" calcext:value-type="float">
            <text:p>-0.4</text:p>
          </table:table-cell>
          <table:table-cell table:formula="of:=([.B391]*0.05)+([.C391]*0.1)+([.D391]*0.1)+([.E391]*0.15)+([.F391]*0.15)+([.G391]*0.2)+([.H391]*0.25)" office:value-type="float" office:value="6.2" calcext:value-type="float">
            <text:p>6.2</text:p>
          </table:table-cell>
          <table:table-cell table:formula="of:=MEDIAN([.B391:.H39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392]/10" office:value-type="float" office:value="0.1" calcext:value-type="float">
            <text:p>0.1</text:p>
          </table:table-cell>
          <table:table-cell table:formula="of:=([.B392]*0.05)+([.C392]*0.1)+([.D392]*0.1)+([.E392]*0.15)+([.F392]*0.15)+([.G392]*0.2)+([.H392]*0.25)" office:value-type="float" office:value="6.1" calcext:value-type="float">
            <text:p>6.1</text:p>
          </table:table-cell>
          <table:table-cell table:formula="of:=MEDIAN([.B392:.H39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393]/10" office:value-type="float" office:value="0.1" calcext:value-type="float">
            <text:p>0.1</text:p>
          </table:table-cell>
          <table:table-cell table:formula="of:=([.B393]*0.05)+([.C393]*0.1)+([.D393]*0.1)+([.E393]*0.15)+([.F393]*0.15)+([.G393]*0.2)+([.H393]*0.25)" office:value-type="float" office:value="6.1" calcext:value-type="float">
            <text:p>6.1</text:p>
          </table:table-cell>
          <table:table-cell table:formula="of:=MEDIAN([.B393:.H39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394]/10" office:value-type="float" office:value="0.2" calcext:value-type="float">
            <text:p>0.2</text:p>
          </table:table-cell>
          <table:table-cell table:formula="of:=([.B394]*0.05)+([.C394]*0.1)+([.D394]*0.1)+([.E394]*0.15)+([.F394]*0.15)+([.G394]*0.2)+([.H394]*0.25)" office:value-type="float" office:value="4.85" calcext:value-type="float">
            <text:p>4.85</text:p>
          </table:table-cell>
          <table:table-cell table:formula="of:=MEDIAN([.B394:.H39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95]/10" office:value-type="float" office:value="0.2" calcext:value-type="float">
            <text:p>0.2</text:p>
          </table:table-cell>
          <table:table-cell table:formula="of:=([.B395]*0.05)+([.C395]*0.1)+([.D395]*0.1)+([.E395]*0.15)+([.F395]*0.15)+([.G395]*0.2)+([.H395]*0.25)" office:value-type="float" office:value="1.75" calcext:value-type="float">
            <text:p>1.75</text:p>
          </table:table-cell>
          <table:table-cell table:formula="of:=MEDIAN([.B395:.H3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96]/10" office:value-type="float" office:value="-0.3" calcext:value-type="float">
            <text:p>-0.3</text:p>
          </table:table-cell>
          <table:table-cell table:formula="of:=([.B396]*0.05)+([.C396]*0.1)+([.D396]*0.1)+([.E396]*0.15)+([.F396]*0.15)+([.G396]*0.2)+([.H396]*0.25)" office:value-type="float" office:value="1.75" calcext:value-type="float">
            <text:p>1.75</text:p>
          </table:table-cell>
          <table:table-cell table:formula="of:=MEDIAN([.B396:.H3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397]/10" office:value-type="float" office:value="12.8" calcext:value-type="float">
            <text:p>12.8</text:p>
          </table:table-cell>
          <table:table-cell table:formula="of:=([.B397]*0.05)+([.C397]*0.1)+([.D397]*0.1)+([.E397]*0.15)+([.F397]*0.15)+([.G397]*0.2)+([.H397]*0.25)" office:value-type="float" office:value="0.9" calcext:value-type="float">
            <text:p>0.9</text:p>
          </table:table-cell>
          <table:table-cell table:formula="of:=MEDIAN([.B397:.H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98]/10" office:value-type="float" office:value="13" calcext:value-type="float">
            <text:p>13</text:p>
          </table:table-cell>
          <table:table-cell table:formula="of:=([.B398]*0.05)+([.C398]*0.1)+([.D398]*0.1)+([.E398]*0.15)+([.F398]*0.15)+([.G398]*0.2)+([.H398]*0.25)" office:value-type="float" office:value="0" calcext:value-type="float">
            <text:p>0</text:p>
          </table:table-cell>
          <table:table-cell table:formula="of:=MEDIAN([.B398:.H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99]/10" office:value-type="float" office:value="12.7" calcext:value-type="float">
            <text:p>12.7</text:p>
          </table:table-cell>
          <table:table-cell table:formula="of:=([.B399]*0.05)+([.C399]*0.1)+([.D399]*0.1)+([.E399]*0.15)+([.F399]*0.15)+([.G399]*0.2)+([.H399]*0.25)" office:value-type="float" office:value="0" calcext:value-type="float">
            <text:p>0</text:p>
          </table:table-cell>
          <table:table-cell table:formula="of:=MEDIAN([.B399:.H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0]/10" office:value-type="float" office:value="13.2" calcext:value-type="float">
            <text:p>13.2</text:p>
          </table:table-cell>
          <table:table-cell table:formula="of:=([.B400]*0.05)+([.C400]*0.1)+([.D400]*0.1)+([.E400]*0.15)+([.F400]*0.15)+([.G400]*0.2)+([.H400]*0.25)" office:value-type="float" office:value="0" calcext:value-type="float">
            <text:p>0</text:p>
          </table:table-cell>
          <table:table-cell table:formula="of:=MEDIAN([.B400:.H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1]/10" office:value-type="float" office:value="13.2" calcext:value-type="float">
            <text:p>13.2</text:p>
          </table:table-cell>
          <table:table-cell table:formula="of:=([.B401]*0.05)+([.C401]*0.1)+([.D401]*0.1)+([.E401]*0.15)+([.F401]*0.15)+([.G401]*0.2)+([.H401]*0.25)" office:value-type="float" office:value="0" calcext:value-type="float">
            <text:p>0</text:p>
          </table:table-cell>
          <table:table-cell table:formula="of:=MEDIAN([.B401:.H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2]/10" office:value-type="float" office:value="11.8" calcext:value-type="float">
            <text:p>11.8</text:p>
          </table:table-cell>
          <table:table-cell table:formula="of:=([.B402]*0.05)+([.C402]*0.1)+([.D402]*0.1)+([.E402]*0.15)+([.F402]*0.15)+([.G402]*0.2)+([.H402]*0.25)" office:value-type="float" office:value="0" calcext:value-type="float">
            <text:p>0</text:p>
          </table:table-cell>
          <table:table-cell table:formula="of:=MEDIAN([.B402:.H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3]/10" office:value-type="float" office:value="11.8" calcext:value-type="float">
            <text:p>11.8</text:p>
          </table:table-cell>
          <table:table-cell table:formula="of:=([.B403]*0.05)+([.C403]*0.1)+([.D403]*0.1)+([.E403]*0.15)+([.F403]*0.15)+([.G403]*0.2)+([.H403]*0.25)" office:value-type="float" office:value="0" calcext:value-type="float">
            <text:p>0</text:p>
          </table:table-cell>
          <table:table-cell table:formula="of:=MEDIAN([.B403:.H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4]/10" office:value-type="float" office:value="12.9" calcext:value-type="float">
            <text:p>12.9</text:p>
          </table:table-cell>
          <table:table-cell table:formula="of:=([.B404]*0.05)+([.C404]*0.1)+([.D404]*0.1)+([.E404]*0.15)+([.F404]*0.15)+([.G404]*0.2)+([.H404]*0.25)" office:value-type="float" office:value="0" calcext:value-type="float">
            <text:p>0</text:p>
          </table:table-cell>
          <table:table-cell table:formula="of:=MEDIAN([.B404:.H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5]/10" office:value-type="float" office:value="12.3" calcext:value-type="float">
            <text:p>12.3</text:p>
          </table:table-cell>
          <table:table-cell table:formula="of:=([.B405]*0.05)+([.C405]*0.1)+([.D405]*0.1)+([.E405]*0.15)+([.F405]*0.15)+([.G405]*0.2)+([.H405]*0.25)" office:value-type="float" office:value="0" calcext:value-type="float">
            <text:p>0</text:p>
          </table:table-cell>
          <table:table-cell table:formula="of:=MEDIAN([.B405:.H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6]/10" office:value-type="float" office:value="12.3" calcext:value-type="float">
            <text:p>12.3</text:p>
          </table:table-cell>
          <table:table-cell table:formula="of:=([.B406]*0.05)+([.C406]*0.1)+([.D406]*0.1)+([.E406]*0.15)+([.F406]*0.15)+([.G406]*0.2)+([.H406]*0.25)" office:value-type="float" office:value="0" calcext:value-type="float">
            <text:p>0</text:p>
          </table:table-cell>
          <table:table-cell table:formula="of:=MEDIAN([.B406:.H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7]/10" office:value-type="float" office:value="13.4" calcext:value-type="float">
            <text:p>13.4</text:p>
          </table:table-cell>
          <table:table-cell table:formula="of:=([.B407]*0.05)+([.C407]*0.1)+([.D407]*0.1)+([.E407]*0.15)+([.F407]*0.15)+([.G407]*0.2)+([.H407]*0.25)" office:value-type="float" office:value="0" calcext:value-type="float">
            <text:p>0</text:p>
          </table:table-cell>
          <table:table-cell table:formula="of:=MEDIAN([.B407:.H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8]/10" office:value-type="float" office:value="13.4" calcext:value-type="float">
            <text:p>13.4</text:p>
          </table:table-cell>
          <table:table-cell table:formula="of:=([.B408]*0.05)+([.C408]*0.1)+([.D408]*0.1)+([.E408]*0.15)+([.F408]*0.15)+([.G408]*0.2)+([.H408]*0.25)" office:value-type="float" office:value="0" calcext:value-type="float">
            <text:p>0</text:p>
          </table:table-cell>
          <table:table-cell table:formula="of:=MEDIAN([.B408:.H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09]/10" office:value-type="float" office:value="13.3" calcext:value-type="float">
            <text:p>13.3</text:p>
          </table:table-cell>
          <table:table-cell table:formula="of:=([.B409]*0.05)+([.C409]*0.1)+([.D409]*0.1)+([.E409]*0.15)+([.F409]*0.15)+([.G409]*0.2)+([.H409]*0.25)" office:value-type="float" office:value="0" calcext:value-type="float">
            <text:p>0</text:p>
          </table:table-cell>
          <table:table-cell table:formula="of:=MEDIAN([.B409:.H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410]/10" office:value-type="float" office:value="13.3" calcext:value-type="float">
            <text:p>13.3</text:p>
          </table:table-cell>
          <table:table-cell table:formula="of:=([.B410]*0.05)+([.C410]*0.1)+([.D410]*0.1)+([.E410]*0.15)+([.F410]*0.15)+([.G410]*0.2)+([.H410]*0.25)" office:value-type="float" office:value="0.6" calcext:value-type="float">
            <text:p>0.6</text:p>
          </table:table-cell>
          <table:table-cell table:formula="of:=MEDIAN([.B410:.H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411]/10" office:value-type="float" office:value="13.5" calcext:value-type="float">
            <text:p>13.5</text:p>
          </table:table-cell>
          <table:table-cell table:formula="of:=([.B411]*0.05)+([.C411]*0.1)+([.D411]*0.1)+([.E411]*0.15)+([.F411]*0.15)+([.G411]*0.2)+([.H411]*0.25)" office:value-type="float" office:value="0.6" calcext:value-type="float">
            <text:p>0.6</text:p>
          </table:table-cell>
          <table:table-cell table:formula="of:=MEDIAN([.B411:.H41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1:49:52.475111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4:14:22.882880825</dc:date>
    <meta:editing-duration>PT3H53M23S</meta:editing-duration>
    <meta:editing-cycles>4</meta:editing-cycles>
    <meta:generator>LibreOffice/5.2.7.2$Linux_ARM_EABI LibreOffice_project/20m0$Build-2</meta:generator>
    <meta:document-statistic meta:table-count="1" meta:cell-count="45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284cm" svg:height="9.002cm" xlink:href=".." xlink:type="simple" chart:class="chart:line" chart:style-name="ch1">
        <chart:legend chart:legend-position="end" svg:x="36.511cm" svg:y="4.202cm" style:legend-expansion="high" chart:style-name="ch2"/>
        <chart:plot-area chart:style-name="ch3" table:cell-range-address="finalslogs.J1:finalslogs.J411" svg:x="0.785cm" svg:y="0.18cm" svg:width="34.941cm" svg:height="8.642cm">
          <chartooo:coordinate-region svg:x="1.406cm" svg:y="0.301cm" svg:width="34.32cm" svg:height="7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slogs.J1:finalslogs.J411" chart:class="chart:line">
            <chart:data-point chart:repeated="4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">
                <text:p>3.35</text:p>
                <draw:g>
                  <svg:desc>finalslogs.J1:finalslogs.J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902cm" svg:height="9.006cm" xlink:href=".." xlink:type="simple" chart:class="chart:line" chart:style-name="ch1">
        <chart:legend chart:legend-position="end" svg:x="34.05cm" svg:y="3.955cm" style:legend-expansion="high" chart:style-name="ch2"/>
        <chart:plot-area chart:style-name="ch3" table:cell-range-address="finalslogs.J1:finalslogs.K411" svg:x="0.738cm" svg:y="0.18cm" svg:width="32.574cm" svg:height="8.646cm">
          <chartooo:coordinate-region svg:x="1.359cm" svg:y="0.301cm" svg:width="31.95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slogs.J1:finalslogs.J411" chart:class="chart:line">
            <chart:data-point chart:repeated="411"/>
          </chart:series>
          <chart:series chart:style-name="ch7" chart:values-cell-range-address="finalslogs.K1:finalslogs.K411" chart:class="chart:line">
            <chart:data-point chart:repeated="4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">
                <text:p>3.35</text:p>
                <draw:g>
                  <svg:desc>finalslogs.J1:finalslogs.J411</svg:desc>
                </draw:g>
              </table:table-cell>
              <table:table-cell office:value-type="float" office:value="2">
                <text:p>2</text:p>
                <draw:g>
                  <svg:desc>finalslogs.K1:finalslogs.K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5">
                <text:p>8.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5">
                <text:p>8.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5">
                <text:p>3.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5">
                <text:p>9.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">
                <text:p>7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5">
                <text:p>6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5">
                <text:p>6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5">
                <text:p>6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5">
                <text:p>6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45">
                <text:p>6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85">
                <text:p>8.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45">
                <text:p>6.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5">
                <text:p>4.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5">
                <text:p>5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5">
                <text:p>5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5">
                <text:p>8.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5">
                <text:p>7.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5">
                <text:p>7.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5">
                <text:p>7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5">
                <text:p>7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75">
                <text:p>7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5">
                <text:p>6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">
                <text:p>5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5">
                <text:p>7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5">
                <text:p>9.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">
                <text:p>7.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5">
                <text:p>4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5">
                <text:p>4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5">
                <text:p>5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55">
                <text:p>6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">
                <text:p>7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5">
                <text:p>5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5">
                <text:p>5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5">
                <text:p>5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5">
                <text:p>7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7">
                <text:p>9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5">
                <text:p>7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">
                <text:p>7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">
                <text:p>8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3">
                <text:p>8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4">
                <text:p>8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55">
                <text:p>7.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">
                <text:p>7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55">
                <text:p>7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5">
                <text:p>7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5">
                <text:p>6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5">
                <text:p>5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5">
                <text:p>5.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">
                <text:p>8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25">
                <text:p>8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5">
                <text:p>6.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5">
                <text:p>7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5">
                <text:p>7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5">
                <text:p>7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5">
                <text:p>3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5">
                <text:p>2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5">
                <text:p>6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5">
                <text:p>7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05">
                <text:p>8.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95">
                <text:p>5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5">
                <text:p>5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45">
                <text:p>8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">
                <text:p>6.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55">
                <text:p>4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95">
                <text:p>5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5">
                <text:p>7.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5">
                <text:p>8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1">
                <text:p>7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5">
                <text:p>6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5">
                <text:p>6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5">
                <text:p>3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">
                <text:p>3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4">
                <text:p>9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5">
                <text:p>7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">
                <text:p>8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5">
                <text:p>7.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5">
                <text:p>6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5">
                <text:p>6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">
                <text:p>6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5">
                <text:p>4.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606cm" svg:height="9.006cm" xlink:href=".." xlink:type="simple" chart:class="chart:line" chart:column-mapping="1 0" chart:style-name="ch1">
        <chart:plot-area chart:style-name="ch2" table:cell-range-address="finalslogs.I1:finalslogs.J411" svg:x="0.792cm" svg:y="0.18cm" svg:width="38.022cm" svg:height="8.646cm">
          <chartooo:coordinate-region svg:x="1.413cm" svg:y="0.379cm" svg:width="37.401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inalslogs.J1:finalslogs.J411" chart:class="chart:line">
            <chart:data-point chart:repeated="411"/>
          </chart:series>
          <chart:series chart:style-name="ch6" chart:values-cell-range-address="finalslogs.I1:finalslogs.I411" chart:class="chart:line">
            <chart:data-point chart:repeated="4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">
                <text:p>3.35</text:p>
                <draw:g>
                  <svg:desc>finalslogs.J1:finalslogs.J411</svg:desc>
                </draw:g>
              </table:table-cell>
              <table:table-cell office:value-type="float" office:value="9">
                <text:p>9</text:p>
                <draw:g>
                  <svg:desc>finalslogs.I1:finalslogs.I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5">
                <text:p>8.3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5">
                <text:p>8.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5">
                <text:p>3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">
                <text:p>1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">
                <text:p>6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">
                <text:p>6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">
                <text:p>6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5">
                <text:p>9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">
                <text:p>6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">
                <text:p>6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5">
                <text:p>6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5">
                <text:p>6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5">
                <text:p>6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5">
                <text:p>6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5">
                <text:p>6.1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">
                <text:p>2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45">
                <text:p>6.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">
                <text:p>7.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">
                <text:p>7.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45">
                <text:p>6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">
                <text:p>0.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5">
                <text:p>4.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5">
                <text:p>5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5">
                <text:p>5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5">
                <text:p>8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5">
                <text:p>7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5">
                <text:p>7.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5">
                <text:p>7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5">
                <text:p>7.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75">
                <text:p>7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">
                <text:p>6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5">
                <text:p>6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">
                <text:p>6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">
                <text:p>6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">
                <text:p>3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5">
                <text:p>1.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5">
                <text:p>1.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5">
                <text:p>1.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">
                <text:p>0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">
                <text:p>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5">
                <text:p>7.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">
                <text:p>7.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5">
                <text:p>9.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">
                <text:p>7.5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">
                <text:p>5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">
                <text:p>7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">
                <text:p>2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5">
                <text:p>1.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5">
                <text:p>4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5">
                <text:p>4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5">
                <text:p>5.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5">
                <text:p>8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5">
                <text:p>8.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5">
                <text:p>8.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45">
                <text:p>8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">
                <text:p>6.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55">
                <text:p>6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">
                <text:p>6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2">
                <text:p>7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">
                <text:p>7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5">
                <text:p>5.3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5">
                <text:p>5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5">
                <text:p>5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5">
                <text:p>4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">
                <text:p>0.9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5">
                <text:p>7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7">
                <text:p>9.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5">
                <text:p>7.4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">
                <text:p>7.4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">
                <text:p>8.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3">
                <text:p>8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4">
                <text:p>8.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55">
                <text:p>7.5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">
                <text:p>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55">
                <text:p>7.5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5">
                <text:p>7.5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">
                <text:p>7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5">
                <text:p>6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5">
                <text:p>5.8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">
                <text:p>0.7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5">
                <text:p>0.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">
                <text:p>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5">
                <text:p>5.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">
                <text:p>8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25">
                <text:p>8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8">
                <text:p>7.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5">
                <text:p>6.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5">
                <text:p>7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5">
                <text:p>7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5">
                <text:p>7.1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5">
                <text:p>3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5">
                <text:p>2.0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">
                <text:p>1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">
                <text:p>2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5">
                <text:p>6.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5">
                <text:p>7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05">
                <text:p>8.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6">
                <text:p>7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95">
                <text:p>5.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5">
                <text:p>5.9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5">
                <text:p>8.4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45">
                <text:p>8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1">
                <text:p>9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">
                <text:p>6.3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">
                <text:p>5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55">
                <text:p>4.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">
                <text:p>0.2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">
                <text:p>0.2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">
                <text:p>0.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">
                <text:p>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95">
                <text:p>5.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">
                <text:p>6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5">
                <text:p>7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5">
                <text:p>8.7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7">
                <text:p>7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7">
                <text:p>7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8">
                <text:p>6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">
                <text:p>6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">
                <text:p>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">
                <text:p>6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">
                <text:p>6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1">
                <text:p>7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5">
                <text:p>6.5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5">
                <text:p>6.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5">
                <text:p>3.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">
                <text:p>3.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">
                <text:p>2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5">
                <text:p>0.9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5">
                <text:p>0.9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4">
                <text:p>9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5">
                <text:p>7.4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">
                <text:p>8.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">
                <text:p>8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5">
                <text:p>7.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5">
                <text:p>6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5">
                <text:p>6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">
                <text:p>6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2">
                <text:p>6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5">
                <text:p>4.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5">
                <text:p>1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5">
                <text:p>1.7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">
                <text:p>0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">
                <text:p>0.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